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officeooo:paragraph-rsid="0069cdb1" style:font-weight-asian="bold" style:font-weight-complex="bold"/>
    </style:style>
    <style:style style:name="P26" style:family="paragraph" style:parent-style-name="Standard">
      <style:paragraph-properties fo:text-align="center" style:justify-single-word="false"/>
      <style:text-properties fo:font-weight="bold" officeooo:paragraph-rsid="01656233" style:font-weight-asian="bold" style:font-weight-complex="bold"/>
    </style:style>
    <style:style style:name="P27" style:family="paragraph" style:parent-style-name="Standard">
      <style:text-properties fo:font-weight="bold" officeooo:rsid="0069cdb1" officeooo:paragraph-rsid="0069cdb1" style:font-weight-asian="bold" style:font-weight-complex="bold"/>
    </style:style>
    <style:style style:name="P2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39"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40"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4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47"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48" style:family="paragraph" style:parent-style-name="Standard">
      <style:text-properties fo:font-size="10pt" style:font-size-asian="10pt" style:font-size-complex="10pt"/>
    </style:style>
    <style:style style:name="P49" style:family="paragraph" style:parent-style-name="Standard">
      <style:text-properties fo:font-size="10pt" officeooo:rsid="00180df3" officeooo:paragraph-rsid="00180df3" style:font-size-asian="10pt" style:font-size-complex="10pt"/>
    </style:style>
    <style:style style:name="P50" style:family="paragraph" style:parent-style-name="Standard">
      <style:text-properties fo:font-size="10pt" officeooo:rsid="00180df3" officeooo:paragraph-rsid="0073b7fd" style:font-size-asian="10pt" style:font-size-complex="10pt"/>
    </style:style>
    <style:style style:name="P51" style:family="paragraph" style:parent-style-name="Standard">
      <style:text-properties fo:font-size="10pt" officeooo:rsid="00180df3" officeooo:paragraph-rsid="0019168c" style:font-size-asian="10pt" style:font-size-complex="10pt"/>
    </style:style>
    <style:style style:name="P52" style:family="paragraph" style:parent-style-name="Standard">
      <style:text-properties fo:font-size="10pt" officeooo:rsid="0012873e" officeooo:paragraph-rsid="0069cdb1" style:font-size-asian="10pt" style:font-size-complex="10pt"/>
    </style:style>
    <style:style style:name="P53" style:family="paragraph" style:parent-style-name="Standard">
      <style:text-properties fo:font-size="10pt" officeooo:rsid="00185f1c" officeooo:paragraph-rsid="00185f1c" style:font-size-asian="10pt" style:font-size-complex="10pt"/>
    </style:style>
    <style:style style:name="P54" style:family="paragraph" style:parent-style-name="Standard">
      <style:text-properties fo:font-size="10pt" officeooo:rsid="00848fe0" officeooo:paragraph-rsid="00848fe0" style:font-size-asian="10pt" style:font-size-complex="10pt"/>
    </style:style>
    <style:style style:name="P55" style:family="paragraph" style:parent-style-name="Standard">
      <style:text-properties fo:font-size="10pt" officeooo:rsid="00186d64" officeooo:paragraph-rsid="00196765" style:font-size-asian="10pt" style:font-size-complex="10pt"/>
    </style:style>
    <style:style style:name="P56" style:family="paragraph" style:parent-style-name="Standard">
      <style:text-properties fo:font-size="10pt" officeooo:rsid="00186d64" officeooo:paragraph-rsid="002ea392" style:font-size-asian="10pt" style:font-size-complex="10pt"/>
    </style:style>
    <style:style style:name="P57" style:family="paragraph" style:parent-style-name="Standard">
      <style:text-properties fo:font-size="10pt" officeooo:rsid="00196765" officeooo:paragraph-rsid="00196765" style:font-size-asian="10pt" style:font-size-complex="10pt"/>
    </style:style>
    <style:style style:name="P58" style:family="paragraph" style:parent-style-name="Standard">
      <style:text-properties fo:font-size="10pt" officeooo:rsid="00196765" officeooo:paragraph-rsid="003dd2bb" style:font-size-asian="10pt" style:font-size-complex="10pt"/>
    </style:style>
    <style:style style:name="P59" style:family="paragraph" style:parent-style-name="Standard">
      <style:text-properties fo:font-size="10pt" officeooo:rsid="00196765" officeooo:paragraph-rsid="0056300a" style:font-size-asian="10pt" style:font-size-complex="10pt"/>
    </style:style>
    <style:style style:name="P60" style:family="paragraph" style:parent-style-name="Standard">
      <style:text-properties fo:font-size="10pt" officeooo:rsid="00196765" officeooo:paragraph-rsid="016ba493" style:font-size-asian="10pt" style:font-size-complex="10pt"/>
    </style:style>
    <style:style style:name="P61" style:family="paragraph" style:parent-style-name="Standard">
      <style:text-properties fo:font-size="10pt" officeooo:rsid="00a6787f" officeooo:paragraph-rsid="00a6787f" style:font-size-asian="10pt" style:font-size-complex="10pt"/>
    </style:style>
    <style:style style:name="P62" style:family="paragraph" style:parent-style-name="Standard">
      <style:text-properties fo:font-size="10pt" officeooo:rsid="0030845f" officeooo:paragraph-rsid="0069cdb1" style:font-size-asian="10pt" style:font-size-complex="10pt"/>
    </style:style>
    <style:style style:name="P63" style:family="paragraph" style:parent-style-name="Standard">
      <style:text-properties fo:font-size="10pt" officeooo:rsid="0044b6d7" officeooo:paragraph-rsid="0069cdb1" style:font-size-asian="10pt" style:font-size-complex="10pt"/>
    </style:style>
    <style:style style:name="P64" style:family="paragraph" style:parent-style-name="Standard">
      <style:text-properties fo:font-size="10pt" officeooo:rsid="00597477" officeooo:paragraph-rsid="0069cdb1" style:font-size-asian="10pt" style:font-size-complex="10pt"/>
    </style:style>
    <style:style style:name="P65" style:family="paragraph" style:parent-style-name="Standard">
      <style:text-properties fo:font-size="10pt" officeooo:paragraph-rsid="0069cdb1" style:font-size-asian="10pt" style:font-size-complex="10pt"/>
    </style:style>
    <style:style style:name="P66" style:family="paragraph" style:parent-style-name="Standard">
      <style:text-properties fo:font-size="10pt" officeooo:rsid="005ee678" officeooo:paragraph-rsid="0069cdb1" style:font-size-asian="10pt" style:font-size-complex="10pt"/>
    </style:style>
    <style:style style:name="P67" style:family="paragraph" style:parent-style-name="Standard">
      <style:text-properties fo:font-size="10pt" officeooo:rsid="005f8fc8" officeooo:paragraph-rsid="0069cdb1" style:font-size-asian="10pt" style:font-size-complex="10pt"/>
    </style:style>
    <style:style style:name="P68" style:family="paragraph" style:parent-style-name="Standard">
      <style:text-properties fo:font-size="10pt" officeooo:rsid="0047556b" officeooo:paragraph-rsid="0069cdb1" style:font-size-asian="10pt" style:font-size-complex="10pt"/>
    </style:style>
    <style:style style:name="P69" style:family="paragraph" style:parent-style-name="Standard">
      <style:text-properties fo:font-size="10pt" officeooo:rsid="004c6124" officeooo:paragraph-rsid="0069cdb1" style:font-size-asian="10pt" style:font-size-complex="10pt"/>
    </style:style>
    <style:style style:name="P70" style:family="paragraph" style:parent-style-name="Standard">
      <style:text-properties fo:font-size="10pt" officeooo:rsid="008d1683" officeooo:paragraph-rsid="008d1683" style:font-size-asian="10pt" style:font-size-complex="10pt"/>
    </style:style>
    <style:style style:name="P71" style:family="paragraph" style:parent-style-name="Standard">
      <style:text-properties fo:font-size="10pt" officeooo:rsid="008d1683" officeooo:paragraph-rsid="011bed48" style:font-size-asian="10pt" style:font-size-complex="10pt"/>
    </style:style>
    <style:style style:name="P72" style:family="paragraph" style:parent-style-name="Standard">
      <style:text-properties fo:font-size="10pt" officeooo:paragraph-rsid="00bd7972" style:font-size-asian="10pt" style:font-size-complex="10pt"/>
    </style:style>
    <style:style style:name="P73" style:family="paragraph" style:parent-style-name="Standard">
      <style:text-properties fo:font-size="10pt" officeooo:rsid="00c6c1e8" officeooo:paragraph-rsid="00c7078e" style:font-size-asian="10pt" style:font-size-complex="10pt"/>
    </style:style>
    <style:style style:name="P74" style:family="paragraph" style:parent-style-name="Standard">
      <style:text-properties fo:font-size="10pt" officeooo:rsid="00c6c1e8" officeooo:paragraph-rsid="0163bf3f" style:font-size-asian="10pt" style:font-size-complex="10pt"/>
    </style:style>
    <style:style style:name="P75" style:family="paragraph" style:parent-style-name="Standard">
      <style:text-properties fo:font-size="10pt" officeooo:rsid="00d647b0" officeooo:paragraph-rsid="00d647b0" style:font-size-asian="10pt" style:font-size-complex="10pt"/>
    </style:style>
    <style:style style:name="P76" style:family="paragraph" style:parent-style-name="Standard">
      <style:text-properties fo:font-size="10pt" officeooo:rsid="00d6bedb" officeooo:paragraph-rsid="00d6bedb" style:font-size-asian="10pt" style:font-size-complex="10pt"/>
    </style:style>
    <style:style style:name="P77" style:family="paragraph" style:parent-style-name="Standard">
      <style:text-properties fo:font-size="10pt" officeooo:rsid="0021ed50" officeooo:paragraph-rsid="0127ab2c" style:font-size-asian="10pt" style:font-size-complex="10pt"/>
    </style:style>
    <style:style style:name="P78" style:family="paragraph" style:parent-style-name="Standard">
      <style:text-properties fo:font-size="10pt" officeooo:rsid="00f5f125" officeooo:paragraph-rsid="00f5f125" style:font-size-asian="10pt" style:font-size-complex="10pt"/>
    </style:style>
    <style:style style:name="P79" style:family="paragraph" style:parent-style-name="Standard">
      <style:text-properties fo:font-size="10pt" officeooo:rsid="00f99e11" officeooo:paragraph-rsid="00f99e11" style:font-size-asian="10pt" style:font-size-complex="10pt"/>
    </style:style>
    <style:style style:name="P80" style:family="paragraph" style:parent-style-name="Standard">
      <style:text-properties fo:font-size="10pt" officeooo:rsid="00fcf586" officeooo:paragraph-rsid="00fcf586" style:font-size-asian="10pt" style:font-size-complex="10pt"/>
    </style:style>
    <style:style style:name="P81" style:family="paragraph" style:parent-style-name="Standard">
      <style:text-properties fo:font-size="10pt" officeooo:rsid="01023a98" officeooo:paragraph-rsid="01023a98" style:font-size-asian="10pt" style:font-size-complex="10pt"/>
    </style:style>
    <style:style style:name="P82" style:family="paragraph" style:parent-style-name="Standard">
      <style:text-properties fo:font-size="10pt" officeooo:rsid="011e99c2" officeooo:paragraph-rsid="011e99c2" style:font-size-asian="10pt" style:font-size-complex="10pt"/>
    </style:style>
    <style:style style:name="P83" style:family="paragraph" style:parent-style-name="Standard">
      <style:text-properties fo:font-size="10pt" officeooo:paragraph-rsid="0127ab2c" style:font-size-asian="10pt" style:font-size-complex="10pt"/>
    </style:style>
    <style:style style:name="P84" style:family="paragraph" style:parent-style-name="Standard">
      <style:text-properties fo:font-size="10pt" officeooo:rsid="012a8130" officeooo:paragraph-rsid="012a8130" style:font-size-asian="10pt" style:font-size-complex="10pt"/>
    </style:style>
    <style:style style:name="P85" style:family="paragraph" style:parent-style-name="Standard">
      <style:text-properties fo:font-size="10pt" officeooo:rsid="012a8130" officeooo:paragraph-rsid="012ba60b" style:font-size-asian="10pt" style:font-size-complex="10pt"/>
    </style:style>
    <style:style style:name="P86" style:family="paragraph" style:parent-style-name="Standard">
      <style:text-properties fo:font-size="10pt" officeooo:rsid="01572913" officeooo:paragraph-rsid="01572913" style:font-size-asian="10pt" style:font-size-complex="10pt"/>
    </style:style>
    <style:style style:name="P87" style:family="paragraph" style:parent-style-name="Standard">
      <style:text-properties fo:font-size="10pt" officeooo:rsid="0157f18b" officeooo:paragraph-rsid="0157f18b" style:font-size-asian="10pt" style:font-size-complex="10pt"/>
    </style:style>
    <style:style style:name="P88" style:family="paragraph" style:parent-style-name="Standard">
      <style:text-properties fo:font-size="10pt" officeooo:rsid="00abe0b6" officeooo:paragraph-rsid="0163bf3f" style:font-size-asian="10pt" style:font-size-complex="10pt"/>
    </style:style>
    <style:style style:name="P89" style:family="paragraph" style:parent-style-name="Standard">
      <style:text-properties fo:font-size="10pt" officeooo:paragraph-rsid="016ba493" style:font-size-asian="10pt" style:font-size-complex="10pt"/>
    </style:style>
    <style:style style:name="P90" style:family="paragraph" style:parent-style-name="Standard">
      <style:text-properties fo:font-size="10pt" officeooo:paragraph-rsid="016d8bcf" style:font-size-asian="10pt" style:font-size-complex="10pt"/>
    </style:style>
    <style:style style:name="P91" style:family="paragraph" style:parent-style-name="Standard">
      <style:text-properties fo:font-size="10pt" officeooo:rsid="01342992" officeooo:paragraph-rsid="01342992" style:font-size-asian="10pt" style:font-size-complex="10pt"/>
    </style:style>
    <style:style style:name="P92" style:family="paragraph" style:parent-style-name="Standard">
      <style:text-properties fo:font-size="10pt" officeooo:rsid="013575b5" officeooo:paragraph-rsid="013575b5" style:font-size-asian="10pt" style:font-size-complex="10pt"/>
    </style:style>
    <style:style style:name="P93" style:family="paragraph" style:parent-style-name="Standard">
      <style:text-properties fo:font-size="10pt" officeooo:rsid="012eba94" officeooo:paragraph-rsid="012eba94" style:font-size-asian="10pt" style:font-size-complex="10pt"/>
    </style:style>
    <style:style style:name="P94" style:family="paragraph" style:parent-style-name="Standard">
      <style:text-properties fo:font-size="10pt" officeooo:rsid="012eba94" officeooo:paragraph-rsid="01656233" style:font-size-asian="10pt" style:font-size-complex="10pt"/>
    </style:style>
    <style:style style:name="P95" style:family="paragraph" style:parent-style-name="Standard">
      <style:text-properties fo:font-size="10pt" officeooo:rsid="01656233" officeooo:paragraph-rsid="01656233" style:font-size-asian="10pt" style:font-size-complex="10pt"/>
    </style:style>
    <style:style style:name="P9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9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03"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04" style:family="paragraph" style:parent-style-name="Standard">
      <style:text-properties fo:font-style="normal" officeooo:rsid="001ff5c0" officeooo:paragraph-rsid="001ff5c0" style:font-style-asian="normal" style:font-style-complex="normal"/>
    </style:style>
    <style:style style:name="P105" style:family="paragraph" style:parent-style-name="Standard">
      <style:text-properties fo:font-style="normal" officeooo:rsid="001ff5c0" officeooo:paragraph-rsid="0085b427" style:font-style-asian="normal" style:font-style-complex="normal"/>
    </style:style>
    <style:style style:name="P106" style:family="paragraph" style:parent-style-name="Standard">
      <style:text-properties fo:font-style="normal" officeooo:rsid="001ff5c0" officeooo:paragraph-rsid="015b3a04" style:font-style-asian="normal" style:font-style-complex="normal"/>
    </style:style>
    <style:style style:name="P107" style:family="paragraph" style:parent-style-name="Standard">
      <style:text-properties fo:font-style="normal" officeooo:rsid="001ff5c0" officeooo:paragraph-rsid="015bb12c" style:font-style-asian="normal" style:font-style-complex="normal"/>
    </style:style>
    <style:style style:name="P108" style:family="paragraph" style:parent-style-name="Standard">
      <style:text-properties fo:font-style="normal" officeooo:rsid="005084a0" officeooo:paragraph-rsid="005084a0" style:font-style-asian="normal" style:font-style-complex="normal"/>
    </style:style>
    <style:style style:name="P109" style:family="paragraph" style:parent-style-name="Standard">
      <style:text-properties fo:font-style="normal" officeooo:rsid="0085b427" officeooo:paragraph-rsid="0085b427" style:font-style-asian="normal" style:font-style-complex="normal"/>
    </style:style>
    <style:style style:name="P110" style:family="paragraph" style:parent-style-name="Standard">
      <style:text-properties fo:font-style="normal" officeooo:rsid="0085b427" officeooo:paragraph-rsid="01117948" style:font-style-asian="normal" style:font-style-complex="normal"/>
    </style:style>
    <style:style style:name="P11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2" style:family="paragraph" style:parent-style-name="Standard">
      <style:text-properties fo:font-style="normal" officeooo:rsid="0080a2a3" officeooo:paragraph-rsid="008d1683" style:font-style-asian="normal" style:font-style-complex="normal"/>
    </style:style>
    <style:style style:name="P113" style:family="paragraph" style:parent-style-name="Standard">
      <style:text-properties fo:font-style="normal" officeooo:rsid="007df965" officeooo:paragraph-rsid="007df965" style:font-style-asian="normal" style:font-style-complex="normal"/>
    </style:style>
    <style:style style:name="P114" style:family="paragraph" style:parent-style-name="Standard">
      <style:text-properties fo:font-style="normal" officeooo:rsid="002ce613" officeooo:paragraph-rsid="0069cdb1" style:font-style-asian="normal" style:font-style-complex="normal"/>
    </style:style>
    <style:style style:name="P115" style:family="paragraph" style:parent-style-name="Standard">
      <style:text-properties fo:font-style="normal" officeooo:rsid="00b25780" officeooo:paragraph-rsid="00b25780" style:font-style-asian="normal" style:font-style-complex="normal"/>
    </style:style>
    <style:style style:name="P116" style:family="paragraph" style:parent-style-name="Standard">
      <style:text-properties fo:font-style="normal" officeooo:rsid="00bbfd52" officeooo:paragraph-rsid="00bbfd52" style:font-style-asian="normal" style:font-style-complex="normal"/>
    </style:style>
    <style:style style:name="P117" style:family="paragraph" style:parent-style-name="Standard">
      <style:text-properties fo:font-style="normal" officeooo:rsid="01117948" officeooo:paragraph-rsid="01117948" style:font-style-asian="normal" style:font-style-complex="normal"/>
    </style:style>
    <style:style style:name="P118" style:family="paragraph" style:parent-style-name="Standard">
      <style:text-properties fo:font-style="normal" officeooo:rsid="015b3a04" officeooo:paragraph-rsid="015b3a04" style:font-style-asian="normal" style:font-style-complex="normal"/>
    </style:style>
    <style:style style:name="P119" style:family="paragraph" style:parent-style-name="Standard">
      <style:text-properties fo:font-style="normal" officeooo:rsid="015b3a04" officeooo:paragraph-rsid="015bb12c" style:font-style-asian="normal" style:font-style-complex="normal"/>
    </style:style>
    <style:style style:name="P120" style:family="paragraph" style:parent-style-name="Standard">
      <style:text-properties fo:font-style="normal" officeooo:rsid="015bb12c" officeooo:paragraph-rsid="015bb12c" style:font-style-asian="normal" style:font-style-complex="normal"/>
    </style:style>
    <style:style style:name="P121" style:family="paragraph" style:parent-style-name="Standard">
      <style:text-properties fo:font-style="italic" officeooo:rsid="007df965" officeooo:paragraph-rsid="007df965" style:font-style-asian="italic" style:font-style-complex="italic"/>
    </style:style>
    <style:style style:name="P122"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3" style:family="paragraph" style:parent-style-name="Standard">
      <style:text-properties fo:font-style="italic" officeooo:rsid="001ff5c0" officeooo:paragraph-rsid="001ff5c0" style:font-style-asian="italic" style:font-style-complex="italic"/>
    </style:style>
    <style:style style:name="P124"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5"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6" style:family="paragraph" style:parent-style-name="Standard">
      <style:text-properties officeooo:rsid="00335232" officeooo:paragraph-rsid="00335232"/>
    </style:style>
    <style:style style:name="P127" style:family="paragraph" style:parent-style-name="Standard">
      <style:text-properties officeooo:rsid="00335232" officeooo:paragraph-rsid="003411b3"/>
    </style:style>
    <style:style style:name="P128" style:family="paragraph" style:parent-style-name="Standard">
      <style:text-properties officeooo:rsid="00339b91" officeooo:paragraph-rsid="00339b91"/>
    </style:style>
    <style:style style:name="P129" style:family="paragraph" style:parent-style-name="Standard">
      <style:text-properties officeooo:rsid="000f6a22" officeooo:paragraph-rsid="0073b7fd"/>
    </style:style>
    <style:style style:name="P130" style:family="paragraph" style:parent-style-name="Standard">
      <style:text-properties officeooo:paragraph-rsid="0069cdb1"/>
    </style:style>
    <style:style style:name="P131" style:family="paragraph" style:parent-style-name="Standard">
      <style:text-properties officeooo:rsid="001d3108" officeooo:paragraph-rsid="006af430"/>
    </style:style>
    <style:style style:name="P132" style:family="paragraph" style:parent-style-name="Standard">
      <style:text-properties officeooo:rsid="007eae8c" officeooo:paragraph-rsid="008d1683"/>
    </style:style>
    <style:style style:name="P133" style:family="paragraph" style:parent-style-name="Standard">
      <style:paragraph-properties fo:text-align="start" style:justify-single-word="false"/>
      <style:text-properties officeooo:rsid="008a1f7f" officeooo:paragraph-rsid="008a1f7f"/>
    </style:style>
    <style:style style:name="P134" style:family="paragraph" style:parent-style-name="Standard">
      <style:paragraph-properties fo:text-align="start" style:justify-single-word="false"/>
      <style:text-properties officeooo:rsid="008a1f7f" officeooo:paragraph-rsid="008d1683"/>
    </style:style>
    <style:style style:name="P135" style:family="paragraph" style:parent-style-name="Standard">
      <style:text-properties fo:font-weight="normal" officeooo:rsid="003411b3" officeooo:paragraph-rsid="003411b3" style:font-weight-asian="normal" style:font-weight-complex="normal"/>
    </style:style>
    <style:style style:name="P136" style:family="paragraph" style:parent-style-name="Standard">
      <style:text-properties officeooo:rsid="0020f88b" officeooo:paragraph-rsid="0020f88b"/>
    </style:style>
    <style:style style:name="P137" style:family="paragraph" style:parent-style-name="Standard">
      <style:text-properties officeooo:rsid="00a8e448" officeooo:paragraph-rsid="00a8e448"/>
    </style:style>
    <style:style style:name="P138" style:family="paragraph" style:parent-style-name="Standard">
      <style:text-properties officeooo:rsid="000bb9b0" officeooo:paragraph-rsid="00a8e448"/>
    </style:style>
    <style:style style:name="P139" style:family="paragraph" style:parent-style-name="Standard">
      <style:text-properties fo:font-size="10.5pt" officeooo:rsid="0063c5ff" officeooo:paragraph-rsid="0069cdb1" style:font-size-asian="10.5pt" style:font-size-complex="10.5pt"/>
    </style:style>
    <style:style style:name="P140" style:family="paragraph" style:parent-style-name="Standard">
      <style:text-properties officeooo:paragraph-rsid="00ba038e"/>
    </style:style>
    <style:style style:name="P141" style:family="paragraph" style:parent-style-name="Standard">
      <style:text-properties officeooo:rsid="00bbfd52" officeooo:paragraph-rsid="00bbfd52"/>
    </style:style>
    <style:style style:name="P142" style:family="paragraph" style:parent-style-name="Standard">
      <style:text-properties officeooo:rsid="001ff5c0" officeooo:paragraph-rsid="001ff5c0"/>
    </style:style>
    <style:style style:name="P143" style:family="paragraph" style:parent-style-name="Standard">
      <style:text-properties officeooo:rsid="00c38b5b" officeooo:paragraph-rsid="00c38b5b"/>
    </style:style>
    <style:style style:name="P14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45" style:family="paragraph" style:parent-style-name="Standard">
      <style:text-properties officeooo:rsid="012e3af7" officeooo:paragraph-rsid="016ba493"/>
    </style:style>
    <style:style style:name="P146" style:family="paragraph" style:parent-style-name="Standard">
      <style:text-properties officeooo:rsid="01342992" officeooo:paragraph-rsid="016ba493"/>
    </style:style>
    <style:style style:name="P147" style:family="paragraph" style:parent-style-name="Standard">
      <style:text-properties officeooo:paragraph-rsid="0009fe25"/>
    </style:style>
    <style:style style:name="P148"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149" style:family="paragraph" style:parent-style-name="Standard">
      <style:paragraph-properties fo:text-align="start" style:justify-single-word="false"/>
      <style:text-properties fo:font-size="6pt" officeooo:paragraph-rsid="004e089b" style:font-size-asian="6pt" style:font-size-complex="6pt"/>
    </style:style>
    <style:style style:name="P150" style:family="paragraph" style:parent-style-name="Standard">
      <style:text-properties officeooo:rsid="01656233" officeooo:paragraph-rsid="016ba493"/>
    </style:style>
    <style:style style:name="P151" style:family="paragraph" style:parent-style-name="Standard" style:master-page-name="First_20_Page">
      <style:paragraph-properties fo:text-align="center" style:justify-single-word="false" style:page-number="auto"/>
      <style:text-properties officeooo:paragraph-rsid="004e089b"/>
    </style:style>
    <style:style style:name="P15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57"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58" style:family="paragraph" style:parent-style-name="Standard" style:list-style-name="L3">
      <style:text-properties fo:font-style="italic" officeooo:rsid="007df965" officeooo:paragraph-rsid="007df965" style:font-style-asian="italic" style:font-style-complex="italic"/>
    </style:style>
    <style:style style:name="P159" style:family="paragraph" style:parent-style-name="Standard" style:list-style-name="L2">
      <style:text-properties officeooo:rsid="0080a2a3" officeooo:paragraph-rsid="008d1683"/>
    </style:style>
    <style:style style:name="P160"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1"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2"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7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7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7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7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79"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80"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181"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182"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183"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184"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85"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18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8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8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8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9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91" style:family="paragraph" style:parent-style-name="Standard" style:list-style-name="List_20_1">
      <style:text-properties fo:font-size="10pt" style:font-size-asian="10pt" style:font-size-complex="10pt"/>
    </style:style>
    <style:style style:name="P192" style:family="paragraph" style:parent-style-name="Standard" style:list-style-name="List_20_1">
      <style:text-properties fo:font-size="10pt" officeooo:rsid="00180df3" officeooo:paragraph-rsid="00180df3" style:font-size-asian="10pt" style:font-size-complex="10pt"/>
    </style:style>
    <style:style style:name="P193" style:family="paragraph" style:parent-style-name="Standard">
      <style:text-properties fo:font-size="10pt" officeooo:rsid="00196765" officeooo:paragraph-rsid="016ba493" style:font-size-asian="10pt" style:font-size-complex="10pt"/>
    </style:style>
    <style:style style:name="P194" style:family="paragraph" style:parent-style-name="Standard">
      <style:text-properties fo:font-size="10pt" officeooo:rsid="00848fe0" officeooo:paragraph-rsid="0174311e" style:font-size-asian="10pt" style:font-size-complex="10pt"/>
    </style:style>
    <style:style style:name="P195" style:family="paragraph" style:parent-style-name="Standard">
      <style:text-properties fo:font-size="10pt" officeooo:rsid="019c8c5f" officeooo:paragraph-rsid="019c8c5f" style:font-size-asian="10pt" style:font-size-complex="10pt"/>
    </style:style>
    <style:style style:name="P196" style:family="paragraph" style:parent-style-name="Standard">
      <style:text-properties fo:font-size="10pt" officeooo:rsid="01a601ab" officeooo:paragraph-rsid="01a601ab" style:font-size-asian="10pt" style:font-size-complex="10pt"/>
    </style:style>
    <style:style style:name="P19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98"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199"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20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01" style:family="paragraph" style:parent-style-name="Standard" style:list-style-name="List_20_1">
      <style:text-properties fo:font-size="10pt" fo:font-weight="bold" style:font-size-asian="10pt" style:font-weight-asian="bold" style:font-size-complex="10pt" style:font-weight-complex="bold"/>
    </style:style>
    <style:style style:name="P202"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0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0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0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0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0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0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09"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1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11"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12"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13"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14"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15"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16"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17"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18"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19"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20"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21"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22"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23" style:family="paragraph" style:parent-style-name="Standard" style:list-style-name="List_20_1">
      <style:paragraph-properties fo:text-align="start" style:justify-single-word="false"/>
      <style:text-properties officeooo:paragraph-rsid="0069cdb1"/>
    </style:style>
    <style:style style:name="P224" style:family="paragraph" style:parent-style-name="Standard">
      <style:text-properties fo:font-style="normal" officeooo:rsid="012e3af7" officeooo:paragraph-rsid="01656233" style:font-style-asian="normal" style:font-style-complex="normal"/>
    </style:style>
    <style:style style:name="P225" style:family="paragraph" style:parent-style-name="Standard">
      <style:text-properties fo:font-style="normal" officeooo:rsid="012e3af7" officeooo:paragraph-rsid="012e3af7" style:font-style-asian="normal" style:font-style-complex="normal"/>
    </style:style>
    <style:style style:name="P226" style:family="paragraph" style:parent-style-name="Standard">
      <style:text-properties fo:font-style="normal" officeooo:rsid="01342992" officeooo:paragraph-rsid="01342992" style:font-style-asian="normal" style:font-style-complex="normal"/>
    </style:style>
    <style:style style:name="P227" style:family="paragraph" style:parent-style-name="Standard">
      <style:text-properties fo:font-style="normal" officeooo:rsid="0085b427" officeooo:paragraph-rsid="01117948" style:font-style-asian="normal" style:font-style-complex="normal"/>
    </style:style>
    <style:style style:name="P228" style:family="paragraph" style:parent-style-name="Standard">
      <style:text-properties fo:font-style="normal" officeooo:rsid="0085b427" officeooo:paragraph-rsid="0085b427" style:font-style-asian="normal" style:font-style-complex="normal"/>
    </style:style>
    <style:style style:name="P229" style:family="paragraph" style:parent-style-name="Standard">
      <style:text-properties fo:font-style="normal" officeooo:rsid="0085b427" officeooo:paragraph-rsid="01ae8692" style:font-style-asian="normal" style:font-style-complex="normal"/>
    </style:style>
    <style:style style:name="P230" style:family="paragraph" style:parent-style-name="Standard">
      <style:text-properties fo:font-style="normal" officeooo:rsid="01ae8692" officeooo:paragraph-rsid="01ae8692" style:font-style-asian="normal" style:font-style-complex="normal"/>
    </style:style>
    <style:style style:name="P231" style:family="paragraph" style:parent-style-name="Standard">
      <style:paragraph-properties fo:text-align="center" style:justify-single-word="false"/>
    </style:style>
    <style:style style:name="P232"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33" style:family="paragraph" style:parent-style-name="Standard">
      <style:paragraph-properties fo:text-align="center" style:justify-single-word="false"/>
      <style:text-properties fo:font-size="12pt" officeooo:paragraph-rsid="006c6d56" style:font-size-asian="12pt" style:font-size-complex="12pt"/>
    </style:style>
    <style:style style:name="P234" style:family="paragraph" style:parent-style-name="Standard">
      <style:text-properties officeooo:rsid="017f3cfb" officeooo:paragraph-rsid="017f3cfb"/>
    </style:style>
    <style:style style:name="P235" style:family="paragraph" style:parent-style-name="Standard" style:list-style-name="L4">
      <style:text-properties fo:font-weight="bold" officeooo:rsid="018239f1" officeooo:paragraph-rsid="018239f1"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42" style:family="paragraph" style:parent-style-name="Standard">
      <style:paragraph-properties fo:text-align="center" style:justify-single-word="false"/>
      <style:text-properties style:font-name="Consolas" fo:font-weight="bold" style:font-weight-asian="bold" style:font-weight-complex="bold"/>
    </style:style>
    <style:style style:name="P243"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68"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69"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70"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71"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72"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7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7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75"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76"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77"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78"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79"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80" style:family="paragraph" style:parent-style-name="Standard">
      <style:text-properties officeooo:rsid="019ea4f4" officeooo:paragraph-rsid="019ea4f4"/>
    </style:style>
    <style:style style:name="P281" style:family="paragraph" style:parent-style-name="Standard">
      <style:paragraph-properties fo:margin-left="0.4925in" fo:margin-right="0in" fo:text-indent="0in" style:auto-text-indent="false"/>
      <style:text-properties officeooo:paragraph-rsid="019c4113"/>
    </style:style>
    <style:style style:name="P282" style:family="paragraph" style:parent-style-name="Standard">
      <style:paragraph-properties fo:margin-left="0.9846in" fo:margin-right="0in" fo:text-indent="0in" style:auto-text-indent="false"/>
      <style:text-properties officeooo:paragraph-rsid="01a567e0"/>
    </style:style>
    <style:style style:name="P283" style:family="paragraph" style:parent-style-name="Heading_20_3">
      <style:text-properties officeooo:rsid="00ecaad4" officeooo:paragraph-rsid="00ecaad4"/>
    </style:style>
    <style:style style:name="P284" style:family="paragraph" style:parent-style-name="Heading_20_2">
      <style:text-properties officeooo:paragraph-rsid="008d1683"/>
    </style:style>
    <style:style style:name="P285" style:family="paragraph" style:parent-style-name="Heading_20_1">
      <style:text-properties officeooo:paragraph-rsid="0073b7fd"/>
    </style:style>
    <style:style style:name="P286" style:family="paragraph" style:parent-style-name="Heading_20_1">
      <style:text-properties officeooo:paragraph-rsid="01685337"/>
    </style:style>
    <style:style style:name="P287" style:family="paragraph" style:parent-style-name="Contents_20_2">
      <style:paragraph-properties>
        <style:tab-stops>
          <style:tab-stop style:position="6.7283in" style:type="right" style:leader-style="dotted" style:leader-text="."/>
        </style:tab-stops>
      </style:paragraph-properties>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320" style:family="paragraph" style:parent-style-name="Contents_20_3">
      <style:paragraph-properties>
        <style:tab-stops>
          <style:tab-stop style:position="6.5319in" style:type="right" style:leader-style="dotted" style:leader-text="."/>
        </style:tab-stops>
      </style:paragraph-properties>
    </style:style>
    <style:style style:name="P321" style:family="paragraph" style:parent-style-name="Contents_20_1">
      <style:paragraph-properties>
        <style:tab-stops>
          <style:tab-stop style:position="6.9252in" style:type="right"/>
        </style:tab-stops>
      </style:paragraph-properties>
    </style:style>
    <style:style style:name="T1" style:family="text">
      <style:text-properties style:font-name="Consola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5f8fc8" style:font-weight-asian="bold" style:font-weight-complex="bold"/>
    </style:style>
    <style:style style:name="T4" style:family="text">
      <style:text-properties fo:font-weight="bold" officeooo:rsid="00aa73cc" style:font-weight-asian="bold" style:font-weight-complex="bold"/>
    </style:style>
    <style:style style:name="T5" style:family="text">
      <style:text-properties fo:font-weight="bold" officeooo:rsid="00afe87b" style:font-weight-asian="bold" style:font-weight-complex="bold"/>
    </style:style>
    <style:style style:name="T6" style:family="text">
      <style:text-properties fo:font-weight="bold" officeooo:rsid="01040c89" style:font-weight-asian="bold" style:font-weight-complex="bold"/>
    </style:style>
    <style:style style:name="T7" style:family="text">
      <style:text-properties fo:font-weight="bold" officeooo:rsid="01274303"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7df20a" style:font-style-asian="italic" style:font-style-complex="italic"/>
    </style:style>
    <style:style style:name="T14" style:family="text">
      <style:text-properties fo:font-style="italic" officeooo:rsid="00b92805" style:font-style-asian="italic" style:font-style-complex="italic"/>
    </style:style>
    <style:style style:name="T15" style:family="text">
      <style:text-properties fo:font-style="italic" officeooo:rsid="008d1683" style:font-style-asian="italic" style:font-style-complex="italic"/>
    </style:style>
    <style:style style:name="T16" style:family="text">
      <style:text-properties fo:font-style="italic" officeooo:rsid="00c8dd9d" style:font-style-asian="italic" style:font-style-complex="italic"/>
    </style:style>
    <style:style style:name="T17" style:family="text">
      <style:text-properties fo:font-style="italic" officeooo:rsid="00ca722d" style:font-style-asian="italic" style:font-style-complex="italic"/>
    </style:style>
    <style:style style:name="T18" style:family="text">
      <style:text-properties fo:font-style="italic" officeooo:rsid="00d85d9e" style:font-style-asian="italic" style:font-style-complex="italic"/>
    </style:style>
    <style:style style:name="T19" style:family="text">
      <style:text-properties fo:font-style="italic" officeooo:rsid="00fbe536" style:font-style-asian="italic" style:font-style-complex="italic"/>
    </style:style>
    <style:style style:name="T20" style:family="text">
      <style:text-properties fo:font-style="italic" officeooo:rsid="01193745" style:font-style-asian="italic" style:font-style-complex="italic"/>
    </style:style>
    <style:style style:name="T21" style:family="text">
      <style:text-properties fo:font-style="italic" officeooo:rsid="011bed48" style:font-style-asian="italic" style:font-style-complex="italic"/>
    </style:style>
    <style:style style:name="T22" style:family="text">
      <style:text-properties fo:font-style="italic" officeooo:rsid="013106ca" style:font-style-asian="italic" style:font-style-complex="italic"/>
    </style:style>
    <style:style style:name="T23" style:family="text">
      <style:text-properties fo:font-style="italic" officeooo:rsid="014a32ed" style:font-style-asian="italic" style:font-style-complex="italic"/>
    </style:style>
    <style:style style:name="T24" style:family="text">
      <style:text-properties fo:font-style="italic" officeooo:rsid="015af625" style:font-style-asian="italic" style:font-style-complex="italic"/>
    </style:style>
    <style:style style:name="T25" style:family="text">
      <style:text-properties fo:font-style="italic" officeooo:rsid="015bb12c" style:font-style-asian="italic" style:font-style-complex="italic"/>
    </style:style>
    <style:style style:name="T26" style:family="text">
      <style:text-properties fo:font-style="italic" officeooo:rsid="01656233" style:font-style-asian="italic" style:font-style-complex="italic"/>
    </style:style>
    <style:style style:name="T27" style:family="text">
      <style:text-properties fo:font-style="italic" officeooo:rsid="016b8920" style:font-style-asian="italic" style:font-style-complex="italic"/>
    </style:style>
    <style:style style:name="T28" style:family="text">
      <style:text-properties fo:font-style="italic" officeooo:rsid="016ba49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5da12" style:font-style-asian="italic" style:font-weight-asian="normal" style:font-style-complex="italic" style:font-weight-complex="normal"/>
    </style:style>
    <style:style style:name="T32" style:family="text">
      <style:text-properties fo:font-style="italic" fo:font-weight="normal" officeooo:rsid="002ed283" style:font-style-asian="italic" style:font-weight-asian="normal" style:font-style-complex="italic" style:font-weight-complex="normal"/>
    </style:style>
    <style:style style:name="T33" style:family="text">
      <style:text-properties fo:font-style="italic" fo:font-weight="normal" officeooo:rsid="003dd2bb" style:font-style-asian="italic" style:font-weight-asian="normal" style:font-style-complex="italic" style:font-weight-complex="normal"/>
    </style:style>
    <style:style style:name="T34" style:family="text">
      <style:text-properties fo:font-style="italic" fo:font-weight="normal" officeooo:rsid="00550f71" style:font-style-asian="italic" style:font-weight-asian="normal" style:font-style-complex="italic" style:font-weight-complex="normal"/>
    </style:style>
    <style:style style:name="T35" style:family="text">
      <style:text-properties fo:font-style="italic" fo:font-weight="normal" officeooo:rsid="0009fe25"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fo:font-weight="normal" officeooo:rsid="016a4408" style:font-style-asian="italic" style:font-weight-asian="normal" style:font-style-complex="italic" style:font-weight-complex="normal"/>
    </style:style>
    <style:style style:name="T39" style:family="text">
      <style:text-properties fo:font-style="italic" fo:font-weight="normal" officeooo:rsid="016ba493" style:font-style-asian="italic" style:font-weight-asian="normal" style:font-style-complex="italic" style:font-weight-complex="normal"/>
    </style:style>
    <style:style style:name="T40" style:family="text">
      <style:text-properties fo:font-style="italic" fo:font-weight="normal" officeooo:rsid="016d8bcf"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officeooo:rsid="013106ca" style:font-style-asian="italic" style:font-style-complex="italic"/>
    </style:style>
    <style:style style:name="T43" style:family="text">
      <style:text-properties fo:font-style="italic" style:text-underline-style="solid" style:text-underline-width="auto" style:text-underline-color="font-color" officeooo:rsid="01ab9977" style:font-style-asian="italic" style:font-style-complex="italic"/>
    </style:style>
    <style:style style:name="T4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2"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3" style:family="text">
      <style:text-properties fo:font-style="italic" style:text-underline-style="none" style:font-style-asian="italic" style:font-style-complex="italic"/>
    </style:style>
    <style:style style:name="T54" style:family="text">
      <style:text-properties fo:font-style="italic" style:text-underline-style="none" fo:font-weight="bold" officeooo:rsid="01731503" style:font-style-asian="italic" style:font-weight-asian="bold" style:font-style-complex="italic" style:font-weight-complex="bold"/>
    </style:style>
    <style:style style:name="T55" style:family="text">
      <style:text-properties officeooo:rsid="000d46ce"/>
    </style:style>
    <style:style style:name="T56" style:family="text">
      <style:text-properties officeooo:rsid="00180df3"/>
    </style:style>
    <style:style style:name="T57" style:family="text">
      <style:text-properties fo:font-style="normal" style:font-style-asian="normal" style:font-style-complex="normal"/>
    </style:style>
    <style:style style:name="T58" style:family="text">
      <style:text-properties fo:font-style="normal" officeooo:rsid="00196765" style:font-style-asian="normal" style:font-style-complex="normal"/>
    </style:style>
    <style:style style:name="T59" style:family="text">
      <style:text-properties fo:font-style="normal" officeooo:rsid="00186d64" style:font-style-asian="normal" style:font-style-complex="normal"/>
    </style:style>
    <style:style style:name="T60" style:family="text">
      <style:text-properties fo:font-style="normal" officeooo:rsid="0023e199" style:font-style-asian="normal" style:font-style-complex="normal"/>
    </style:style>
    <style:style style:name="T61" style:family="text">
      <style:text-properties fo:font-style="normal" officeooo:rsid="0025da12" style:font-style-asian="normal" style:font-style-complex="normal"/>
    </style:style>
    <style:style style:name="T62" style:family="text">
      <style:text-properties fo:font-style="normal" officeooo:rsid="0029191a" style:font-style-asian="normal" style:font-style-complex="normal"/>
    </style:style>
    <style:style style:name="T63" style:family="text">
      <style:text-properties fo:font-style="normal" officeooo:rsid="002ce613" style:font-style-asian="normal" style:font-style-complex="normal"/>
    </style:style>
    <style:style style:name="T64" style:family="text">
      <style:text-properties fo:font-style="normal" officeooo:rsid="002ea392" style:font-style-asian="normal" style:font-style-complex="normal"/>
    </style:style>
    <style:style style:name="T65" style:family="text">
      <style:text-properties fo:font-style="normal" officeooo:rsid="002ed283" style:font-style-asian="normal" style:font-style-complex="normal"/>
    </style:style>
    <style:style style:name="T66" style:family="text">
      <style:text-properties fo:font-style="normal" officeooo:rsid="002f3f25" style:font-style-asian="normal" style:font-style-complex="normal"/>
    </style:style>
    <style:style style:name="T67" style:family="text">
      <style:text-properties fo:font-style="normal" officeooo:rsid="00335232" style:font-style-asian="normal" style:font-style-complex="normal"/>
    </style:style>
    <style:style style:name="T68" style:family="text">
      <style:text-properties fo:font-style="normal" officeooo:rsid="0027b2fb" style:font-style-asian="normal" style:font-style-complex="normal"/>
    </style:style>
    <style:style style:name="T69" style:family="text">
      <style:text-properties fo:font-style="normal" officeooo:rsid="003dd2bb" style:font-style-asian="normal" style:font-style-complex="normal"/>
    </style:style>
    <style:style style:name="T70" style:family="text">
      <style:text-properties fo:font-style="normal" officeooo:rsid="00467f0e" style:font-style-asian="normal" style:font-style-complex="normal"/>
    </style:style>
    <style:style style:name="T71" style:family="text">
      <style:text-properties fo:font-style="normal" officeooo:rsid="004d917f" style:font-style-asian="normal" style:font-style-complex="normal"/>
    </style:style>
    <style:style style:name="T72" style:family="text">
      <style:text-properties fo:font-style="normal" officeooo:rsid="00550f71" style:font-style-asian="normal" style:font-style-complex="normal"/>
    </style:style>
    <style:style style:name="T73" style:family="text">
      <style:text-properties fo:font-style="normal" officeooo:rsid="0070be85" style:font-style-asian="normal" style:font-style-complex="normal"/>
    </style:style>
    <style:style style:name="T74" style:family="text">
      <style:text-properties fo:font-style="normal" officeooo:rsid="007df20a" style:font-style-asian="normal" style:font-style-complex="normal"/>
    </style:style>
    <style:style style:name="T75" style:family="text">
      <style:text-properties fo:font-style="normal" officeooo:rsid="0080a2a3" style:font-style-asian="normal" style:font-style-complex="normal"/>
    </style:style>
    <style:style style:name="T76" style:family="text">
      <style:text-properties fo:font-style="normal" officeooo:rsid="009eb3b3" style:font-style-asian="normal" style:font-style-complex="normal"/>
    </style:style>
    <style:style style:name="T77" style:family="text">
      <style:text-properties fo:font-style="normal" officeooo:rsid="00a08596" style:font-style-asian="normal" style:font-style-complex="normal"/>
    </style:style>
    <style:style style:name="T78" style:family="text">
      <style:text-properties fo:font-style="normal" officeooo:rsid="00bbfd52" style:font-style-asian="normal" style:font-style-complex="normal"/>
    </style:style>
    <style:style style:name="T79" style:family="text">
      <style:text-properties fo:font-style="normal" officeooo:rsid="008d1683" style:font-style-asian="normal" style:font-style-complex="normal"/>
    </style:style>
    <style:style style:name="T80" style:family="text">
      <style:text-properties fo:font-style="normal" officeooo:rsid="00c8dd9d" style:font-style-asian="normal" style:font-style-complex="normal"/>
    </style:style>
    <style:style style:name="T81" style:family="text">
      <style:text-properties fo:font-style="normal" officeooo:rsid="00b4573a" style:font-style-asian="normal" style:font-style-complex="normal"/>
    </style:style>
    <style:style style:name="T82" style:family="text">
      <style:text-properties fo:font-style="normal" officeooo:rsid="00d85d9e" style:font-style-asian="normal" style:font-style-complex="normal"/>
    </style:style>
    <style:style style:name="T83" style:family="text">
      <style:text-properties fo:font-style="normal" officeooo:rsid="00dac468" style:font-style-asian="normal" style:font-style-complex="normal"/>
    </style:style>
    <style:style style:name="T84" style:family="text">
      <style:text-properties fo:font-style="normal" officeooo:rsid="00e60d20" style:font-style-asian="normal" style:font-style-complex="normal"/>
    </style:style>
    <style:style style:name="T85" style:family="text">
      <style:text-properties fo:font-style="normal" officeooo:rsid="00f25d7f" style:font-style-asian="normal" style:font-style-complex="normal"/>
    </style:style>
    <style:style style:name="T86" style:family="text">
      <style:text-properties fo:font-style="normal" officeooo:rsid="00fbe536" style:font-style-asian="normal" style:font-style-complex="normal"/>
    </style:style>
    <style:style style:name="T87" style:family="text">
      <style:text-properties fo:font-style="normal" officeooo:rsid="010f927c" style:font-style-asian="normal" style:font-style-complex="normal"/>
    </style:style>
    <style:style style:name="T88" style:family="text">
      <style:text-properties fo:font-style="normal" officeooo:rsid="01193745" style:font-style-asian="normal" style:font-style-complex="normal"/>
    </style:style>
    <style:style style:name="T89" style:family="text">
      <style:text-properties fo:font-style="normal" officeooo:rsid="011bed48" style:font-style-asian="normal" style:font-style-complex="normal"/>
    </style:style>
    <style:style style:name="T90" style:family="text">
      <style:text-properties fo:font-style="normal" officeooo:rsid="011ee790" style:font-style-asian="normal" style:font-style-complex="normal"/>
    </style:style>
    <style:style style:name="T91" style:family="text">
      <style:text-properties fo:font-style="normal" officeooo:rsid="012080a8" style:font-style-asian="normal" style:font-style-complex="normal"/>
    </style:style>
    <style:style style:name="T92" style:family="text">
      <style:text-properties fo:font-style="normal" officeooo:rsid="013106ca" style:font-style-asian="normal" style:font-style-complex="normal"/>
    </style:style>
    <style:style style:name="T93" style:family="text">
      <style:text-properties fo:font-style="normal" officeooo:rsid="014a32ed" style:font-style-asian="normal" style:font-style-complex="normal"/>
    </style:style>
    <style:style style:name="T94" style:family="text">
      <style:text-properties fo:font-style="normal" officeooo:rsid="015af625" style:font-style-asian="normal" style:font-style-complex="normal"/>
    </style:style>
    <style:style style:name="T95" style:family="text">
      <style:text-properties fo:font-style="normal" officeooo:rsid="01656233" style:font-style-asian="normal" style:font-style-complex="normal"/>
    </style:style>
    <style:style style:name="T96" style:family="text">
      <style:text-properties fo:font-style="normal" officeooo:rsid="016a46be" style:font-style-asian="normal" style:font-style-complex="normal"/>
    </style:style>
    <style:style style:name="T97" style:family="text">
      <style:text-properties fo:font-style="normal" officeooo:rsid="01838dae" style:font-style-asian="normal" style:font-style-complex="normal"/>
    </style:style>
    <style:style style:name="T98" style:family="text">
      <style:text-properties fo:font-style="normal" officeooo:rsid="01a0955c" style:font-style-asian="normal" style:font-style-complex="normal"/>
    </style:style>
    <style:style style:name="T99" style:family="text">
      <style:text-properties fo:font-style="normal" officeooo:rsid="01ab9977" style:font-style-asian="normal" style:font-style-complex="normal"/>
    </style:style>
    <style:style style:name="T100" style:family="text">
      <style:text-properties fo:font-style="normal" officeooo:rsid="01acd50c"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196765" style:font-style-asian="normal" style:font-weight-asian="bold" style:font-style-complex="normal" style:font-weight-complex="bold"/>
    </style:style>
    <style:style style:name="T103" style:family="text">
      <style:text-properties fo:font-style="normal" fo:font-weight="bold" officeooo:rsid="0025da12" style:font-style-asian="normal" style:font-weight-asian="bold" style:font-style-complex="normal" style:font-weight-complex="bold"/>
    </style:style>
    <style:style style:name="T104" style:family="text">
      <style:text-properties fo:font-style="normal" fo:font-weight="bold" officeooo:rsid="00186d64" style:font-style-asian="normal" style:font-weight-asian="bold" style:font-style-complex="normal" style:font-weight-complex="bold"/>
    </style:style>
    <style:style style:name="T105" style:family="text">
      <style:text-properties fo:font-style="normal" fo:font-weight="bold" officeooo:rsid="002ea392" style:font-style-asian="normal" style:font-weight-asian="bold" style:font-style-complex="normal" style:font-weight-complex="bold"/>
    </style:style>
    <style:style style:name="T106" style:family="text">
      <style:text-properties fo:font-style="normal" fo:font-weight="bold" officeooo:rsid="002ed283" style:font-style-asian="normal" style:font-weight-asian="bold" style:font-style-complex="normal" style:font-weight-complex="bold"/>
    </style:style>
    <style:style style:name="T107" style:family="text">
      <style:text-properties fo:font-style="normal" fo:font-weight="bold" officeooo:rsid="004d917f" style:font-style-asian="normal" style:font-weight-asian="bold" style:font-style-complex="normal" style:font-weight-complex="bold"/>
    </style:style>
    <style:style style:name="T108" style:family="text">
      <style:text-properties fo:font-style="normal" fo:font-weight="bold" officeooo:rsid="00550f71" style:font-style-asian="normal" style:font-weight-asian="bold" style:font-style-complex="normal" style:font-weight-complex="bold"/>
    </style:style>
    <style:style style:name="T109" style:family="text">
      <style:text-properties fo:font-style="normal" fo:font-weight="bold" officeooo:rsid="0056300a" style:font-style-asian="normal" style:font-weight-asian="bold" style:font-style-complex="normal" style:font-weight-complex="bold"/>
    </style:style>
    <style:style style:name="T110" style:family="text">
      <style:text-properties fo:font-style="normal" fo:font-weight="bold" officeooo:rsid="01367ed4" style:font-style-asian="normal" style:font-weight-asian="bold" style:font-style-complex="normal" style:font-weight-complex="bold"/>
    </style:style>
    <style:style style:name="T111" style:family="text">
      <style:text-properties fo:font-style="normal" fo:font-weight="bold" officeooo:rsid="006c6d56" style:font-style-asian="normal" style:font-weight-asian="bold" style:font-style-complex="normal" style:font-weight-complex="bold"/>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25da12" style:font-style-asian="normal" style:font-weight-asian="normal" style:font-style-complex="normal" style:font-weight-complex="normal"/>
    </style:style>
    <style:style style:name="T114" style:family="text">
      <style:text-properties fo:font-style="normal" fo:font-weight="normal" officeooo:rsid="00279530" style:font-style-asian="normal" style:font-weight-asian="normal" style:font-style-complex="normal" style:font-weight-complex="normal"/>
    </style:style>
    <style:style style:name="T115" style:family="text">
      <style:text-properties fo:font-style="normal" fo:font-weight="normal" officeooo:rsid="002ea392" style:font-style-asian="normal" style:font-weight-asian="normal" style:font-style-complex="normal" style:font-weight-complex="normal"/>
    </style:style>
    <style:style style:name="T116" style:family="text">
      <style:text-properties fo:font-style="normal" fo:font-weight="normal" officeooo:rsid="002ed283" style:font-style-asian="normal" style:font-weight-asian="normal" style:font-style-complex="normal" style:font-weight-complex="normal"/>
    </style:style>
    <style:style style:name="T117" style:family="text">
      <style:text-properties fo:font-style="normal" fo:font-weight="normal" officeooo:rsid="00335232" style:font-style-asian="normal" style:font-weight-asian="normal" style:font-style-complex="normal" style:font-weight-complex="normal"/>
    </style:style>
    <style:style style:name="T118" style:family="text">
      <style:text-properties fo:font-style="normal" fo:font-weight="normal" officeooo:rsid="003dd2bb" style:font-style-asian="normal" style:font-weight-asian="normal" style:font-style-complex="normal" style:font-weight-complex="normal"/>
    </style:style>
    <style:style style:name="T119" style:family="text">
      <style:text-properties fo:font-style="normal" fo:font-weight="normal" officeooo:rsid="004d917f" style:font-style-asian="normal" style:font-weight-asian="normal" style:font-style-complex="normal" style:font-weight-complex="normal"/>
    </style:style>
    <style:style style:name="T120" style:family="text">
      <style:text-properties fo:font-style="normal" fo:font-weight="normal" officeooo:rsid="00550f71" style:font-style-asian="normal" style:font-weight-asian="normal" style:font-style-complex="normal" style:font-weight-complex="normal"/>
    </style:style>
    <style:style style:name="T121" style:family="text">
      <style:text-properties fo:font-style="normal" fo:font-weight="normal" officeooo:rsid="0056300a" style:font-style-asian="normal" style:font-weight-asian="normal" style:font-style-complex="normal" style:font-weight-complex="normal"/>
    </style:style>
    <style:style style:name="T122" style:family="text">
      <style:text-properties fo:font-style="normal" fo:font-weight="normal" officeooo:rsid="006af430" style:font-style-asian="normal" style:font-weight-asian="normal" style:font-style-complex="normal" style:font-weight-complex="normal"/>
    </style:style>
    <style:style style:name="T123" style:family="text">
      <style:text-properties fo:font-style="normal" fo:font-weight="normal" officeooo:rsid="007ae639" style:font-style-asian="normal" style:font-weight-asian="normal" style:font-style-complex="normal" style:font-weight-complex="normal"/>
    </style:style>
    <style:style style:name="T124" style:family="text">
      <style:text-properties fo:font-style="normal" fo:font-weight="normal" officeooo:rsid="0092fd39" style:font-style-asian="normal" style:font-weight-asian="normal" style:font-style-complex="normal" style:font-weight-complex="normal"/>
    </style:style>
    <style:style style:name="T125" style:family="text">
      <style:text-properties fo:font-style="normal" fo:font-weight="normal" officeooo:rsid="0096d858" style:font-style-asian="normal" style:font-weight-asian="normal" style:font-style-complex="normal" style:font-weight-complex="normal"/>
    </style:style>
    <style:style style:name="T126" style:family="text">
      <style:text-properties fo:font-style="normal" fo:font-weight="normal" officeooo:rsid="00a9b9ea" style:font-style-asian="normal" style:font-weight-asian="normal" style:font-style-complex="normal" style:font-weight-complex="normal"/>
    </style:style>
    <style:style style:name="T127" style:family="text">
      <style:text-properties fo:font-style="normal" fo:font-weight="normal" officeooo:rsid="00b14941" style:font-style-asian="normal" style:font-weight-asian="normal" style:font-style-complex="normal" style:font-weight-complex="normal"/>
    </style:style>
    <style:style style:name="T128" style:family="text">
      <style:text-properties fo:font-style="normal" fo:font-weight="normal" officeooo:rsid="00b4573a" style:font-style-asian="normal" style:font-weight-asian="normal" style:font-style-complex="normal" style:font-weight-complex="normal"/>
    </style:style>
    <style:style style:name="T129" style:family="text">
      <style:text-properties fo:font-style="normal" fo:font-weight="normal" officeooo:rsid="00ba038e" style:font-style-asian="normal" style:font-weight-asian="normal" style:font-style-complex="normal" style:font-weight-complex="normal"/>
    </style:style>
    <style:style style:name="T130" style:family="text">
      <style:text-properties fo:font-style="normal" fo:font-weight="normal" officeooo:rsid="00e451c4" style:font-style-asian="normal" style:font-weight-asian="normal" style:font-style-complex="normal" style:font-weight-complex="normal"/>
    </style:style>
    <style:style style:name="T131" style:family="text">
      <style:text-properties fo:font-style="normal" fo:font-weight="normal" officeooo:rsid="01307d8f" style:font-style-asian="normal" style:font-weight-asian="normal" style:font-style-complex="normal" style:font-weight-complex="normal"/>
    </style:style>
    <style:style style:name="T132" style:family="text">
      <style:text-properties fo:font-style="normal" fo:font-weight="normal" officeooo:rsid="01367ed4" style:font-style-asian="normal" style:font-weight-asian="normal" style:font-style-complex="normal" style:font-weight-complex="normal"/>
    </style:style>
    <style:style style:name="T133" style:family="text">
      <style:text-properties fo:font-style="normal" fo:font-weight="normal" officeooo:rsid="015d0c4d" style:font-style-asian="normal" style:font-weight-asian="normal" style:font-style-complex="normal" style:font-weight-complex="normal"/>
    </style:style>
    <style:style style:name="T134" style:family="text">
      <style:text-properties fo:font-style="normal" fo:font-weight="normal" officeooo:rsid="016a4408" style:font-style-asian="normal" style:font-weight-asian="normal" style:font-style-complex="normal" style:font-weight-complex="normal"/>
    </style:style>
    <style:style style:name="T135" style:family="text">
      <style:text-properties fo:font-style="normal" fo:font-weight="normal" officeooo:rsid="016d8bcf" style:font-style-asian="normal" style:font-weight-asian="normal" style:font-style-complex="normal" style:font-weight-complex="normal"/>
    </style:style>
    <style:style style:name="T136" style:family="text">
      <style:text-properties fo:font-style="normal" fo:font-weight="normal" officeooo:rsid="0172509b" style:font-style-asian="normal" style:font-weight-asian="normal" style:font-style-complex="normal" style:font-weight-complex="normal"/>
    </style:style>
    <style:style style:name="T137" style:family="text">
      <style:text-properties fo:font-style="normal" fo:font-weight="normal" officeooo:rsid="0174311e" style:font-style-asian="normal" style:font-weight-asian="normal" style:font-style-complex="normal" style:font-weight-complex="normal"/>
    </style:style>
    <style:style style:name="T138" style:family="text">
      <style:text-properties fo:font-style="normal" fo:font-weight="normal" officeooo:rsid="01838dae" style:font-style-asian="normal" style:font-weight-asian="normal" style:font-style-complex="normal" style:font-weight-complex="normal"/>
    </style:style>
    <style:style style:name="T139" style:family="text">
      <style:text-properties fo:font-style="normal" style:text-underline-style="none" style:font-style-asian="normal" style:font-style-complex="normal"/>
    </style:style>
    <style:style style:name="T140" style:family="text">
      <style:text-properties fo:font-style="normal" style:text-underline-style="none" fo:font-weight="normal" officeooo:rsid="015d0c4d" style:font-style-asian="normal" style:font-weight-asian="normal" style:font-style-complex="normal" style:font-weight-complex="normal"/>
    </style:style>
    <style:style style:name="T141" style:family="text">
      <style:text-properties fo:font-style="normal" style:text-underline-style="none" fo:font-weight="normal" officeooo:rsid="01731503" style:font-style-asian="normal" style:font-weight-asian="normal" style:font-style-complex="normal" style:font-weight-complex="normal"/>
    </style:style>
    <style:style style:name="T142" style:family="text">
      <style:text-properties fo:font-weight="normal" style:font-weight-asian="normal" style:font-weight-complex="normal"/>
    </style:style>
    <style:style style:name="T143" style:family="text">
      <style:text-properties fo:font-weight="normal" officeooo:rsid="003411b3" style:font-weight-asian="normal" style:font-weight-complex="normal"/>
    </style:style>
    <style:style style:name="T144" style:family="text">
      <style:text-properties fo:font-weight="normal" officeooo:rsid="00aceab3" style:font-weight-asian="normal" style:font-weight-complex="normal"/>
    </style:style>
    <style:style style:name="T145" style:family="text">
      <style:text-properties fo:font-weight="normal" officeooo:rsid="00b14941" style:font-weight-asian="normal" style:font-weight-complex="normal"/>
    </style:style>
    <style:style style:name="T146" style:family="text">
      <style:text-properties fo:font-weight="normal" officeooo:rsid="01040c89" style:font-weight-asian="normal" style:font-weight-complex="normal"/>
    </style:style>
    <style:style style:name="T147" style:family="text">
      <style:text-properties fo:font-weight="normal" officeooo:rsid="00081db7" style:font-weight-asian="normal" style:font-weight-complex="normal"/>
    </style:style>
    <style:style style:name="T148" style:family="text">
      <style:text-properties fo:font-weight="normal" officeooo:rsid="01274303" style:font-weight-asian="normal" style:font-weight-complex="normal"/>
    </style:style>
    <style:style style:name="T149" style:family="text">
      <style:text-properties fo:font-weight="normal" officeooo:rsid="012ba60b" style:font-weight-asian="normal" style:font-weight-complex="normal"/>
    </style:style>
    <style:style style:name="T150" style:family="text">
      <style:text-properties fo:font-weight="normal" officeooo:rsid="014c0440" style:font-weight-asian="normal" style:font-weight-complex="normal"/>
    </style:style>
    <style:style style:name="T151" style:family="text">
      <style:text-properties fo:font-weight="normal" officeooo:rsid="015d0c4d" style:font-weight-asian="normal" style:font-weight-complex="normal"/>
    </style:style>
    <style:style style:name="T152" style:family="text">
      <style:text-properties fo:font-weight="normal" officeooo:rsid="019271f7" style:font-weight-asian="normal" style:font-weight-complex="normal"/>
    </style:style>
    <style:style style:name="T153" style:family="text">
      <style:text-properties style:font-name="Courier New1" fo:font-weight="bold" style:font-weight-asian="bold" style:font-weight-complex="bold"/>
    </style:style>
    <style:style style:name="T154" style:family="text">
      <style:text-properties style:font-name="Courier New1" fo:font-weight="bold" officeooo:rsid="000d46ce" style:font-weight-asian="bold" style:font-weight-complex="bold"/>
    </style:style>
    <style:style style:name="T155" style:family="text">
      <style:text-properties style:font-name="Courier New1" fo:font-weight="bold" officeooo:rsid="00b92805" style:font-weight-asian="bold" style:font-weight-complex="bold"/>
    </style:style>
    <style:style style:name="T156" style:family="text">
      <style:text-properties style:font-name="Courier New1" fo:font-weight="bold" officeooo:rsid="01193745" style:font-weight-asian="bold" style:font-weight-complex="bold"/>
    </style:style>
    <style:style style:name="T157" style:family="text">
      <style:text-properties style:font-name="Courier New1" fo:font-style="normal" fo:font-weight="bold" style:font-style-asian="normal" style:font-weight-asian="bold" style:font-style-complex="normal" style:font-weight-complex="bold"/>
    </style:style>
    <style:style style:name="T158" style:family="text">
      <style:text-properties fo:font-size="10pt" fo:font-weight="bold" style:font-size-asian="10pt" style:font-weight-asian="bold" style:font-size-complex="10pt" style:font-weight-complex="bold"/>
    </style:style>
    <style:style style:name="T159" style:family="text">
      <style:text-properties fo:font-size="10pt" style:font-size-asian="10pt" style:font-size-complex="10pt"/>
    </style:style>
    <style:style style:name="T160" style:family="text">
      <style:text-properties fo:font-size="10pt" officeooo:rsid="000bb9b0" style:font-size-asian="10pt" style:font-size-complex="10pt"/>
    </style:style>
    <style:style style:name="T161" style:family="text">
      <style:text-properties fo:font-size="10pt" officeooo:rsid="0085b427" style:font-size-asian="10pt" style:font-size-complex="10pt"/>
    </style:style>
    <style:style style:name="T162" style:family="text">
      <style:text-properties fo:font-size="10pt" officeooo:rsid="005c06ff" style:font-size-asian="10pt" style:font-size-complex="10pt"/>
    </style:style>
    <style:style style:name="T163" style:family="text">
      <style:text-properties fo:font-size="10pt" officeooo:rsid="005d7998" style:font-size-asian="10pt" style:font-size-complex="10pt"/>
    </style:style>
    <style:style style:name="T164" style:family="text">
      <style:text-properties fo:font-size="10pt" officeooo:rsid="00bbfd52" style:font-size-asian="10pt" style:font-size-complex="10pt"/>
    </style:style>
    <style:style style:name="T165" style:family="text">
      <style:text-properties fo:font-size="10pt" officeooo:rsid="01117948" style:font-size-asian="10pt" style:font-size-complex="10pt"/>
    </style:style>
    <style:style style:name="T166" style:family="text">
      <style:text-properties fo:font-size="10pt" officeooo:rsid="0115efc7" style:font-size-asian="10pt" style:font-size-complex="10pt"/>
    </style:style>
    <style:style style:name="T167" style:family="text">
      <style:text-properties fo:font-size="10pt" officeooo:rsid="01af3da2" style:font-size-asian="10pt" style:font-size-complex="10pt"/>
    </style:style>
    <style:style style:name="T168" style:family="text">
      <style:text-properties fo:font-size="10pt" fo:font-style="italic" style:font-size-asian="10pt" style:font-style-asian="italic" style:font-size-complex="10pt" style:font-style-complex="italic"/>
    </style:style>
    <style:style style:name="T169" style:family="text">
      <style:text-properties fo:font-size="10pt" fo:font-style="italic" officeooo:rsid="005d7998" style:font-size-asian="10pt" style:font-style-asian="italic" style:font-size-complex="10pt" style:font-style-complex="italic"/>
    </style:style>
    <style:style style:name="T170" style:family="text">
      <style:text-properties fo:font-size="10pt" fo:font-style="italic" officeooo:rsid="005c06ff" style:font-size-asian="10pt" style:font-style-asian="italic" style:font-size-complex="10pt" style:font-style-complex="italic"/>
    </style:style>
    <style:style style:name="T171" style:family="text">
      <style:text-properties officeooo:rsid="0019168c"/>
    </style:style>
    <style:style style:name="T172" style:family="text">
      <style:text-properties officeooo:rsid="0023e199"/>
    </style:style>
    <style:style style:name="T173" style:family="text">
      <style:text-properties officeooo:rsid="00186d64"/>
    </style:style>
    <style:style style:name="T174" style:family="text">
      <style:text-properties officeooo:rsid="002ea392"/>
    </style:style>
    <style:style style:name="T175" style:family="text">
      <style:text-properties officeooo:rsid="002ed283"/>
    </style:style>
    <style:style style:name="T176" style:family="text">
      <style:text-properties officeooo:rsid="002f3f25"/>
    </style:style>
    <style:style style:name="T177" style:family="text">
      <style:text-properties officeooo:rsid="0009fe25"/>
    </style:style>
    <style:style style:name="T178" style:family="text">
      <style:text-properties officeooo:rsid="000c6e73"/>
    </style:style>
    <style:style style:name="T179" style:family="text">
      <style:text-properties officeooo:rsid="004c6124"/>
    </style:style>
    <style:style style:name="T180" style:family="text">
      <style:text-properties officeooo:rsid="0056300a"/>
    </style:style>
    <style:style style:name="T181" style:family="text">
      <style:text-properties officeooo:rsid="005ee678"/>
    </style:style>
    <style:style style:name="T182" style:family="text">
      <style:text-properties officeooo:rsid="0064f8cd"/>
    </style:style>
    <style:style style:name="T183" style:family="text">
      <style:text-properties style:font-name="Arial1" fo:font-style="normal" fo:font-weight="bold" style:font-style-asian="normal" style:font-weight-asian="bold" style:font-style-complex="normal" style:font-weight-complex="bold"/>
    </style:style>
    <style:style style:name="T184" style:family="text">
      <style:text-properties style:font-name="Arial1" fo:font-weight="bold" style:font-weight-asian="bold" style:font-weight-complex="bold"/>
    </style:style>
    <style:style style:name="T185" style:family="text">
      <style:text-properties style:font-name="Arial1" fo:font-weight="normal" style:font-weight-asian="normal" style:font-weight-complex="normal"/>
    </style:style>
    <style:style style:name="T186" style:family="text">
      <style:text-properties style:font-name="Arial1" fo:font-weight="normal" officeooo:rsid="00755e42" style:font-weight-asian="normal" style:font-weight-complex="normal"/>
    </style:style>
    <style:style style:name="T187" style:family="text">
      <style:text-properties style:font-name="Arial1" fo:font-weight="normal" officeooo:rsid="01274303" style:font-weight-asian="normal" style:font-weight-complex="normal"/>
    </style:style>
    <style:style style:name="T188" style:family="text">
      <style:text-properties style:font-name="Arial1" fo:font-weight="normal" officeooo:rsid="0127ab2c" style:font-weight-asian="normal" style:font-weight-complex="normal"/>
    </style:style>
    <style:style style:name="T189" style:family="text">
      <style:text-properties style:font-name="Arial1" fo:font-style="italic" fo:font-weight="normal" style:font-style-asian="italic" style:font-weight-asian="normal" style:font-style-complex="italic" style:font-weight-complex="normal"/>
    </style:style>
    <style:style style:name="T190" style:family="text">
      <style:text-properties officeooo:rsid="00699a37"/>
    </style:style>
    <style:style style:name="T191" style:family="text">
      <style:text-properties officeooo:rsid="0069cdb1"/>
    </style:style>
    <style:style style:name="T192" style:family="text">
      <style:text-properties officeooo:rsid="006cc50b"/>
    </style:style>
    <style:style style:name="T193" style:family="text">
      <style:text-properties officeooo:rsid="00755e42"/>
    </style:style>
    <style:style style:name="T194" style:family="text">
      <style:text-properties officeooo:rsid="007c1a9e"/>
    </style:style>
    <style:style style:name="T195" style:family="text">
      <style:text-properties fo:color="#000000" style:font-name="Consolas" fo:font-size="10pt" style:font-size-asian="10pt" style:font-size-complex="10pt"/>
    </style:style>
    <style:style style:name="T196" style:family="text">
      <style:text-properties fo:color="#000000" style:font-name="Consolas" fo:font-size="10pt" officeooo:rsid="0085b427" style:font-size-asian="10pt" style:font-size-complex="10pt"/>
    </style:style>
    <style:style style:name="T197" style:family="text">
      <style:text-properties officeooo:rsid="008767b2"/>
    </style:style>
    <style:style style:name="T198" style:family="text">
      <style:text-properties officeooo:rsid="00a8e448"/>
    </style:style>
    <style:style style:name="T199" style:family="text">
      <style:text-properties officeooo:rsid="00b92805"/>
    </style:style>
    <style:style style:name="T200" style:family="text">
      <style:text-properties officeooo:rsid="008d1683"/>
    </style:style>
    <style:style style:name="T201" style:family="text">
      <style:text-properties officeooo:rsid="00ca722d"/>
    </style:style>
    <style:style style:name="T202" style:family="text">
      <style:text-properties fo:font-variant="normal" fo:text-transform="none" fo:letter-spacing="normal" fo:language="en" fo:country="US" fo:font-weight="normal" style:font-weight-asian="normal" style:font-weight-complex="normal"/>
    </style:style>
    <style:style style:name="T203" style:family="text">
      <style:text-properties fo:font-variant="normal" fo:text-transform="none" fo:letter-spacing="normal" fo:language="en" fo:country="US" fo:font-weight="normal" officeooo:rsid="01084252" style:font-weight-asian="normal" style:font-weight-complex="normal"/>
    </style:style>
    <style:style style:name="T204" style:family="text">
      <style:text-properties fo:font-variant="normal" fo:text-transform="none" fo:letter-spacing="normal" fo:language="en" fo:country="US" fo:font-weight="normal" officeooo:rsid="019271f7" style:font-weight-asian="normal" style:font-weight-complex="normal"/>
    </style:style>
    <style:style style:name="T205"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06" style:family="text">
      <style:text-properties fo:font-variant="normal" fo:text-transform="none" style:font-name="Consolas" fo:letter-spacing="normal" fo:language="en" fo:country="US"/>
    </style:style>
    <style:style style:name="T207" style:family="text">
      <style:text-properties officeooo:rsid="00e60d20"/>
    </style:style>
    <style:style style:name="T208" style:family="text">
      <style:text-properties officeooo:rsid="00f0a69e"/>
    </style:style>
    <style:style style:name="T209" style:family="text">
      <style:text-properties officeooo:rsid="00fa6915"/>
    </style:style>
    <style:style style:name="T210" style:family="text">
      <style:text-properties officeooo:rsid="00fbe536"/>
    </style:style>
    <style:style style:name="T211" style:family="text">
      <style:text-properties officeooo:rsid="0102a6dc"/>
    </style:style>
    <style:style style:name="T212" style:family="text">
      <style:text-properties officeooo:rsid="01040c89"/>
    </style:style>
    <style:style style:name="T213" style:family="text">
      <style:text-properties officeooo:rsid="00066eae"/>
    </style:style>
    <style:style style:name="T214" style:family="text">
      <style:text-properties officeooo:rsid="00081db7"/>
    </style:style>
    <style:style style:name="T215" style:family="text">
      <style:text-properties officeooo:rsid="0115efc7"/>
    </style:style>
    <style:style style:name="T216" style:family="text">
      <style:text-properties officeooo:rsid="01193745"/>
    </style:style>
    <style:style style:name="T217" style:family="text">
      <style:text-properties officeooo:rsid="011dac53"/>
    </style:style>
    <style:style style:name="T218" style:family="text">
      <style:text-properties style:text-underline-style="solid" style:text-underline-width="auto" style:text-underline-color="font-color" fo:font-weight="normal" officeooo:rsid="015d0c4d" style:font-weight-asian="normal" style:font-weight-complex="normal"/>
    </style:style>
    <style:style style:name="T219" style:family="text">
      <style:text-properties style:text-underline-style="none"/>
    </style:style>
    <style:style style:name="T220" style:family="text">
      <style:text-properties officeooo:rsid="01274303"/>
    </style:style>
    <style:style style:name="T221" style:family="text">
      <style:text-properties officeooo:rsid="012ba60b"/>
    </style:style>
    <style:style style:name="T222" style:family="text">
      <style:text-properties officeooo:rsid="01367ed4"/>
    </style:style>
    <style:style style:name="T223" style:family="text">
      <style:text-properties officeooo:rsid="0155709e"/>
    </style:style>
    <style:style style:name="T224" style:family="text">
      <style:text-properties officeooo:rsid="015af625"/>
    </style:style>
    <style:style style:name="T225" style:family="text">
      <style:text-properties officeooo:rsid="015bb12c"/>
    </style:style>
    <style:style style:name="T226" style:family="text">
      <style:text-properties officeooo:rsid="01656233"/>
    </style:style>
    <style:style style:name="T227" style:family="text">
      <style:text-properties officeooo:rsid="01731503"/>
    </style:style>
    <style:style style:name="T228" style:family="text">
      <style:text-properties fo:font-size="15pt" fo:font-weight="bold" style:font-size-asian="15pt" style:font-weight-asian="bold" style:font-size-complex="15pt" style:font-weight-complex="bold"/>
    </style:style>
    <style:style style:name="T229"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30" style:family="text">
      <style:text-properties officeooo:rsid="017cd523"/>
    </style:style>
    <style:style style:name="T231" style:family="text">
      <style:text-properties officeooo:rsid="01838dae"/>
    </style:style>
    <style:style style:name="T232" style:family="text">
      <style:text-properties officeooo:rsid="018943bc"/>
    </style:style>
    <style:style style:name="T233" style:family="text">
      <style:text-properties style:font-name="Consolas"/>
    </style:style>
    <style:style style:name="T234" style:family="text">
      <style:text-properties style:font-name="Consolas" fo:font-weight="bold" style:font-weight-asian="bold" style:font-weight-complex="bold"/>
    </style:style>
    <style:style style:name="T235" style:family="text">
      <style:text-properties style:font-name="Consolas" fo:font-weight="bold" officeooo:rsid="0155709e" style:font-weight-asian="bold" style:font-weight-complex="bold"/>
    </style:style>
    <style:style style:name="T236" style:family="text">
      <style:text-properties style:font-name="Consolas" fo:font-weight="bold" officeooo:rsid="00755e42" style:font-weight-asian="bold" style:font-weight-complex="bold"/>
    </style:style>
    <style:style style:name="T237" style:family="text">
      <style:text-properties style:font-name="Consolas" fo:font-weight="bold" officeooo:rsid="004c6124" style:font-weight-asian="bold" style:font-weight-complex="bold"/>
    </style:style>
    <style:style style:name="T238" style:family="text">
      <style:text-properties style:font-name="Consolas" fo:font-style="normal" fo:font-weight="bold" style:font-style-asian="normal" style:font-weight-asian="bold" style:font-style-complex="normal" style:font-weight-complex="bold"/>
    </style:style>
    <style:style style:name="T239" style:family="text">
      <style:text-properties style:font-name="Consolas" fo:font-style="normal" fo:font-weight="bold" officeooo:rsid="011bed48" style:font-style-asian="normal" style:font-weight-asian="bold" style:font-style-complex="normal" style:font-weight-complex="bold"/>
    </style:style>
    <style:style style:name="T240" style:family="text">
      <style:text-properties style:font-name="Consolas" fo:font-style="normal" fo:font-weight="bold" officeooo:rsid="015af625" style:font-style-asian="normal" style:font-weight-asian="bold" style:font-style-complex="normal" style:font-weight-complex="bold"/>
    </style:style>
    <style:style style:name="T241" style:family="text">
      <style:text-properties style:font-name="Consolas" fo:font-style="normal" fo:font-weight="bold" officeooo:rsid="012080a8" style:font-style-asian="normal" style:font-weight-asian="bold" style:font-style-complex="normal" style:font-weight-complex="bold"/>
    </style:style>
    <style:style style:name="T242" style:family="text">
      <style:text-properties style:font-name="Consolas" fo:font-style="normal" fo:font-weight="bold" officeooo:rsid="00efe151" style:font-style-asian="normal" style:font-weight-asian="bold" style:font-style-complex="normal" style:font-weight-complex="bold"/>
    </style:style>
    <style:style style:name="T243" style:family="text">
      <style:text-properties style:font-name="Consolas" fo:font-style="normal" fo:font-weight="bold" officeooo:rsid="011ee790" style:font-style-asian="normal" style:font-weight-asian="bold" style:font-style-complex="normal" style:font-weight-complex="bold"/>
    </style:style>
    <style:style style:name="T244" style:family="text">
      <style:text-properties style:font-name="Consolas" fo:font-style="normal" fo:font-weight="bold" officeooo:rsid="00c8dd9d" style:font-style-asian="normal" style:font-weight-asian="bold" style:font-style-complex="normal" style:font-weight-complex="bold"/>
    </style:style>
    <style:style style:name="T245" style:family="text">
      <style:text-properties style:font-name="Consolas" fo:font-style="normal" fo:font-weight="bold" officeooo:rsid="014a32ed" style:font-style-asian="normal" style:font-weight-asian="bold" style:font-style-complex="normal" style:font-weight-complex="bold"/>
    </style:style>
    <style:style style:name="T246" style:family="text">
      <style:text-properties style:font-name="Consolas" fo:font-style="normal" fo:font-weight="normal" style:font-style-asian="normal" style:font-weight-asian="normal" style:font-style-complex="normal" style:font-weight-complex="normal"/>
    </style:style>
    <style:style style:name="T247" style:family="text">
      <style:text-properties style:font-name="Consolas" fo:font-style="italic" fo:font-weight="bold" officeooo:rsid="015af625" style:font-style-asian="italic" style:font-weight-asian="bold" style:font-style-complex="italic" style:font-weight-complex="bold"/>
    </style:style>
    <style:style style:name="T248" style:family="text">
      <style:text-properties style:font-name="Consolas" officeooo:rsid="00a8e448"/>
    </style:style>
    <style:style style:name="T249" style:family="text">
      <style:text-properties style:font-name="Consolas" fo:font-size="10pt" style:font-size-asian="10pt" style:font-size-complex="10pt"/>
    </style:style>
    <style:style style:name="T250" style:family="text">
      <style:text-properties style:font-name="Consolas" fo:font-size="10pt" officeooo:rsid="011499be" style:font-size-asian="10pt" style:font-size-complex="10pt"/>
    </style:style>
    <style:style style:name="T251" style:family="text">
      <style:text-properties style:font-name="Consolas" fo:font-size="10pt" officeooo:rsid="01117948" style:font-size-asian="10pt" style:font-size-complex="10pt"/>
    </style:style>
    <style:style style:name="T252" style:family="text">
      <style:text-properties style:font-name="Consolas" fo:font-size="10pt" officeooo:rsid="01151f00" style:font-size-asian="10pt" style:font-size-complex="10pt"/>
    </style:style>
    <style:style style:name="T253" style:family="text">
      <style:text-properties style:font-name="Consolas" fo:font-size="10pt" officeooo:rsid="00bbfd52" style:font-size-asian="10pt" style:font-size-complex="10pt"/>
    </style:style>
    <style:style style:name="T254" style:family="text">
      <style:text-properties style:font-name="Consolas" fo:font-size="10pt" officeooo:rsid="000bb9b0" style:font-size-asian="10pt" style:font-size-complex="10pt"/>
    </style:style>
    <style:style style:name="T255" style:family="text">
      <style:text-properties style:font-name="Consolas" fo:font-size="10pt" officeooo:rsid="0085b427" style:font-size-asian="10pt" style:font-size-complex="10pt"/>
    </style:style>
    <style:style style:name="T256" style:family="text">
      <style:text-properties style:font-name="Consolas" fo:font-size="10pt" officeooo:rsid="0115efc7" style:font-size-asian="10pt" style:font-size-complex="10pt"/>
    </style:style>
    <style:style style:name="T257" style:family="text">
      <style:text-properties style:font-name="Consolas" fo:font-size="10pt" officeooo:rsid="011301d4" style:font-size-asian="10pt" style:font-size-complex="10pt"/>
    </style:style>
    <style:style style:name="T258" style:family="text">
      <style:text-properties style:font-name="Consolas" fo:font-size="10pt" officeooo:rsid="01200f87" style:font-size-asian="10pt" style:font-size-complex="10pt"/>
    </style:style>
    <style:style style:name="T259" style:family="text">
      <style:text-properties style:font-name="Consolas" fo:font-size="10pt" officeooo:rsid="015bb12c" style:font-size-asian="10pt" style:font-size-complex="10pt"/>
    </style:style>
    <style:style style:name="T260" style:family="text">
      <style:text-properties style:font-name="Consolas" fo:font-size="10pt" officeooo:rsid="018a981d" style:font-size-asian="10pt" style:font-size-complex="10pt"/>
    </style:style>
    <style:style style:name="T261" style:family="text">
      <style:text-properties style:font-name="Consolas" fo:font-size="10pt" officeooo:rsid="01941541" style:font-size-asian="10pt" style:font-size-complex="10pt"/>
    </style:style>
    <style:style style:name="T262" style:family="text">
      <style:text-properties style:font-name="Consolas" fo:font-size="10pt" officeooo:rsid="01a28420" style:font-size-asian="10pt" style:font-size-complex="10pt"/>
    </style:style>
    <style:style style:name="T263" style:family="text">
      <style:text-properties style:font-name="Consolas" fo:font-size="10pt" officeooo:rsid="01a567e0" style:font-size-asian="10pt" style:font-size-complex="10pt"/>
    </style:style>
    <style:style style:name="T264" style:family="text">
      <style:text-properties style:font-name="Consolas" fo:font-size="10pt" officeooo:rsid="01a73ab2" style:font-size-asian="10pt" style:font-size-complex="10pt"/>
    </style:style>
    <style:style style:name="T265" style:family="text">
      <style:text-properties style:font-name="Consolas" fo:font-size="10pt" officeooo:rsid="01af3da2" style:font-size-asian="10pt" style:font-size-complex="10pt"/>
    </style:style>
    <style:style style:name="T266" style:family="text">
      <style:text-properties style:font-name="Consolas" fo:font-size="10pt" fo:font-weight="bold" style:font-size-asian="10pt" style:font-weight-asian="bold" style:font-size-complex="10pt" style:font-weight-complex="bold"/>
    </style:style>
    <style:style style:name="T267" style:family="text">
      <style:text-properties style:font-name="Consolas" fo:font-size="10pt" fo:font-weight="bold" officeooo:rsid="018239f1" style:font-size-asian="10pt" style:font-weight-asian="bold" style:font-size-complex="10pt" style:font-weight-complex="bold"/>
    </style:style>
    <style:style style:name="T268" style:family="text">
      <style:text-properties officeooo:rsid="018ded6f"/>
    </style:style>
    <style:style style:name="T269"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70" style:family="text">
      <style:text-properties fo:color="#2a6099" style:font-name="Consolas" fo:font-size="10pt" fo:font-weight="bold" style:font-size-asian="10pt" style:font-weight-asian="bold" style:font-size-complex="10pt" style:font-weight-complex="bold"/>
    </style:style>
    <style:style style:name="T271" style:family="text">
      <style:text-properties fo:color="#2a6099" style:font-name="Consolas" fo:font-size="10pt" fo:font-weight="bold" officeooo:rsid="01941541" style:font-size-asian="10pt" style:font-weight-asian="bold" style:font-size-complex="10pt" style:font-weight-complex="bold"/>
    </style:style>
    <style:style style:name="T272" style:family="text">
      <style:text-properties fo:color="#2a6099" style:font-name="Consolas" fo:font-size="10pt" fo:font-weight="bold" officeooo:rsid="0196ff03" style:font-size-asian="10pt" style:font-weight-asian="bold" style:font-size-complex="10pt" style:font-weight-complex="bold"/>
    </style:style>
    <style:style style:name="T273" style:family="text">
      <style:text-properties fo:color="#2a6099" style:font-name="Consolas" fo:font-size="10pt" fo:font-weight="bold" officeooo:rsid="0198d202" style:font-size-asian="10pt" style:font-weight-asian="bold" style:font-size-complex="10pt" style:font-weight-complex="bold"/>
    </style:style>
    <style:style style:name="T274" style:family="text">
      <style:text-properties fo:color="#2a6099" style:font-name="Consolas" fo:font-size="10pt" fo:font-weight="bold" officeooo:rsid="01a276e5" style:font-size-asian="10pt" style:font-weight-asian="bold" style:font-size-complex="10pt" style:font-weight-complex="bold"/>
    </style:style>
    <style:style style:name="T275" style:family="text">
      <style:text-properties fo:color="#2a6099" style:font-name="Consolas" fo:font-size="10pt" fo:font-weight="bold" officeooo:rsid="01a567e0" style:font-size-asian="10pt" style:font-weight-asian="bold" style:font-size-complex="10pt" style:font-weight-complex="bold"/>
    </style:style>
    <style:style style:name="T276" style:family="text">
      <style:text-properties fo:color="#2a6099" style:font-name="Consolas" fo:font-size="10pt" fo:font-weight="bold" officeooo:rsid="01a73ab2" style:font-size-asian="10pt" style:font-weight-asian="bold" style:font-size-complex="10pt" style:font-weight-complex="bold"/>
    </style:style>
    <style:style style:name="T277" style:family="text">
      <style:text-properties officeooo:rsid="01950667"/>
    </style:style>
    <style:style style:name="T278" style:family="text">
      <style:text-properties officeooo:rsid="0198774b"/>
    </style:style>
    <style:style style:name="T279" style:family="text">
      <style:text-properties officeooo:rsid="01a9e398"/>
    </style:style>
    <style:style style:name="T280" style:family="text">
      <style:text-properties officeooo:rsid="01af3da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draw:frame draw:style-name="fr1" draw:name="Image1" text:anchor-type="as-char" svg:width="6.25in" svg:height="1.8201in" draw:z-index="0"><draw:image xlink:href="../../images/logo_600.png" xlink:type="simple" xlink:show="embed" xlink:actuate="onLoad" loext:mime-type="image/png"/></draw:frame></text:p>
      <text:p text:style-name="P148"><text:s/></text:p>
      <text:p text:style-name="P233"><text:span text:style-name="T111">IRC Library for Python 3</text:span></text:p>
      <text:p text:style-name="P232">Version 0.0<text:span text:style-name="T279">61</text:span></text:p>
      <text:p text:style-name="P149"><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21" text:outline-level="1"><text:a xlink:type="simple" xlink:href="#__RefHeading___Toc3509_2906029521" text:style-name="Index_20_Link" text:visited-style-name="Index_20_Link">Summary<text:tab/></text:a></text:h>
          <text:p text:style-name="P287"><text:a xlink:type="simple" xlink:href="#__RefHeading___Toc3533_2906029521" text:style-name="Index_20_Link" text:visited-style-name="Index_20_Link">Philosophy<text:tab/>2</text:a></text:p>
          <text:p text:style-name="P287"><text:a xlink:type="simple" xlink:href="#__RefHeading___Toc3526_2906029521" text:style-name="Index_20_Link" text:visited-style-name="Index_20_Link">Low Level<text:tab/>2</text:a></text:p>
          <text:p text:style-name="P287"><text:a xlink:type="simple" xlink:href="#__RefHeading___Toc3535_2906029521" text:style-name="Index_20_Link" text:visited-style-name="Index_20_Link">Why not use Twisted or irclib?<text:tab/>2</text:a></text:p>
          <text:h text:style-name="P321" text:outline-level="1"><text:a xlink:type="simple" xlink:href="#__RefHeading___Toc2928_2906029521" text:style-name="Index_20_Link" text:visited-style-name="Index_20_Link">Requirements<text:tab/></text:a></text:h>
          <text:p text:style-name="P287"><text:a xlink:type="simple" xlink:href="#__RefHeading___Toc2979_2906029521" text:style-name="Index_20_Link" text:visited-style-name="Index_20_Link">Python libraries<text:tab/>3</text:a></text:p>
          <text:h text:style-name="P321" text:outline-level="1"><text:a xlink:type="simple" xlink:href="#__RefHeading___Toc2088_2906029521" text:style-name="Index_20_Link" text:visited-style-name="Index_20_Link">The Erkle Object<text:tab/></text:a></text:h>
          <text:p text:style-name="P320"><text:a xlink:type="simple" xlink:href="#__RefHeading___Toc7801_2805472371" text:style-name="Index_20_Link" text:visited-style-name="Index_20_Link">Mandatory arguments<text:tab/>4</text:a></text:p>
          <text:p text:style-name="P320"><text:a xlink:type="simple" xlink:href="#__RefHeading___Toc4577_2526305931" text:style-name="Index_20_Link" text:visited-style-name="Index_20_Link">Optional key word arguments<text:tab/>4</text:a></text:p>
          <text:p text:style-name="P287"><text:a xlink:type="simple" xlink:href="#__RefHeading___Toc2807_2906029521" text:style-name="Index_20_Link" text:visited-style-name="Index_20_Link">Methods<text:tab/>6</text:a></text:p>
          <text:p text:style-name="P320"><text:a xlink:type="simple" xlink:href="#__RefHeading___Toc4238_1236559153" text:style-name="Index_20_Link" text:visited-style-name="Index_20_Link">Usable before connecting to an IRC server<text:tab/>6</text:a></text:p>
          <text:p text:style-name="P320"><text:a xlink:type="simple" xlink:href="#__RefHeading___Toc3804_1810892473" text:style-name="Index_20_Link" text:visited-style-name="Index_20_Link">Usable after connecting to an IRC server<text:tab/>6</text:a></text:p>
          <text:p text:style-name="P287"><text:a xlink:type="simple" xlink:href="#__RefHeading___Toc2809_2906029521" text:style-name="Index_20_Link" text:visited-style-name="Index_20_Link">Attributes<text:tab/>8</text:a></text:p>
          <text:h text:style-name="P321" text:outline-level="1"><text:a xlink:type="simple" xlink:href="#__RefHeading___Toc2090_2906029521" text:style-name="Index_20_Link" text:visited-style-name="Index_20_Link">The "irc" decorator, tags, and events<text:tab/></text:a></text:h>
          <text:p text:style-name="P287"><text:a xlink:type="simple" xlink:href="#__RefHeading___Toc3583_1531780000" text:style-name="Index_20_Link" text:visited-style-name="Index_20_Link">Tags<text:tab/>10</text:a></text:p>
          <text:p text:style-name="P287"><text:a xlink:type="simple" xlink:href="#__RefHeading___Toc2811_2906029521" text:style-name="Index_20_Link" text:visited-style-name="Index_20_Link">Events<text:tab/>10</text:a></text:p>
          <text:p text:style-name="P287"><text:a xlink:type="simple" xlink:href="#__RefHeading___Toc2092_2906029521" text:style-name="Index_20_Link" text:visited-style-name="Index_20_Link">Event sets<text:tab/>13</text:a></text:p>
          <text:p text:style-name="P320">erkle.events.dump<text:tab/>13</text:p>
          <text:p text:style-name="P320">erkle.events.messages<text:tab/>13</text:p>
          <text:h text:style-name="P321" text:outline-level="1"><text:a xlink:type="simple" xlink:href="#__RefHeading___Toc9961_2526305931" text:style-name="Index_20_Link" text:visited-style-name="Index_20_Link">Custom data classes<text:tab/></text:a></text:h>
          <text:p text:style-name="P287"><text:a xlink:type="simple" xlink:href="#__RefHeading___Toc9963_2526305931" text:style-name="Index_20_Link" text:visited-style-name="Index_20_Link"><text:span text:style-name="T8">Channel</text:span></text:a><text:a xlink:type="simple" xlink:href="#__RefHeading___Toc9963_2526305931" text:style-name="Index_20_Link" text:visited-style-name="Index_20_Link"><text:span text:style-name="T8">Data</text:span></text:a><text:a xlink:type="simple" xlink:href="#__RefHeading___Toc9963_2526305931" text:style-name="Index_20_Link" text:visited-style-name="Index_20_Link"><text:span text:style-name="T57"> class</text:span></text:a><text:a xlink:type="simple" xlink:href="#__RefHeading___Toc9963_2526305931" text:style-name="Index_20_Link" text:visited-style-name="Index_20_Link"><text:tab/>14</text:a></text:p>
          <text:p text:style-name="P287"><text:a xlink:type="simple" xlink:href="#__RefHeading___Toc7503_2526305931" text:style-name="Index_20_Link" text:visited-style-name="Index_20_Link"><text:span text:style-name="T8">User</text:span></text:a><text:a xlink:type="simple" xlink:href="#__RefHeading___Toc7503_2526305931" text:style-name="Index_20_Link" text:visited-style-name="Index_20_Link"><text:span text:style-name="T8">Data</text:span></text:a><text:a xlink:type="simple" xlink:href="#__RefHeading___Toc7503_2526305931" text:style-name="Index_20_Link" text:visited-style-name="Index_20_Link"> class<text:tab/>14</text:a></text:p>
          <text:p text:style-name="P287"><text:a xlink:type="simple" xlink:href="#__RefHeading___Toc7643_2526305931" text:style-name="Index_20_Link" text:visited-style-name="Index_20_Link"><text:span text:style-name="T8">Whois</text:span></text:a><text:a xlink:type="simple" xlink:href="#__RefHeading___Toc7643_2526305931" text:style-name="Index_20_Link" text:visited-style-name="Index_20_Link"><text:span text:style-name="T8">Data</text:span></text:a><text:a xlink:type="simple" xlink:href="#__RefHeading___Toc7643_2526305931" text:style-name="Index_20_Link" text:visited-style-name="Index_20_Link"> class<text:tab/>14</text:a></text:p>
          <text:h text:style-name="P321" text:outline-level="1"><text:a xlink:type="simple" xlink:href="#__RefHeading___Toc2094_2906029521" text:style-name="Index_20_Link" text:visited-style-name="Index_20_Link">Examples<text:tab/></text:a></text:h>
          <text:p text:style-name="P287"><text:a xlink:type="simple" xlink:href="#__RefHeading___Toc2096_2906029521" text:style-name="Index_20_Link" text:visited-style-name="Index_20_Link">Greeter Bot<text:tab/>15</text:a></text:p>
          <text:p text:style-name="P287"><text:a xlink:type="simple" xlink:href="#__RefHeading___Toc3376_2906029521" text:style-name="Index_20_Link" text:visited-style-name="Index_20_Link">Auto-Op Bot<text:tab/>16</text:a></text:p>
          <text:p text:style-name="P287"><text:a xlink:type="simple" xlink:href="#__RefHeading___Toc10316_2805472371" text:style-name="Index_20_Link" text:visited-style-name="Index_20_Link">Using configure()<text:tab/>17</text:a></text:p>
          <text:p text:style-name="P287"><text:a xlink:type="simple" xlink:href="#__RefHeading___Toc5758_2526305931" text:style-name="Index_20_Link" text:visited-style-name="Index_20_Link">Using client and event tags<text:tab/>18</text:a></text:p>
          <text:p text:style-name="P287"><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8">Erkle</text:span></text:a><text:a xlink:type="simple" xlink:href="#__RefHeading___Toc9461_2526305931" text:style-name="Index_20_Link" text:visited-style-name="Index_20_Link"><text:tab/>19</text:a></text:p>
          <text:h text:style-name="P321" text:outline-level="1"><text:a xlink:type="simple" xlink:href="#__RefHeading___Toc2523_2906029521" text:style-name="Index_20_Link" text:visited-style-name="Index_20_Link">License<text:tab/></text:a></text:h>
          <text:p text:style-name="P287"><text:a xlink:type="simple" xlink:href="#__RefHeading___Toc8521_2526305931" text:style-name="Index_20_Link" text:visited-style-name="Index_20_Link">MIT License<text:tab/>20</text:a></text:p>
        </text:index-body>
      </text:table-of-content>
      <text:p text:style-name="P147"/>
      <text:h text:style-name="Heading_20_1" text:outline-level="1"><text:bookmark-start text:name="__RefHeading___Toc3509_2906029521"/><text:soft-page-break/>Summary<text:bookmark-end text:name="__RefHeading___Toc3509_2906029521"/></text:h>
      <text:p text:style-name="P133"><text:span text:style-name="T35">Erkle</text:span><text:span text:style-name="T177"> is a low level, event-driven IRC library for Python 3, designed for </text:span><text:a xlink:type="simple" xlink:href="https://en.wikipedia.org/wiki/IRC_bot" text:style-name="Internet_20_link" text:visited-style-name="Visited_20_Internet_20_Link"><text:span text:style-name="T177">IRC bots</text:span></text:a><text:span text:style-name="T177">, </text:span><text:a xlink:type="simple" xlink:href="https://en.wikipedia.org/wiki/Internet_Relay_Chat#Clients" text:style-name="Internet_20_link" text:visited-style-name="Visited_20_Internet_20_Link"><text:span text:style-name="T177">IRC clients</text:span></text:a><text:span text:style-name="T177">, or any other IRC-related purpose.</text:span></text:p>
      <text:h text:style-name="Heading_20_2" text:outline-level="2"><text:bookmark-start text:name="__RefHeading___Toc3533_2906029521"/>Philosophy<text:bookmark-end text:name="__RefHeading___Toc3533_2906029521"/></text:h>
      <text:p text:style-name="P122">Erkle<text:span text:style-name="T57"> was designed with the following in mind:</text:span></text:p>
      <text:p text:style-name="P111"/>
      <text:list xml:id="list3566206621" text:style-name="L1">
        <text:list-item>
          <text:p text:style-name="P152"><text:span text:style-name="T57">Little or no boilerplate code.</text:span><text:span text:style-name="T112"> To write a IRC bot or client, the programmer should only have to write the functionality he or she wants to </text:span><text:span text:style-name="T124">employ</text:span><text:span text:style-name="T112">.</text:span></text:p>
        </text:list-item>
        <text:list-item>
          <text:p text:style-name="P152"><text:span text:style-name="T57">Modular code.</text:span><text:span text:style-name="T11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2">reinvent the wheel</text:span></text:a><text:span text:style-name="T112"> every time they create a new bot or client. </text:span><text:span text:style-name="T125">Code should be able to be isolated into </text:span><text:a xlink:type="simple" xlink:href="https://en.wikipedia.org/wiki/Modular_programming" text:style-name="Internet_20_link" text:visited-style-name="Visited_20_Internet_20_Link"><text:span text:style-name="T125">modules</text:span></text:a><text:span text:style-name="T125"> for repeated use.</text:span></text:p>
        </text:list-item>
        <text:list-item>
          <text:p text:style-name="P153"><text:span text:style-name="T57">Little or no </text:span><text:span text:style-name="T76">software</text:span><text:span text:style-name="T57"> requirements.</text:span><text:span text:style-name="T112"> The library should use the Python standard library over third party libraries whenever possible.</text:span></text:p>
        </text:list-item>
        <text:list-item>
          <text:p text:style-name="P154"><text:span text:style-name="T57">Whenever possible, the library should mirror the protocol.</text:span><text:span text:style-name="T112"> Having an understanding of how the IRC protocol works should give an understanding of how the library works.</text:span></text:p>
        </text:list-item>
        <text:list-item>
          <text:p text:style-name="P155"><text:span text:style-name="T57">General purpose.</text:span><text:span text:style-name="T112"> The library should be able to be used for IRC bots, IRC clients, </text:span><text:span text:style-name="T128">or any other IRC-based purpose,</text:span><text:span text:style-name="T112"> with no preference for </text:span><text:span text:style-name="T128">any one specific function.</text:span></text:p>
        </text:list-item>
        <text:list-item>
          <text:p text:style-name="P156"><text:span text:style-name="T81">M</text:span><text:span text:style-name="T57">ultiple clients, multiple connections.</text:span><text:span text:style-name="T112"> The library should make it easy to create and maintain multiple IRC </text:span><text:span text:style-name="T130">connections/</text:span><text:span text:style-name="T112">clients at once, from a single program.</text:span></text:p>
        </text:list-item>
        <text:list-item>
          <text:p text:style-name="P157"><text:span text:style-name="T85">N</text:span><text:span text:style-name="T57">ot a "black box".</text:span><text:span text:style-name="T112"> The library should not prevent the user from using the library to perform functions not envisioned by the library's author. Important internal objects and functionality should be easily available to the user.</text:span></text:p>
        </text:list-item>
      </text:list>
      <text:h text:style-name="P284" text:outline-level="2"><text:bookmark-start text:name="__RefHeading___Toc3526_2906029521"/>Low Level<text:bookmark-end text:name="__RefHeading___Toc3526_2906029521"/></text:h>
      <text:p text:style-name="P132">To use <text:span text:style-name="T8">Erkle</text:span><text:span text:style-name="T57">, understanding IRC and the IRC protocol is a necessity. </text:span><text:span text:style-name="T8">Erkle</text:span><text:span text:style-name="T57"> is designed to be low level, meaning its interface is influenced by the protocol itself. Since there's no syntactic sugar to hide the difficult or complex parts of the protocol, </text:span><text:span text:style-name="T8">Erkle</text:span><text:span text:style-name="T57"> </text:span><text:span text:style-name="T75">code </text:span><text:span text:style-name="T96">can be hard</text:span><text:span text:style-name="T75"> to understand if you </text:span><text:span text:style-name="T96">don't </text:span><text:span text:style-name="T75">understand the underlying protocol.</text:span></text:p>
      <text:p text:style-name="P112"/>
      <text:p text:style-name="P112">The IRC protocol is defined in a series of RFC documents:</text:p>
      <text:p text:style-name="P112"/>
      <text:list xml:id="list3053447590" text:style-name="L2">
        <text:list-item>
          <text:p text:style-name="P159"><text:a xlink:type="simple" xlink:href="https://tools.ietf.org/html/rfc1459" text:style-name="Internet_20_link" text:visited-style-name="Visited_20_Internet_20_Link"><text:span text:style-name="T57">RFC 1459</text:span></text:a></text:p>
        </text:list-item>
        <text:list-item>
          <text:p text:style-name="P159"><text:a xlink:type="simple" xlink:href="https://tools.ietf.org/html/rfc2812" text:style-name="Internet_20_link" text:visited-style-name="Visited_20_Internet_20_Link"><text:span text:style-name="T57">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5">I wanted an IRC library with as few requirements as possible, and didn't require subclassing. I also wanted a client that was small enough to be bundled with an application, rather than requiring a user to install it through <text:span text:style-name="T2">pip</text:span><text:span text:style-name="T142"> or some other package manager. Last, I wanted a library that wasn't focused on writing IRC bots </text:span><text:span text:style-name="T30">or</text:span><text:span text:style-name="T142"> writing IRC clients; I wanted a library that would work for </text:span><text:span text:style-name="T150">any IRC-related activity</text:span><text:span text:style-name="T142">. <text:s/>Since I couldn't find this library, I decided to write </text:span><text:span text:style-name="T30">Erkle</text:span><text:span text:style-name="T142">.</text:span></text:p>
      <text:p text:style-name="P134"/>
      <text:p text:style-name="P133"/>
      <text:p text:style-name="P133"/>
      <text:p text:style-name="P133"/>
      <text:p text:style-name="P133"/>
      <text:p text:style-name="P133"/>
      <text:p text:style-name="P133"/>
      <text:p text:style-name="P133"/>
      <text:h text:style-name="P285" text:outline-level="1"><text:bookmark-start text:name="__RefHeading___Toc2928_2906029521"/><text:soft-page-break/>Requirements<text:bookmark-end text:name="__RefHeading___Toc2928_2906029521"/></text:h>
      <text:p text:style-name="P129"><text:span text:style-name="T30">Erkle</text:span> uses, for the most part, only modules <text:span text:style-name="T192">in the</text:span> Python <text:span text:style-name="T192">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82">TLS</text:span></text:a> to connect to IRC servers, however, the <text:a xlink:type="simple" xlink:href="https://www.pyopenssl.org/" text:style-name="Internet_20_link" text:visited-style-name="Visited_20_Internet_20_Link"><text:span text:style-name="T183">pyOpenSSL</text:span></text:a> library must be installed. To install this library via <text:span text:style-name="T190">the Python package installer,</text:span> <text:a xlink:type="simple" xlink:href="https://pip.pypa.io/" text:style-name="Internet_20_link" text:visited-style-name="Visited_20_Internet_20_Link"><text:span text:style-name="T184">pip</text:span></text:a>, execute this command:</text:p>
      <text:p text:style-name="P129"/>
      <table:table table:name="Table4" table:style-name="Table4">
        <table:table-column table:style-name="Table4.A"/>
        <table:table-row>
          <table:table-cell table:style-name="Table4.A1" office:value-type="string">
            <text:p text:style-name="P19">pip install pyOpenSSL</text:p>
          </table:table-cell>
        </table:table-row>
      </table:table>
      <text:h text:style-name="Heading_20_2" text:outline-level="2"><text:bookmark-start text:name="__RefHeading___Toc2979_2906029521"/>Python libraries<text:bookmark-end text:name="__RefHeading___Toc2979_2906029521"/></text:h>
      <text:p text:style-name="P121">Erkle<text:span text:style-name="T57"> uses the following modules from the standard library:</text:span></text:p>
      <text:p text:style-name="P113"/>
      <text:list xml:id="list1701791655" text:style-name="L3">
        <text:list-item>
          <text:p text:style-name="P160">sys</text:p>
        </text:list-item>
        <text:list-item>
          <text:p text:style-name="P161">os</text:p>
        </text:list-item>
        <text:list-item>
          <text:p text:style-name="P162">socket</text:p>
        </text:list-item>
        <text:list-item>
          <text:p text:style-name="P162">collections</text:p>
        </text:list-item>
        <text:list-item>
          <text:p text:style-name="P162">string</text:p>
        </text:list-item>
        <text:list-item>
          <text:p text:style-name="P162">threading</text:p>
        </text:list-item>
        <text:list-item>
          <text:p text:style-name="P158"><text:span text:style-name="T157">ssl</text:span><text:span text:style-name="T57"> (only if it is available)</text:span></text:p>
        </text:list-item>
      </text:list>
      <text:h text:style-name="Heading_20_2" text:outline-level="2"/>
      <text:p text:style-name="Standard"/>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68">The </text:span>Erkle <text:span text:style-name="T197">Object</text:span><text:bookmark-end text:name="__RefHeading___Toc2088_2906029521"/></text:h>
      <text:p text:style-name="P234"><text:span text:style-name="T57">The </text:span><text:span text:style-name="T8">Erkle</text:span><text:span text:style-name="T57"> object's constructor takes two mandatory arguments, and a number of optional key word arguments.</text:span></text:p>
      <text:p text:style-name="P234"><text:span text:style-name="T57"/></text:p>
      <text:p text:style-name="P281"><text:span text:style-name="_5f_OOoComputerSpecial"><text:span text:style-name="T267">class erkle.</text:span></text:span><text:span text:style-name="_5f_OOoComputerSpecial"><text:span text:style-name="T266">Erkle</text:span></text:span><text:span text:style-name="_5f_OOoComputerSpecial"><text:span text:style-name="T249">(</text:span></text:span><text:span text:style-name="_5f_OOoComputerSpecial"><text:span text:style-name="T269">nickname</text:span></text:span><text:span text:style-name="_5f_OOoComputerSpecial"><text:span text:style-name="T249">, </text:span></text:span><text:span text:style-name="_5f_OOoComputerSpecial"><text:span text:style-name="T269">server</text:span></text:span><text:span text:style-name="_5f_OOoComputerSpecial"><text:span text:style-name="T249">, </text:span></text:span><text:span text:style-name="_5f_OOoComputerSpecial"><text:span text:style-name="T270">port</text:span></text:span><text:span text:style-name="_5f_OOoComputerSpecial"><text:span text:style-name="T249">=6667, </text:span></text:span><text:span text:style-name="_5f_OOoComputerSpecial"><text:span text:style-name="T270">username</text:span></text:span><text:span text:style-name="_5f_OOoComputerSpecial"><text:span text:style-name="T249">="nickname",</text:span></text:span></text:p>
      <text:p text:style-name="P282"><text:span text:style-name="_5f_OOoComputerSpecial"><text:span text:style-name="T270">realname</text:span></text:span><text:span text:style-name="_5f_OOoComputerSpecial"><text:span text:style-name="T249">="real name", </text:span></text:span><text:span text:style-name="_5f_OOoComputerSpecial"><text:span text:style-name="T270">alternate</text:span></text:span><text:span text:style-name="_5f_OOoComputerSpecial"><text:span text:style-name="T249">="other_nick", </text:span></text:span><text:span text:style-name="_5f_OOoComputerSpecial"><text:span text:style-name="T270">password</text:span></text:span><text:span text:style-name="_5f_OOoComputerSpecial"><text:span text:style-name="T249">=None, </text:span></text:span><text:span text:style-name="_5f_OOoComputerSpecial"><text:span text:style-name="T270">ssl</text:span></text:span><text:span text:style-name="_5f_OOoComputerSpecial"><text:span text:style-name="T249">=False, </text:span></text:span><text:span text:style-name="_5f_OOoComputerSpecial"><text:span text:style-name="T276">certificate</text:span></text:span><text:span text:style-name="_5f_OOoComputerSpecial"><text:span text:style-name="T264">=None, </text:span></text:span><text:span text:style-name="_5f_OOoComputerSpecial"><text:span text:style-name="T276">key</text:span></text:span><text:span text:style-name="_5f_OOoComputerSpecial"><text:span text:style-name="T264">=None, </text:span></text:span><text:span text:style-name="_5f_OOoComputerSpecial"><text:span text:style-name="T275">verify_host</text:span></text:span><text:span text:style-name="_5f_OOoComputerSpecial"><text:span text:style-name="T263">=False, </text:span></text:span><text:span text:style-name="_5f_OOoComputerSpecial"><text:span text:style-name="T275">verify_cert</text:span></text:span><text:span text:style-name="_5f_OOoComputerSpecial"><text:span text:style-name="T263">=False,</text:span></text:span><text:span text:style-name="_5f_OOoComputerSpecial"><text:span text:style-name="T249"> </text:span></text:span><text:span text:style-name="_5f_OOoComputerSpecial"><text:span text:style-name="T270">encoding</text:span></text:span><text:span text:style-name="_5f_OOoComputerSpecial"><text:span text:style-name="T249">="utf-8", </text:span></text:span><text:span text:style-name="_5f_OOoComputerSpecial"><text:span text:style-name="T270">flood_protection</text:span></text:span><text:span text:style-name="_5f_OOoComputerSpecial"><text:span text:style-name="T249">=True, </text:span></text:span><text:span text:style-name="_5f_OOoComputerSpecial"><text:span text:style-name="T270">flood_rate</text:span></text:span><text:span text:style-name="_5f_OOoComputerSpecial"><text:span text:style-name="T249">=2, </text:span></text:span><text:span text:style-name="_5f_OOoComputerSpecial"><text:span text:style-name="T273">clock</text:span></text:span><text:span text:style-name="_5f_OOoComputerSpecial"><text:span text:style-name="T271">_resolution</text:span></text:span><text:span text:style-name="_5f_OOoComputerSpecial"><text:span text:style-name="T261">=0.25,</text:span></text:span><text:span text:style-name="_5f_OOoComputerSpecial"><text:span text:style-name="T249"> </text:span></text:span><text:span text:style-name="_5f_OOoComputerSpecial"><text:span text:style-name="T272">tick</text:span></text:span><text:span text:style-name="_5f_OOoComputerSpecial"><text:span text:style-name="T270">_frequency</text:span></text:span><text:span text:style-name="_5f_OOoComputerSpecial"><text:span text:style-name="T249">=1.0, </text:span></text:span><text:span text:style-name="_5f_OOoComputerSpecial"><text:span text:style-name="T270">debug_input</text:span></text:span><text:span text:style-name="_5f_OOoComputerSpecial"><text:span text:style-name="T249">=False, </text:span></text:span><text:span text:style-name="_5f_OOoComputerSpecial"><text:span text:style-name="T270">debug_output</text:span></text:span><text:span text:style-name="_5f_OOoComputerSpecial"><text:span text:style-name="T249">=False, </text:span></text:span><text:span text:style-name="_5f_OOoComputerSpecial"><text:span text:style-name="T270">multithread</text:span></text:span><text:span text:style-name="_5f_OOoComputerSpecial"><text:span text:style-name="T274">ed</text:span></text:span><text:span text:style-name="_5f_OOoComputerSpecial"><text:span text:style-name="T249">=False, </text:span></text:span><text:span text:style-name="_5f_OOoComputerSpecial"><text:span text:style-name="T270">daemon</text:span></text:span><text:span text:style-name="_5f_OOoComputerSpecial"><text:span text:style-name="T249">=False, </text:span></text:span><text:span text:style-name="_5f_OOoComputerSpecial"><text:span text:style-name="T270">socket</text:span></text:span><text:span text:style-name="_5f_OOoComputerSpecial"><text:span text:style-name="T249">=None)</text:span></text:span></text:p>
      <text:h text:style-name="Heading_20_3" text:outline-level="3"><text:bookmark-start text:name="__RefHeading___Toc7801_2805472371"/>Mandatory arguments<text:bookmark-end text:name="__RefHeading___Toc7801_2805472371"/></text:h>
      <text:list xml:id="list4056346948" text:style-name="L4">
        <text:list-item>
          <text:p text:style-name="P235"><text:span text:style-name="T57">nickname</text:span></text:p>
          <text:list>
            <text:list-item>
              <text:p text:style-name="P235"><text:span text:style-name="T112">The nickname the </text:span><text:span text:style-name="T30">Erkle</text:span><text:span text:style-name="T112"> object will use when it connects to an IRC server </text:span><text:span text:style-name="T138">(string).</text:span></text:p>
            </text:list-item>
          </text:list>
        </text:list-item>
        <text:list-item>
          <text:p text:style-name="P235"><text:span text:style-name="T97">s</text:span><text:span text:style-name="T57">erver</text:span></text:p>
          <text:list>
            <text:list-item>
              <text:p text:style-name="P235"><text:span text:style-name="T112">The hostname or IP address of the IRC server to connect to </text:span><text:span text:style-name="T138">(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80">Any of these key words can be used with <text:span text:style-name="T8">Erkle</text:span><text:span text:style-name="T57">'s </text:span><text:span text:style-name="T1">configure()</text:span><text:span text:style-name="T57"> method to change </text:span><text:span text:style-name="T100">or set</text:span><text:span text:style-name="T57"> options after the </text:span><text:span text:style-name="T8">Erkle</text:span><text:span text:style-name="T57">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0">Key <text:span text:style-name="T231">word</text:span></text:p>
            </table:table-cell>
            <table:table-cell table:style-name="Table2.A1" office:value-type="string">
              <text:p text:style-name="P20">Type</text:p>
            </table:table-cell>
            <table:table-cell table:style-name="Table2.A1" office:value-type="string">
              <text:p text:style-name="P20">Default</text:p>
            </table:table-cell>
            <table:table-cell table:style-name="Table2.D1" office:value-type="string">
              <text:p text:style-name="P20">Description</text:p>
            </table:table-cell>
          </table:table-row>
        </table:table-header-rows>
        <table:table-row table:style-name="Table2.1">
          <table:table-cell table:style-name="Table2.A2" office:value-type="string">
            <text:p text:style-name="P311">port</text:p>
          </table:table-cell>
          <table:table-cell table:style-name="Table2.A2" office:value-type="string">
            <text:p text:style-name="P21">int</text:p>
          </table:table-cell>
          <table:table-cell table:style-name="Table2.A2" office:value-type="string">
            <text:p text:style-name="P301">6667</text:p>
          </table:table-cell>
          <table:table-cell table:style-name="Table2.D2" office:value-type="string">
            <text:p text:style-name="P165">Sets the server port the client will connect to.</text:p>
          </table:table-cell>
        </table:table-row>
        <table:table-row table:style-name="Table2.1">
          <table:table-cell table:style-name="Table2.A2" office:value-type="string">
            <text:p text:style-name="P311">username</text:p>
          </table:table-cell>
          <table:table-cell table:style-name="Table2.A2" office:value-type="string">
            <text:p text:style-name="P21">str</text:p>
          </table:table-cell>
          <table:table-cell table:style-name="Table2.A2" office:value-type="string">
            <text:p text:style-name="P304">The client's nickname</text:p>
          </table:table-cell>
          <table:table-cell table:style-name="Table2.D3" office:value-type="string">
            <text:p text:style-name="P164">Sets the username the client will use. The key can be shortened to "user". </text:p>
          </table:table-cell>
        </table:table-row>
        <table:table-row table:style-name="Table2.1">
          <table:table-cell table:style-name="Table2.A2" office:value-type="string">
            <text:p text:style-name="P311">realname</text:p>
          </table:table-cell>
          <table:table-cell table:style-name="Table2.A2" office:value-type="string">
            <text:p text:style-name="P21">str</text:p>
          </table:table-cell>
          <table:table-cell table:style-name="Table2.A2" office:value-type="string">
            <text:p text:style-name="P302">"<text:span text:style-name="T213">Erkle 0.033 IRC Client"</text:span></text:p>
          </table:table-cell>
          <table:table-cell table:style-name="Table2.D4" office:value-type="string">
            <text:p text:style-name="P164">Sets the real name the client will use. The key can be shortened to "real". </text:p>
          </table:table-cell>
        </table:table-row>
        <table:table-row table:style-name="Table2.1">
          <table:table-cell table:style-name="Table2.A2" office:value-type="string">
            <text:p text:style-name="P311">alternate</text:p>
          </table:table-cell>
          <table:table-cell table:style-name="Table2.A2" office:value-type="string">
            <text:p text:style-name="P21">str</text:p>
          </table:table-cell>
          <table:table-cell table:style-name="Table2.A2" office:value-type="string">
            <text:p text:style-name="P304"><text:span text:style-name="T214">N</text:span>ickname followed by an underscore</text:p>
          </table:table-cell>
          <table:table-cell table:style-name="Table2.D5" office:value-type="string">
            <text:p text:style-name="P164">Sets the nickname the client will use if the initial nickname is already taken. The key can be shortened to "alt".</text:p>
          </table:table-cell>
        </table:table-row>
        <table:table-row table:style-name="Table2.1">
          <table:table-cell table:style-name="Table2.A2" office:value-type="string">
            <text:p text:style-name="P311">password</text:p>
          </table:table-cell>
          <table:table-cell table:style-name="Table2.A2" office:value-type="string">
            <text:p text:style-name="P21">str</text:p>
          </table:table-cell>
          <table:table-cell table:style-name="Table2.A2" office:value-type="string">
            <text:p text:style-name="P304">None</text:p>
          </table:table-cell>
          <table:table-cell table:style-name="Table2.D6" office:value-type="string">
            <text:p text:style-name="P165">Sets the password to be used to connect to the IRC server.</text:p>
          </table:table-cell>
        </table:table-row>
        <table:table-row table:style-name="Table2.1">
          <table:table-cell table:style-name="Table2.A2" office:value-type="string">
            <text:p text:style-name="P311">ssl</text:p>
          </table:table-cell>
          <table:table-cell table:style-name="Table2.A2" office:value-type="string">
            <text:p text:style-name="P21">bool</text:p>
          </table:table-cell>
          <table:table-cell table:style-name="Table2.A2" office:value-type="string">
            <text:p text:style-name="P304">False</text:p>
          </table:table-cell>
          <table:table-cell table:style-name="Table2.D11" office:value-type="string">
            <text:p text:style-name="P165">Sets whether SSL/TLS is used to connect to the server. </text:p>
          </table:table-cell>
        </table:table-row>
        <table:table-row table:style-name="Table2.1">
          <table:table-cell table:style-name="Table2.A2" office:value-type="string">
            <text:p text:style-name="P318">certificate</text:p>
          </table:table-cell>
          <table:table-cell table:style-name="Table2.A2" office:value-type="string">
            <text:p text:style-name="P298">str</text:p>
          </table:table-cell>
          <table:table-cell table:style-name="Table2.A2" office:value-type="string">
            <text:p text:style-name="P310">None</text:p>
          </table:table-cell>
          <table:table-cell table:style-name="Table2.D11" office:value-type="string">
            <text:p text:style-name="P170">If SSL/TLS is being used to connect, this sets the location of the client's certificate file (if needed).</text:p>
          </table:table-cell>
        </table:table-row>
        <table:table-row table:style-name="Table2.1">
          <table:table-cell table:style-name="Table2.A2" office:value-type="string">
            <text:p text:style-name="P318">key</text:p>
          </table:table-cell>
          <table:table-cell table:style-name="Table2.A2" office:value-type="string">
            <text:p text:style-name="P298">str</text:p>
          </table:table-cell>
          <table:table-cell table:style-name="Table2.A2" office:value-type="string">
            <text:p text:style-name="P310">None</text:p>
          </table:table-cell>
          <table:table-cell table:style-name="Table2.D11" office:value-type="string">
            <text:p text:style-name="P170">If SSL/TLS is being used to connect, this sets the location of the client's key file (if needed).</text:p>
          </table:table-cell>
        </table:table-row>
        <table:table-row table:style-name="Table2.1">
          <table:table-cell table:style-name="Table2.A2" office:value-type="string">
            <text:p text:style-name="P317">verify_host</text:p>
          </table:table-cell>
          <table:table-cell table:style-name="Table2.A2" office:value-type="string">
            <text:p text:style-name="P297">bool</text:p>
          </table:table-cell>
          <table:table-cell table:style-name="Table2.A2" office:value-type="string">
            <text:p text:style-name="P309">False</text:p>
          </table:table-cell>
          <table:table-cell table:style-name="Table2.D11" office:value-type="string">
            <text:p text:style-name="P168">If SSL/TLS is being used to connect, set this to <text:span text:style-name="T234">True</text:span> to verify the server's host name.</text:p>
          </table:table-cell>
        </table:table-row>
        <table:table-row table:style-name="Table2.1">
          <table:table-cell table:style-name="Table2.A2" office:value-type="string">
            <text:p text:style-name="P317">verify_cert</text:p>
          </table:table-cell>
          <table:table-cell table:style-name="Table2.A2" office:value-type="string">
            <text:p text:style-name="P297">bool</text:p>
          </table:table-cell>
          <table:table-cell table:style-name="Table2.A2" office:value-type="string">
            <text:p text:style-name="P309">False</text:p>
          </table:table-cell>
          <table:table-cell table:style-name="Table2.D11" office:value-type="string">
            <text:p text:style-name="P168">If SSL/TLS is being used to connect, set this to <text:span text:style-name="T234">True</text:span> to verify the server's certificate.</text:p>
          </table:table-cell>
        </table:table-row>
        <table:table-row table:style-name="Table2.1">
          <table:table-cell table:style-name="Table2.A2" office:value-type="string">
            <text:p text:style-name="P312">socket</text:p>
          </table:table-cell>
          <table:table-cell table:style-name="Table2.A2" office:value-type="string">
            <text:p text:style-name="P296">module</text:p>
          </table:table-cell>
          <table:table-cell table:style-name="Table2.A2" office:value-type="string">
            <text:p text:style-name="P305">None</text:p>
          </table:table-cell>
          <table:table-cell table:style-name="Table2.D12" office:value-type="string">
            <text:p text:style-name="P173"><text:span text:style-name="T159">To use a different module for networking, set this to the new module's object. The module must support </text:span><text:a xlink:type="simple" xlink:href="https://docs.python.org/3/library/socket.html" text:style-name="Internet_20_link" text:visited-style-name="Visited_20_Internet_20_Link"><text:span text:style-name="T168">Python's </text:span></text:a><text:a xlink:type="simple" xlink:href="https://docs.python.org/3/library/socket.html" text:style-name="Internet_20_link" text:visited-style-name="Visited_20_Internet_20_Link"><text:span text:style-name="T229">socket</text:span></text:a><text:a xlink:type="simple" xlink:href="https://docs.python.org/3/library/socket.html" text:style-name="Internet_20_link" text:visited-style-name="Visited_20_Internet_20_Link"><text:span text:style-name="T168"> library AP</text:span></text:a><text:a xlink:type="simple" xlink:href="https://docs.python.org/3/library/socket.html" text:style-name="Internet_20_link" text:visited-style-name="Visited_20_Internet_20_Link"><text:span text:style-name="T159">I</text:span></text:a><text:span text:style-name="T159">.</text:span></text:p>
          </table:table-cell>
        </table:table-row>
        <table:table-row table:style-name="Table2.1">
          <table:table-cell table:style-name="Table2.A2" office:value-type="string">
            <text:p text:style-name="P311">encoding</text:p>
          </table:table-cell>
          <table:table-cell table:style-name="Table2.A2" office:value-type="string">
            <text:p text:style-name="P21">str</text:p>
          </table:table-cell>
          <table:table-cell table:style-name="Table2.A2" office:value-type="string">
            <text:p text:style-name="P302">"<text:span text:style-name="T213">utf-8"</text:span></text:p>
          </table:table-cell>
          <table:table-cell table:style-name="Table2.D13" office:value-type="string">
            <text:p text:style-name="P165">Sets what string encoding the server uses.</text:p>
          </table:table-cell>
        </table:table-row>
        <table:table-row table:style-name="Table2.1">
          <table:table-cell table:style-name="Table2.A2" office:value-type="string">
            <text:p text:style-name="P311">flood_protection</text:p>
          </table:table-cell>
          <table:table-cell table:style-name="Table2.A2" office:value-type="string">
            <text:p text:style-name="P21">bool</text:p>
          </table:table-cell>
          <table:table-cell table:style-name="Table2.A2" office:value-type="string">
            <text:p text:style-name="P304">True</text:p>
          </table:table-cell>
          <table:table-cell table:style-name="Table2.D14" office:value-type="string">
            <text:p text:style-name="P144"><text:span text:style-name="T185">Sets whether </text:span><text:a xlink:type="simple" xlink:href="https://tools.ietf.org/html/rfc1459#section-8.10" text:style-name="Internet_20_link" text:visited-style-name="Visited_20_Internet_20_Link"><text:span text:style-name="T189">flood protection</text:span></text:a><text:span text:style-name="T185"> is used or not.</text:span></text:p>
          </table:table-cell>
        </table:table-row>
        <text:soft-page-break/>
        <table:table-row table:style-name="Table2.1">
          <table:table-cell table:style-name="Table2.A2" office:value-type="string">
            <text:p text:style-name="P311">flood_rate</text:p>
          </table:table-cell>
          <table:table-cell table:style-name="Table2.A2" office:value-type="string">
            <text:p text:style-name="P299">number</text:p>
          </table:table-cell>
          <table:table-cell table:style-name="Table2.A2" office:value-type="string">
            <text:p text:style-name="P301">2</text:p>
          </table:table-cell>
          <table:table-cell table:style-name="Table2.D16" office:value-type="string">
            <text:p text:style-name="P171"><text:span text:style-name="T142">Sets how often messages are sent to the server if flood protection is turned on, </text:span><text:span text:style-name="T147">in seconds. </text:span><text:span text:style-name="T152">This value can be either an integer or a float.</text:span></text:p>
          </table:table-cell>
        </table:table-row>
        <table:table-row table:style-name="Table2.1">
          <table:table-cell table:style-name="Table2.A2" office:value-type="string">
            <text:p text:style-name="P316"><text:span text:style-name="T278">clock</text:span>_resolution</text:p>
          </table:table-cell>
          <table:table-cell table:style-name="Table2.A2" office:value-type="string">
            <text:p text:style-name="P300">number</text:p>
          </table:table-cell>
          <table:table-cell table:style-name="Table2.A2" office:value-type="string">
            <text:p text:style-name="P303">0.25</text:p>
          </table:table-cell>
          <table:table-cell table:style-name="Table2.D16" office:value-type="string">
            <text:p text:style-name="P169">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311"><text:span text:style-name="T277">tick</text:span>_frequency</text:p>
          </table:table-cell>
          <table:table-cell table:style-name="Table2.A2" office:value-type="string">
            <text:p text:style-name="P299">number</text:p>
          </table:table-cell>
          <table:table-cell table:style-name="Table2.A2" office:value-type="string">
            <text:p text:style-name="P301">1.<text:span text:style-name="T231">0</text:span></text:p>
          </table:table-cell>
          <table:table-cell table:style-name="Table2.D17" office:value-type="string">
            <text:p text:style-name="P172"><text:span text:style-name="T202">Sets how often the </text:span><text:span text:style-name="T206">tick</text:span><text:span text:style-name="T202"> event is triggered, in seconds. </text:span><text:span text:style-name="T203">See </text:span><text:span text:style-name="T205"><text:bookmark-ref text:reference-format="text" text:ref-name="__RefHeading___Toc2811_2906029521">Events</text:bookmark-ref></text:span><text:span text:style-name="T203">. </text:span><text:span text:style-name="T204">This value can be either an integer or a float.</text:span></text:p>
          </table:table-cell>
        </table:table-row>
        <table:table-row table:style-name="Table2.1">
          <table:table-cell table:style-name="Table2.A2" office:value-type="string">
            <text:p text:style-name="P313">multithreaded</text:p>
          </table:table-cell>
          <table:table-cell table:style-name="Table2.A2" office:value-type="string">
            <text:p text:style-name="P22">bool</text:p>
          </table:table-cell>
          <table:table-cell table:style-name="Table2.A2" office:value-type="string">
            <text:p text:style-name="P306">False</text:p>
          </table:table-cell>
          <table:table-cell table:style-name="Table2.D18" office:value-type="string">
            <text:p text:style-name="P166">Executes <text:span text:style-name="T8">Erkle</text:span>'s <text:span text:style-name="T234">c</text:span><text:span text:style-name="T235">onnect()</text:span><text:span text:style-name="T223"> method</text:span> in a separate thread.</text:p>
          </table:table-cell>
        </table:table-row>
        <table:table-row table:style-name="Table2.1">
          <table:table-cell table:style-name="Table2.A2" office:value-type="string">
            <text:p text:style-name="P314">daemon</text:p>
          </table:table-cell>
          <table:table-cell table:style-name="Table2.A2" office:value-type="string">
            <text:p text:style-name="P295">bool</text:p>
          </table:table-cell>
          <table:table-cell table:style-name="Table2.A2" office:value-type="string">
            <text:p text:style-name="P307">False</text:p>
          </table:table-cell>
          <table:table-cell table:style-name="Table2.D19" office:value-type="string">
            <text:p text:style-name="P163"><text:span text:style-name="T159">If </text:span><text:span text:style-name="T168">Erkle</text:span><text:span text:style-name="T159"> is to run in a separate thread, the </text:span><text:a xlink:type="simple" xlink:href="https://docs.python.org/3.7/library/threading.html" text:style-name="Internet_20_link" text:visited-style-name="Visited_20_Internet_20_Link"><text:span text:style-name="T168">thread will be daemonize</text:span></text:a><text:a xlink:type="simple" xlink:href="https://docs.python.org/3.7/library/threading.html" text:style-name="Internet_20_link" text:visited-style-name="Visited_20_Internet_20_Link"><text:span text:style-name="T159">d</text:span></text:a><text:span text:style-name="T159">.</text:span></text:p>
          </table:table-cell>
        </table:table-row>
        <table:table-row table:style-name="Table2.1">
          <table:table-cell table:style-name="Table2.A2" office:value-type="string">
            <text:p text:style-name="P315"><text:span text:style-name="T232">debug_</text:span>input</text:p>
          </table:table-cell>
          <table:table-cell table:style-name="Table2.A2" office:value-type="string">
            <text:p text:style-name="P23">bool</text:p>
          </table:table-cell>
          <table:table-cell table:style-name="Table2.A2" office:value-type="string">
            <text:p text:style-name="P308">False</text:p>
          </table:table-cell>
          <table:table-cell table:style-name="Table2.D20" office:value-type="string">
            <text:p text:style-name="P167">Set this to <text:span text:style-name="T8">True</text:span> to print all incoming IRC messages to the console.</text:p>
          </table:table-cell>
        </table:table-row>
        <table:table-row table:style-name="Table2.1">
          <table:table-cell table:style-name="Table2.A2" office:value-type="string">
            <text:p text:style-name="P315"><text:span text:style-name="T232">debug_</text:span>output</text:p>
          </table:table-cell>
          <table:table-cell table:style-name="Table2.A2" office:value-type="string">
            <text:p text:style-name="P23">bool</text:p>
          </table:table-cell>
          <table:table-cell table:style-name="Table2.A2" office:value-type="string">
            <text:p text:style-name="P308">False</text:p>
          </table:table-cell>
          <table:table-cell table:style-name="Table2.D21" office:value-type="string">
            <text:p text:style-name="P167">Set this to <text:span text:style-name="T8">True</text:span> to print all outgoing IRC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91">M</text:span>ethods<text:bookmark-end text:name="__RefHeading___Toc2807_2906029521"/></text:h>
      <text:h text:style-name="P283" text:outline-level="3"><text:bookmark-start text:name="__RefHeading___Toc4238_1236559153"/>Usable before connecting to an IRC server<text:bookmark-end text:name="__RefHeading___Toc4238_1236559153"/></text:h>
      <text:p text:style-name="P140"><text:span text:style-name="T178">Once the </text:span><text:span text:style-name="T12">Erkle</text:span><text:span text:style-name="T55"> object is created, use its </text:span><text:span text:style-name="T154">connect()</text:span><text:span text:style-name="T55">method to cause the object to connect to the IRC server.</text:span></text:p>
      <text:p text:style-name="P140"/>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5">Method</text:p>
            </table:table-cell>
            <table:table-cell table:style-name="Table3.A1" office:value-type="string">
              <text:p text:style-name="P25">Arguments</text:p>
            </table:table-cell>
            <table:table-cell table:style-name="Table3.C1" office:value-type="string">
              <text:p text:style-name="P25">Description</text:p>
            </table:table-cell>
          </table:table-row>
        </table:table-header-rows>
        <table:table-row table:style-name="Table3.1">
          <table:table-cell table:style-name="Table3.A2" office:value-type="string">
            <text:p text:style-name="P276">configure</text:p>
          </table:table-cell>
          <table:table-cell table:style-name="Table3.A2" office:value-type="string">
            <text:p text:style-name="P198">Key words</text:p>
          </table:table-cell>
          <table:table-cell table:style-name="Table3.C3" office:value-type="string">
            <text:p text:style-name="P195">Any options set by the keywords available in <text:span text:style-name="T8">Erkle</text:span><text:span text:style-name="T57">'s constructor can be set with this method. </text:span><text:span text:style-name="T99">See </text:span><text:span text:style-name="T43"><text:bookmark-ref text:reference-format="text" text:ref-name="__RefHeading___Toc4577_2526305931">Optional key word arguments</text:bookmark-ref></text:span><text:span text:style-name="T99">.</text:span><text:span text:style-name="T57"> This method </text:span><text:span text:style-name="T8">cannot</text:span><text:span text:style-name="T57"> be called while the client is connected </text:span><text:span text:style-name="T98">to IRC.</text:span></text:p>
          </table:table-cell>
        </table:table-row>
        <table:table-row table:style-name="Table3.1">
          <table:table-cell table:style-name="Table3.A2" office:value-type="string">
            <text:p text:style-name="P236">connect</text:p>
          </table:table-cell>
          <table:table-cell table:style-name="Table3.A2" office:value-type="string">
            <text:p text:style-name="P34">None.</text:p>
          </table:table-cell>
          <table:table-cell table:style-name="Table3.C3" office:value-type="string">
            <text:p text:style-name="P52">Connects to the IRC server. <text:span text:style-name="T216">If the </text:span><text:span text:style-name="T156">multithreaded</text:span><text:span text:style-name="T216"> configuration option is set to </text:span><text:span text:style-name="T20">True</text:span><text:span text:style-name="T88">, the IRC client/connection will be executed in a separate thread.</text:span></text:p>
          </table:table-cell>
        </table:table-row>
        <table:table-row table:style-name="Table3.1">
          <table:table-cell table:style-name="Table3.A2" office:value-type="string">
            <text:p text:style-name="P237">disable</text:p>
          </table:table-cell>
          <table:table-cell table:style-name="Table3.A2" office:value-type="string">
            <text:list xml:id="list2717616889" text:style-name="List_20_1">
              <text:list-item>
                <text:p text:style-name="P174"><text:span text:style-name="T4">tag</text:span> (string)</text:p>
              </text:list-item>
              <text:list-item>
                <text:p text:style-name="P176">...</text:p>
              </text:list-item>
            </text:list>
          </table:table-cell>
          <table:table-cell table:style-name="Table3.C4" office:value-type="string">
            <text:p text:style-name="P88">Prevents any hooked functions tagged with <text:span text:style-name="T2">tag</text:span><text:span text:style-name="T142"> from executing. </text:span><text:span text:style-name="T144">Any number of tags can be enabled, as long as they are passed as individual arguments.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p>
          </table:table-cell>
        </table:table-row>
        <table:table-row table:style-name="Table3.1">
          <table:table-cell table:style-name="Table3.A2" office:value-type="string">
            <text:p text:style-name="P237">enable</text:p>
          </table:table-cell>
          <table:table-cell table:style-name="Table3.A2" office:value-type="string">
            <text:list xml:id="list204138445680058" text:continue-numbering="true" text:style-name="List_20_1">
              <text:list-item>
                <text:p text:style-name="P174"><text:span text:style-name="T4">tag</text:span> (string)</text:p>
              </text:list-item>
              <text:list-item>
                <text:p text:style-name="P176">...</text:p>
              </text:list-item>
            </text:list>
          </table:table-cell>
          <table:table-cell table:style-name="Table3.C5" office:value-type="string">
            <text:p text:style-name="P88">Removes <text:span text:style-name="T2">tag</text:span><text:span text:style-name="T142"> from the list of disabled tags; hooked functions with this tag will be executed as normal. </text:span><text:span text:style-name="T144">Any number of tags can be enabled, as long as they are passed as individual arguments.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p>
          </table:table-cell>
        </table:table-row>
        <table:table-row table:style-name="Table3.1">
          <table:table-cell table:style-name="Table3.A2" office:value-type="string">
            <text:p text:style-name="P238">tag</text:p>
          </table:table-cell>
          <table:table-cell table:style-name="Table3.A2" office:value-type="string">
            <text:list xml:id="list204138237089795" text:continue-numbering="true" text:style-name="List_20_1">
              <text:list-item>
                <text:p text:style-name="P175"><text:span text:style-name="T4">tag</text:span> (string)</text:p>
              </text:list-item>
              <text:list-item>
                <text:p text:style-name="P178">...</text:p>
              </text:list-item>
            </text:list>
          </table:table-cell>
          <table:table-cell table:style-name="Table3.C6" office:value-type="string">
            <text:p text:style-name="P73">Adds a <text:span text:style-name="T2">tag</text:span><text:span text:style-name="T142"> to the </text:span><text:span text:style-name="T30">Erkle</text:span><text:span text:style-name="T142"> object. Only hooked functions with that tag will be called when an event is triggered.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span text:style-name="T127"> </text:span><text:span text:style-name="T129">This method can be called while the client is connected.</text:span></text:p>
          </table:table-cell>
        </table:table-row>
        <table:table-row table:style-name="Table3.1">
          <table:table-cell table:style-name="Table3.A2" office:value-type="string">
            <text:p text:style-name="P238">untag</text:p>
          </table:table-cell>
          <table:table-cell table:style-name="Table3.A2" office:value-type="string">
            <text:list xml:id="list204136662559819" text:continue-numbering="true" text:style-name="List_20_1">
              <text:list-item>
                <text:p text:style-name="P175"><text:span text:style-name="T4">tag</text:span> (string)</text:p>
              </text:list-item>
              <text:list-item>
                <text:p text:style-name="P177">...</text:p>
              </text:list-item>
            </text:list>
          </table:table-cell>
          <table:table-cell table:style-name="Table3.C7" office:value-type="string">
            <text:p text:style-name="P74">Removes a <text:span text:style-name="T2">tag</text:span><text:span text:style-name="T142"> from the </text:span><text:span text:style-name="T30">Erkle</text:span><text:span text:style-name="T142"> object.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span text:style-name="T127"> </text:span><text:span text:style-name="T129">This method can be called while the client is connected.</text:span></text:p>
          </table:table-cell>
        </table:table-row>
      </table:table>
      <text:h text:style-name="P283" text:outline-level="3"><text:bookmark-start text:name="__RefHeading___Toc3804_1810892473"/>Usable after connecting to an IRC server<text:bookmark-end text:name="__RefHeading___Toc3804_1810892473"/></text:h>
      <text:p text:style-name="P141">The following methods can only be used after the <text:span text:style-name="T8">Erkle</text:span><text:span text:style-name="T57"> object's </text:span><text:span text:style-name="T1">connect(</text:span><text:span text:style-name="T239">)</text:span><text:span text:style-name="T57"> method has been called. </text:span><text:span text:style-name="T83">If flood protection is turned on (the default), any outgoing messages to the server are added to a queue and sent at a rate of rate of one message every two seconds.</text:span></text:p>
      <text:p text:style-name="P116"/>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5">Method</text:p>
            </table:table-cell>
            <table:table-cell table:style-name="Table12.A1" office:value-type="string">
              <text:p text:style-name="P25">Arguments</text:p>
            </table:table-cell>
            <table:table-cell table:style-name="Table12.C1" office:value-type="string">
              <text:p text:style-name="P25">Description</text:p>
            </table:table-cell>
          </table:table-row>
        </table:table-header-rows>
        <table:table-row table:style-name="Table12.1">
          <table:table-cell table:style-name="Table12.A2" office:value-type="string">
            <text:p text:style-name="P239">thread</text:p>
          </table:table-cell>
          <table:table-cell table:style-name="Table12.B22" office:value-type="string">
            <text:p text:style-name="P36">None.</text:p>
          </table:table-cell>
          <table:table-cell table:style-name="Table12.C22" office:value-type="string">
            <text:p text:style-name="P70">If <text:span text:style-name="T8">Erkle</text:span><text:span text:style-name="T57"> </text:span><text:span text:style-name="T89">has the </text:span><text:span text:style-name="T239">multithreaded</text:span><text:span text:style-name="T89"> configuration option set to</text:span><text:span text:style-name="T21"> True</text:span><text:span text:style-name="T57">, the object's </text:span><text:span text:style-name="T8">Thread</text:span><text:span text:style-name="T57"> object </text:span><text:span text:style-name="T74">(see </text:span><text:a xlink:type="simple" xlink:href="https://docs.python.org/3/library/threading.html" text:style-name="Internet_20_link" text:visited-style-name="Visited_20_Internet_20_Link"><text:span text:style-name="T13">the Python documentation for the </text:span></text:a><text:a xlink:type="simple" xlink:href="https://docs.python.org/3/library/threading.html" text:style-name="Internet_20_link" text:visited-style-name="Visited_20_Internet_20_Link"><text:span text:style-name="T13">Threading</text:span></text:a><text:a xlink:type="simple" xlink:href="https://docs.python.org/3/library/threading.html" text:style-name="Internet_20_link" text:visited-style-name="Visited_20_Internet_20_Link"><text:span text:style-name="T13"> library</text:span></text:a><text:span text:style-name="T74">)</text:span><text:span text:style-name="T57"> will be returned; otherwise, </text:span><text:span text:style-name="T1">None</text:span><text:span text:style-name="T57"> is returned.</text:span></text:p>
          </table:table-cell>
        </table:table-row>
        <table:table-row table:style-name="Table12.1">
          <table:table-cell table:style-name="Table12.A2" office:value-type="string">
            <text:p text:style-name="P240">kill</text:p>
          </table:table-cell>
          <table:table-cell table:style-name="Table12.B22" office:value-type="string">
            <text:p text:style-name="P37">None.</text:p>
          </table:table-cell>
          <table:table-cell table:style-name="Table12.C22" office:value-type="string">
            <text:p text:style-name="P71"><text:span text:style-name="T57">If </text:span><text:span text:style-name="T8">Erkle</text:span><text:span text:style-name="T57"> </text:span><text:span text:style-name="T89">has the </text:span><text:span text:style-name="T239">multithreaded</text:span><text:span text:style-name="T89"> configuration option set to</text:span><text:span text:style-name="T21"> True</text:span><text:span text:style-name="T57">, </text:span><text:span text:style-name="T77">this will terminate the object's thread.</text:span></text:p>
          </table:table-cell>
        </table:table-row>
        <table:table-row table:style-name="Table12.1">
          <table:table-cell table:style-name="Table12.A2" office:value-type="string">
            <text:p text:style-name="P241">socket</text:p>
          </table:table-cell>
          <table:table-cell table:style-name="Table12.B22" office:value-type="string">
            <text:p text:style-name="P38">None.</text:p>
          </table:table-cell>
          <table:table-cell table:style-name="Table12.C22" office:value-type="string">
            <text:p text:style-name="P78"><text:span text:style-name="T230">R</text:span>eturns the socket the <text:span text:style-name="T8">Erkle</text:span><text:span text:style-name="T57"> object is using for the IRC connection</text:span><text:span text:style-name="T87">.</text:span></text:p>
          </table:table-cell>
        </table:table-row>
        <table:table-row table:style-name="Table12.1">
          <table:table-cell table:style-name="Table12.A2" office:value-type="string">
            <text:p text:style-name="P243">send</text:p>
          </table:table-cell>
          <table:table-cell table:style-name="Table12.B22" office:value-type="string">
            <text:list xml:id="list204136451149478" text:continue-numbering="true" text:style-name="List_20_1">
              <text:list-item>
                <text:p text:style-name="P223"><text:span text:style-name="T158">data</text:span><text:span text:style-name="T159"> (string)</text:span></text:p>
              </text:list-item>
            </text:list>
          </table:table-cell>
          <table:table-cell table:style-name="Table12.C22" office:value-type="string">
            <text:p text:style-name="P65">Sends a "raw" message to the IRC server; the message will not be processed in any way before being sent. <text:span text:style-name="T224">This method can be used to send commands to the IRC server that don't have a corresponding</text:span><text:span text:style-name="T24"> Erkle</text:span><text:span text:style-name="T94"> method. For example, to send the IRC operator rehash command, you could call</text:span><text:span text:style-name="T24"> </text:span><text:span text:style-name="T247">Erkle</text:span><text:span text:style-name="T240">.send("REHASH")</text:span><text:span text:style-name="T94">.</text:span><text:span text:style-name="T24"> </text:span></text:p>
          </table:table-cell>
        </table:table-row>
        <text:soft-page-break/>
        <table:table-row table:style-name="Table12.1">
          <table:table-cell table:style-name="Table12.A2" office:value-type="string">
            <text:p text:style-name="P243"><text:span text:style-name="T193">priv</text:span>msg</text:p>
          </table:table-cell>
          <table:table-cell table:style-name="Table12.B23" office:value-type="string">
            <text:list xml:id="list204138120644481" text:continue-numbering="true" text:style-name="List_20_1">
              <text:list-item>
                <text:p text:style-name="P179"><text:span text:style-name="T2">target</text:span> (string) <text:span text:style-name="T220">OR </text:span><text:span text:style-name="T7">target</text:span><text:span text:style-name="T148"> (list)</text:span></text:p>
              </text:list-item>
              <text:list-item>
                <text:p text:style-name="P179"><text:span text:style-name="T2">message</text:span> (string)</text:p>
              </text:list-item>
            </text:list>
          </table:table-cell>
          <table:table-cell table:style-name="Table12.C23" office:value-type="string">
            <text:p text:style-name="P65">Sends a chat message to a channel or user. <text:span text:style-name="T193">This can also be called via an alias: </text:span><text:span text:style-name="T236">msg()</text:span><text:span text:style-name="T186">. </text:span><text:span text:style-name="T187">Pass a list of channels or users to send a PRIVMSG to multiple users or channels.</text:span></text:p>
          </table:table-cell>
        </table:table-row>
        <table:table-row table:style-name="Table12.1">
          <table:table-cell table:style-name="Table12.A2" office:value-type="string">
            <text:p text:style-name="P244">cprivmsg</text:p>
          </table:table-cell>
          <table:table-cell table:style-name="Table12.B23" office:value-type="string">
            <text:list xml:id="list204137304036609" text:continue-numbering="true" text:style-name="List_20_1">
              <text:list-item>
                <text:p text:style-name="P181"><text:span text:style-name="T2">nickname</text:span> (string)</text:p>
              </text:list-item>
              <text:list-item>
                <text:p text:style-name="P181"><text:span text:style-name="T2">channel</text:span> (string)</text:p>
              </text:list-item>
              <text:list-item>
                <text:p text:style-name="P181"><text:span text:style-name="T2">message</text:span> (string)</text:p>
              </text:list-item>
            </text:list>
          </table:table-cell>
          <table:table-cell table:style-name="Table12.C23" office:value-type="string">
            <text:p text:style-name="P85">Sends a <text:span text:style-name="T221">private message</text:span> to <text:span text:style-name="T2">nickname</text:span><text:span text:style-name="T142"> in </text:span><text:span text:style-name="T2">channel</text:span><text:span text:style-name="T142"> that bypasses flood protection limit</text:span><text:span text:style-name="T149">s</text:span><text:span text:style-name="T142">. Both the target nickname and the client must be in the same channel, and the client must be a channel operator. Not all servers support the </text:span><text:span text:style-name="T149">CPRIVMSG</text:span><text:span text:style-name="T142"> command; if the server currently connected to supports </text:span><text:span text:style-name="T149">CPRIVMSG</text:span><text:span text:style-name="T142"> it should be in the client's </text:span><text:span text:style-name="T234">commands</text:span><text:span text:style-name="T142"> attribute.</text:span></text:p>
          </table:table-cell>
        </table:table-row>
        <table:table-row table:style-name="Table12.1">
          <table:table-cell table:style-name="Table12.A2" office:value-type="string">
            <text:p text:style-name="P243">action</text:p>
          </table:table-cell>
          <table:table-cell table:style-name="Table12.B22" office:value-type="string">
            <text:list xml:id="list204138293340530" text:continue-numbering="true" text:style-name="List_20_1">
              <text:list-item>
                <text:p text:style-name="P180"><text:span text:style-name="T2">target</text:span> (string) <text:span text:style-name="T220">OR </text:span><text:span text:style-name="T7">target</text:span><text:span text:style-name="T148"> (list)</text:span></text:p>
              </text:list-item>
              <text:list-item>
                <text:p text:style-name="P179"><text:span text:style-name="T2">message</text:span> (string)</text:p>
              </text:list-item>
            </text:list>
          </table:table-cell>
          <table:table-cell table:style-name="Table12.C22" office:value-type="string">
            <text:p text:style-name="P83">Sends a CTCP action message to a channel or user. <text:span text:style-name="T193">This can also be called via an alias: </text:span><text:span text:style-name="T236">me()</text:span><text:span text:style-name="T186">. </text:span><text:span text:style-name="T187">Pass a list of channels or users to send a </text:span><text:span text:style-name="T188">CTCP action</text:span><text:span text:style-name="T187"> to multiple users or channels.</text:span></text:p>
          </table:table-cell>
        </table:table-row>
        <table:table-row table:style-name="Table12.1">
          <table:table-cell table:style-name="Table12.A2" office:value-type="string">
            <text:p text:style-name="P245">notice</text:p>
          </table:table-cell>
          <table:table-cell table:style-name="Table12.B23" office:value-type="string">
            <text:list xml:id="list204137878485137" text:continue-numbering="true" text:style-name="List_20_1">
              <text:list-item>
                <text:p text:style-name="P183"><text:span text:style-name="T2">target</text:span> (string) <text:span text:style-name="T220">OR </text:span><text:span text:style-name="T7">target</text:span><text:span text:style-name="T148"> (list)</text:span></text:p>
              </text:list-item>
              <text:list-item>
                <text:p text:style-name="P184"><text:span text:style-name="T2">message</text:span> (string)</text:p>
              </text:list-item>
            </text:list>
          </table:table-cell>
          <table:table-cell table:style-name="Table12.C23" office:value-type="string">
            <text:p text:style-name="P77">Sends a notice to a user or channel.<text:span text:style-name="T186">. </text:span><text:span text:style-name="T187">Pass a list of channels or users to send a </text:span><text:span text:style-name="T188">NOTICE</text:span><text:span text:style-name="T187"> to multiple users or channels.</text:span></text:p>
          </table:table-cell>
        </table:table-row>
        <table:table-row table:style-name="Table12.1">
          <table:table-cell table:style-name="Table12.A2" office:value-type="string">
            <text:p text:style-name="P246">cnotice</text:p>
          </table:table-cell>
          <table:table-cell table:style-name="Table12.B23" office:value-type="string">
            <text:list xml:id="list204138278257687" text:continue-numbering="true" text:style-name="List_20_1">
              <text:list-item>
                <text:p text:style-name="P182"><text:span text:style-name="T2">nickname</text:span> (string)</text:p>
              </text:list-item>
              <text:list-item>
                <text:p text:style-name="P182"><text:span text:style-name="T2">channel</text:span> (string)</text:p>
              </text:list-item>
              <text:list-item>
                <text:p text:style-name="P182"><text:span text:style-name="T2">message</text:span> (string)</text:p>
              </text:list-item>
            </text:list>
          </table:table-cell>
          <table:table-cell table:style-name="Table12.C23" office:value-type="string">
            <text:p text:style-name="P84">Sends a channel NOTICE to <text:span text:style-name="T2">nickname</text:span><text:span text:style-name="T142"> in </text:span><text:span text:style-name="T2">channel</text:span><text:span text:style-name="T142"> that bypasses flood protection limit</text:span><text:span text:style-name="T149">s</text:span><text:span text:style-name="T142">. Both the target nickname and the client must be in the same channel, and the client must be a channel operator. Not all servers support the CNOTICE command; if the server currently connected to supports CNOTICE it should be in the client's </text:span><text:span text:style-name="T234">commands</text:span><text:span text:style-name="T142"> attribute.</text:span></text:p>
          </table:table-cell>
        </table:table-row>
        <table:table-row table:style-name="Table12.1">
          <table:table-cell table:style-name="Table12.A2" office:value-type="string">
            <text:p text:style-name="P247">oper</text:p>
          </table:table-cell>
          <table:table-cell table:style-name="Table12.B23" office:value-type="string">
            <text:list xml:id="list204137091937204" text:continue-numbering="true" text:style-name="List_20_1">
              <text:list-item>
                <text:p text:style-name="P185"><text:span text:style-name="T2">username</text:span> (string)</text:p>
              </text:list-item>
              <text:list-item>
                <text:p text:style-name="P185"><text:span text:style-name="T2">password</text:span> (string)</text:p>
              </text:list-item>
            </text:list>
          </table:table-cell>
          <table:table-cell table:style-name="Table12.C23" office:value-type="string">
            <text:p text:style-name="P86">Logs into an IRC operator account on the server. If the login is successful, the server will trigger an <text:span text:style-name="T153">oper</text:span> event.</text:p>
          </table:table-cell>
        </table:table-row>
        <table:table-row table:style-name="Table12.1">
          <table:table-cell table:style-name="Table12.A2" office:value-type="string">
            <text:p text:style-name="P243">join</text:p>
          </table:table-cell>
          <table:table-cell table:style-name="Table12.B22" office:value-type="string">
            <text:list xml:id="list204138313163330" text:continue-numbering="true" text:style-name="List_20_1">
              <text:list-item>
                <text:p text:style-name="P179"><text:span text:style-name="T2">channel</text:span> (string)</text:p>
              </text:list-item>
              <text:list-item>
                <text:p text:style-name="P179"><text:span text:style-name="T29">key</text:span> (string)</text:p>
              </text:list-item>
            </text:list>
          </table:table-cell>
          <table:table-cell table:style-name="Table12.C22" office:value-type="string">
            <text:p text:style-name="P65">Joins a channel.</text:p>
          </table:table-cell>
        </table:table-row>
        <table:table-row table:style-name="Table12.1">
          <table:table-cell table:style-name="Table12.A2" office:value-type="string">
            <text:p text:style-name="P243">part</text:p>
          </table:table-cell>
          <table:table-cell table:style-name="Table12.B23" office:value-type="string">
            <text:list xml:id="list204137960238818" text:continue-numbering="true" text:style-name="List_20_1">
              <text:list-item>
                <text:p text:style-name="P179"><text:span text:style-name="T2">channel</text:span> (string)</text:p>
              </text:list-item>
              <text:list-item>
                <text:p text:style-name="P179"><text:span text:style-name="T29">reason</text:span> (string)</text:p>
              </text:list-item>
            </text:list>
          </table:table-cell>
          <table:table-cell table:style-name="Table12.C23" office:value-type="string">
            <text:p text:style-name="P65">Leaves a channel.</text:p>
          </table:table-cell>
        </table:table-row>
        <table:table-row table:style-name="Table12.1">
          <table:table-cell table:style-name="Table12.A2" office:value-type="string">
            <text:p text:style-name="P248">kick</text:p>
          </table:table-cell>
          <table:table-cell table:style-name="Table12.B22" office:value-type="string">
            <text:list xml:id="list204137722027608" text:continue-numbering="true" text:style-name="List_20_1">
              <text:list-item>
                <text:p text:style-name="P186"><text:span text:style-name="T2">target</text:span> (string)</text:p>
              </text:list-item>
              <text:list-item>
                <text:p text:style-name="P186"><text:span text:style-name="T2">channel</text:span> (string)</text:p>
              </text:list-item>
              <text:list-item>
                <text:p text:style-name="P197"><text:span text:style-name="T2">reason</text:span><text:span text:style-name="T57"> (string)</text:span></text:p>
              </text:list-item>
            </text:list>
          </table:table-cell>
          <table:table-cell table:style-name="Table12.C22" office:value-type="string">
            <text:p text:style-name="P62">Kicks a user from a channel (the client must be a channel operator in the channel).</text:p>
          </table:table-cell>
        </table:table-row>
        <table:table-row table:style-name="Table12.1">
          <table:table-cell table:style-name="Table12.A2" office:value-type="string">
            <text:p text:style-name="P249">ban</text:p>
          </table:table-cell>
          <table:table-cell table:style-name="Table12.B23" office:value-type="string">
            <text:list xml:id="list204138297354430" text:continue-numbering="true" text:style-name="List_20_1">
              <text:list-item>
                <text:p text:style-name="P187"><text:span text:style-name="T2">channel</text:span> (string)</text:p>
              </text:list-item>
              <text:list-item>
                <text:p text:style-name="P187"><text:span text:style-name="T2">mask</text:span> (string)</text:p>
              </text:list-item>
            </text:list>
          </table:table-cell>
          <table:table-cell table:style-name="Table12.C23" office:value-type="string">
            <text:p text:style-name="P130"><text:span text:style-name="T162">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70">RFC 1459</text:span></text:a><text:span text:style-name="T162"> for more information on masks.</text:span></text:p>
          </table:table-cell>
        </table:table-row>
        <table:table-row table:style-name="Table12.1">
          <table:table-cell table:style-name="Table12.A2" office:value-type="string">
            <text:p text:style-name="P250">unban</text:p>
          </table:table-cell>
          <table:table-cell table:style-name="Table12.B22" office:value-type="string">
            <text:list xml:id="list204136566425733" text:continue-numbering="true" text:style-name="List_20_1">
              <text:list-item>
                <text:p text:style-name="P187"><text:span text:style-name="T2">channel</text:span> (string)</text:p>
              </text:list-item>
              <text:list-item>
                <text:p text:style-name="P187"><text:span text:style-name="T2">mask</text:span> (string)</text:p>
              </text:list-item>
            </text:list>
          </table:table-cell>
          <table:table-cell table:style-name="Table12.C22" office:value-type="string">
            <text:p text:style-name="P66">Removes a channel ban from a channel (the client must be a channel operator in the channel).</text:p>
          </table:table-cell>
        </table:table-row>
        <table:table-row table:style-name="Table12.1">
          <table:table-cell table:style-name="Table12.A2" office:value-type="string">
            <text:p text:style-name="P251">lock</text:p>
          </table:table-cell>
          <table:table-cell table:style-name="Table12.B23" office:value-type="string">
            <text:list xml:id="list204138098970837" text:continue-numbering="true" text:style-name="List_20_1">
              <text:list-item>
                <text:p text:style-name="P187"><text:span text:style-name="T2">channel</text:span> (string)</text:p>
              </text:list-item>
              <text:list-item>
                <text:p text:style-name="P187"><text:span text:style-name="T3">key</text:span> (string)</text:p>
              </text:list-item>
            </text:list>
          </table:table-cell>
          <table:table-cell table:style-name="Table12.C23" office:value-type="string">
            <text:p text:style-name="P67">Sets a channel key on a channel <text:span text:style-name="T181">(the client must be a channel operator in the channel).</text:span></text:p>
          </table:table-cell>
        </table:table-row>
        <table:table-row table:style-name="Table12.1">
          <table:table-cell table:style-name="Table12.A2" office:value-type="string">
            <text:p text:style-name="P251">unlock</text:p>
          </table:table-cell>
          <table:table-cell table:style-name="Table12.B22" office:value-type="string">
            <text:list xml:id="list204137402551930" text:continue-numbering="true" text:style-name="List_20_1">
              <text:list-item>
                <text:p text:style-name="P187"><text:span text:style-name="T2">channel</text:span> (string)</text:p>
              </text:list-item>
              <text:list-item>
                <text:p text:style-name="P187"><text:span text:style-name="T3">key</text:span> (string)</text:p>
              </text:list-item>
            </text:list>
          </table:table-cell>
          <table:table-cell table:style-name="Table12.C22" office:value-type="string">
            <text:p text:style-name="P67">Removes a channel key from a channel <text:span text:style-name="T181">(the client must be a channel operator in the channel).</text:span></text:p>
          </table:table-cell>
        </table:table-row>
        <table:table-row table:style-name="Table12.1">
          <table:table-cell table:style-name="Table12.A2" office:value-type="string">
            <text:p text:style-name="P252">mode</text:p>
          </table:table-cell>
          <table:table-cell table:style-name="Table12.B23" office:value-type="string">
            <text:list xml:id="list204137951256196" text:continue-numbering="true" text:style-name="List_20_1">
              <text:list-item>
                <text:p text:style-name="P188"><text:span text:style-name="T2">target</text:span> (string)</text:p>
              </text:list-item>
              <text:list-item>
                <text:p text:style-name="P188"><text:span text:style-name="T2">mode</text:span> (string)</text:p>
              </text:list-item>
            </text:list>
          </table:table-cell>
          <table:table-cell table:style-name="Table12.C23" office:value-type="string">
            <text:p text:style-name="P139"><text:span text:style-name="T159">Sets a mode on a channel or user. </text:span><text:span text:style-name="T163">See </text:span><text:a xlink:type="simple" xlink:href="https://tools.ietf.org/html/rfc1459" text:style-name="Internet_20_link" text:visited-style-name="Visited_20_Internet_20_Link"><text:span text:style-name="T169">RFC 145</text:span></text:a><text:a xlink:type="simple" xlink:href="https://tools.ietf.org/html/rfc1459" text:style-name="Internet_20_link" text:visited-style-name="Visited_20_Internet_20_Link"><text:span text:style-name="T163">9</text:span></text:a><text:span text:style-name="T163"> for more information on </text:span><text:span text:style-name="T159">modes</text:span><text:span text:style-name="T163">.</text:span></text:p>
          </table:table-cell>
        </table:table-row>
        <table:table-row table:style-name="Table12.1">
          <table:table-cell table:style-name="Table12.A2" office:value-type="string">
            <text:p text:style-name="P253">invite</text:p>
          </table:table-cell>
          <table:table-cell table:style-name="Table12.B22" office:value-type="string">
            <text:list xml:id="list204137237974023" text:continue-numbering="true" text:style-name="List_20_1">
              <text:list-item>
                <text:p text:style-name="P189"><text:span text:style-name="T2">user</text:span> (string)</text:p>
              </text:list-item>
              <text:list-item>
                <text:p text:style-name="P189"><text:span text:style-name="T2">channel</text:span> (string)</text:p>
              </text:list-item>
            </text:list>
          </table:table-cell>
          <table:table-cell table:style-name="Table12.C22" office:value-type="string">
            <text:p text:style-name="P63">Sends a channel invitation to a user.</text:p>
          </table:table-cell>
        </table:table-row>
        <table:table-row table:style-name="Table12.1">
          <table:table-cell table:style-name="Table12.A2" office:value-type="string">
            <text:p text:style-name="P254">away</text:p>
          </table:table-cell>
          <table:table-cell table:style-name="Table12.B23" office:value-type="string">
            <text:list xml:id="list204136551269937" text:continue-numbering="true" text:style-name="List_20_1">
              <text:list-item>
                <text:p text:style-name="P190"><text:span text:style-name="T29">message</text:span> (string)</text:p>
              </text:list-item>
            </text:list>
          </table:table-cell>
          <table:table-cell table:style-name="Table12.C23" office:value-type="string">
            <text:p text:style-name="P64">Sets the client to "away" on the IRC server.</text:p>
          </table:table-cell>
        </table:table-row>
        <table:table-row table:style-name="Table12.1">
          <table:table-cell table:style-name="Table12.A2" office:value-type="string">
            <text:p text:style-name="P254">back</text:p>
          </table:table-cell>
          <table:table-cell table:style-name="Table12.B22" office:value-type="string">
            <text:p text:style-name="P35">None.</text:p>
          </table:table-cell>
          <table:table-cell table:style-name="Table12.C22" office:value-type="string">
            <text:p text:style-name="P64">Sets the client to "back" on the IRC server.</text:p>
          </table:table-cell>
        </table:table-row>
        <table:table-row table:style-name="Table12.1">
          <table:table-cell table:style-name="Table12.A2" office:value-type="string">
            <text:p text:style-name="P255">whois</text:p>
          </table:table-cell>
          <table:table-cell table:style-name="Table12.B23" office:value-type="string">
            <text:list xml:id="list204136543765646" text:continue-numbering="true" text:style-name="List_20_1">
              <text:list-item>
                <text:p text:style-name="P200">user<text:span text:style-name="T142"> (string)</text:span></text:p>
              </text:list-item>
            </text:list>
          </table:table-cell>
          <table:table-cell table:style-name="Table12.C23" office:value-type="string">
            <text:p text:style-name="P68">Requests WHOIS data on a user from the server. <text:span text:style-name="T179">When the WHOIS data is received, the </text:span><text:span text:style-name="T237">whois</text:span><text:span text:style-name="T179"> event will be triggered.</text:span></text:p>
          </table:table-cell>
        </table:table-row>
        <text:soft-page-break/>
        <table:table-row table:style-name="Table12.1">
          <table:table-cell table:style-name="Table12.A2" office:value-type="string">
            <text:p text:style-name="P256">list</text:p>
          </table:table-cell>
          <table:table-cell table:style-name="Table12.B24" office:value-type="string">
            <text:p text:style-name="P43">None.</text:p>
          </table:table-cell>
          <table:table-cell table:style-name="Table12.C24" office:value-type="string">
            <text:p text:style-name="P69">Requests a list of channels from the server. When the channel list is received, the <text:span text:style-name="T234">list</text:span> event will be triggered.</text:p>
          </table:table-cell>
        </table:table-row>
        <table:table-row table:style-name="Table12.1">
          <table:table-cell table:style-name="Table12.A2" office:value-type="string">
            <text:p text:style-name="P243">quit</text:p>
          </table:table-cell>
          <table:table-cell table:style-name="Table12.B25" office:value-type="string">
            <text:list xml:id="list204136597974194" text:continue-numbering="true" text:style-name="List_20_1">
              <text:list-item>
                <text:p text:style-name="P179"><text:span text:style-name="T29">reason</text:span> (string)</text:p>
              </text:list-item>
            </text:list>
          </table:table-cell>
          <table:table-cell table:style-name="Table12.C25" office:value-type="string">
            <text:p text:style-name="P72">Disconnects from the IRC server. <text:span text:style-name="T200">If </text:span><text:span text:style-name="T15">Erkle</text:span><text:span text:style-name="T91"> is running in </text:span><text:span text:style-name="T241">multithreaded</text:span><text:span text:style-name="T91"> mode</text:span><text:span text:style-name="T79">, </text:span><text:span text:style-name="T77">this will terminate the object's thread.</text:span></text:p>
          </table:table-cell>
        </table:table-row>
      </table:table>
      <text:h text:style-name="Heading_20_2" text:outline-level="2"><text:bookmark-start text:name="__RefHeading___Toc2809_2906029521"/><text:span text:style-name="T208">A</text:span>ttributes<text:bookmark-end text:name="__RefHeading___Toc2809_2906029521"/></text:h>
      <text:p text:style-name="P130"><text:span text:style-name="T73">An </text:span><text:span text:style-name="T11">Erkle</text:span><text:span text:style-name="T68"> </text:span><text:span text:style-name="T78">object </text:span><text:span text:style-name="T68">also has a number of attributes that store information about the server, </text:span><text:span text:style-name="T62">client, </text:span><text:span text:style-name="T82">and the </text:span><text:span text:style-name="T18">Erkle</text:span><text:span text:style-name="T82"> object</text:span><text:span text:style-name="T62">. </text:span><text:span text:style-name="T63">Not all of these values will be available immediately; the values are populated as the server sends the appropriate data to the client. Most of these values should be available by the time the </text:span><text:span text:style-name="T242">registered</text:span><text:span text:style-name="T63"> event is triggered.</text:span></text:p>
      <text:p text:style-name="P114"/>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Attribute</text:p>
            </table:table-cell>
            <table:table-cell table:style-name="Table8.A1" office:value-type="string">
              <text:p text:style-name="P24">Type</text:p>
            </table:table-cell>
            <table:table-cell table:style-name="Table8.C1" office:value-type="string">
              <text:p text:style-name="P24">Description</text:p>
            </table:table-cell>
          </table:table-row>
        </table:table-header-rows>
        <table:table-row table:style-name="Table8.1">
          <table:table-cell table:style-name="Table8.A2" office:value-type="string">
            <text:p text:style-name="P242">nickname</text:p>
          </table:table-cell>
          <table:table-cell table:style-name="Table8.A2" office:value-type="string">
            <text:p text:style-name="P41">string</text:p>
          </table:table-cell>
          <table:table-cell table:style-name="Table8.C27" office:value-type="string">
            <text:p text:style-name="P48">The client's nickname.</text:p>
          </table:table-cell>
        </table:table-row>
        <table:table-row table:style-name="Table8.1">
          <table:table-cell table:style-name="Table8.A2" office:value-type="string">
            <text:p text:style-name="P242">username</text:p>
          </table:table-cell>
          <table:table-cell table:style-name="Table8.A2" office:value-type="string">
            <text:p text:style-name="P41">string</text:p>
          </table:table-cell>
          <table:table-cell table:style-name="Table8.C28" office:value-type="string">
            <text:p text:style-name="P48">The client's username.</text:p>
          </table:table-cell>
        </table:table-row>
        <table:table-row table:style-name="Table8.1">
          <table:table-cell table:style-name="Table8.A2" office:value-type="string">
            <text:p text:style-name="P242">realname</text:p>
          </table:table-cell>
          <table:table-cell table:style-name="Table8.A2" office:value-type="string">
            <text:p text:style-name="P41">string</text:p>
          </table:table-cell>
          <table:table-cell table:style-name="Table8.C27" office:value-type="string">
            <text:p text:style-name="P48">The client's realname.</text:p>
          </table:table-cell>
        </table:table-row>
        <table:table-row table:style-name="Table8.1">
          <table:table-cell table:style-name="Table8.A2" office:value-type="string">
            <text:p text:style-name="P242">server</text:p>
          </table:table-cell>
          <table:table-cell table:style-name="Table8.A2" office:value-type="string">
            <text:p text:style-name="P41">string</text:p>
          </table:table-cell>
          <table:table-cell table:style-name="Table8.C28" office:value-type="string">
            <text:p text:style-name="P48">The server's address.</text:p>
          </table:table-cell>
        </table:table-row>
        <table:table-row table:style-name="Table8.1">
          <table:table-cell table:style-name="Table8.A2" office:value-type="string">
            <text:p text:style-name="P242">port</text:p>
          </table:table-cell>
          <table:table-cell table:style-name="Table8.A2" office:value-type="string">
            <text:p text:style-name="P41">integer</text:p>
          </table:table-cell>
          <table:table-cell table:style-name="Table8.C27" office:value-type="string">
            <text:p text:style-name="P48">The server's port.</text:p>
          </table:table-cell>
        </table:table-row>
        <table:table-row table:style-name="Table8.1">
          <table:table-cell table:style-name="Table8.A2" office:value-type="string">
            <text:p text:style-name="P242">password</text:p>
          </table:table-cell>
          <table:table-cell table:style-name="Table8.A2" office:value-type="string">
            <text:p text:style-name="P41">string</text:p>
          </table:table-cell>
          <table:table-cell table:style-name="Table8.C28" office:value-type="string">
            <text:p text:style-name="P48">The password used to connect to the server, if there is one.</text:p>
          </table:table-cell>
        </table:table-row>
        <table:table-row table:style-name="Table8.1">
          <table:table-cell table:style-name="Table8.A2" office:value-type="string">
            <text:p text:style-name="P242">usessl</text:p>
          </table:table-cell>
          <table:table-cell table:style-name="Table8.A2" office:value-type="string">
            <text:p text:style-name="P41">boolean</text:p>
          </table:table-cell>
          <table:table-cell table:style-name="Table8.C27" office:value-type="string">
            <text:p text:style-name="P48">Whether SSL is being used for this connection or not.</text:p>
          </table:table-cell>
        </table:table-row>
        <table:table-row table:style-name="Table8.1">
          <table:table-cell table:style-name="Table8.A2" office:value-type="string">
            <text:p text:style-name="P277">certificate</text:p>
          </table:table-cell>
          <table:table-cell table:style-name="Table8.A2" office:value-type="string">
            <text:p text:style-name="P199">dictionary</text:p>
          </table:table-cell>
          <table:table-cell table:style-name="Table8.C27" office:value-type="string">
            <text:p text:style-name="P196">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getpeercert()</text:a> from Python's <text:span text:style-name="T234">ssl</text:span> library).</text:p>
          </table:table-cell>
        </table:table-row>
        <table:table-row table:style-name="Table8.1">
          <table:table-cell table:style-name="Table8.A2" office:value-type="string">
            <text:p text:style-name="P242">hostname</text:p>
          </table:table-cell>
          <table:table-cell table:style-name="Table8.A2" office:value-type="string">
            <text:p text:style-name="P41">string</text:p>
          </table:table-cell>
          <table:table-cell table:style-name="Table8.C28" office:value-type="string">
            <text:p text:style-name="P48">The server's hostname.</text:p>
          </table:table-cell>
        </table:table-row>
        <table:table-row table:style-name="Table8.1">
          <table:table-cell table:style-name="Table8.A2" office:value-type="string">
            <text:p text:style-name="P242">software</text:p>
          </table:table-cell>
          <table:table-cell table:style-name="Table8.A2" office:value-type="string">
            <text:p text:style-name="P41">string</text:p>
          </table:table-cell>
          <table:table-cell table:style-name="Table8.C27" office:value-type="string">
            <text:p text:style-name="P48">The server's software.</text:p>
          </table:table-cell>
        </table:table-row>
        <table:table-row table:style-name="Table8.1">
          <table:table-cell table:style-name="Table8.A2" office:value-type="string">
            <text:p text:style-name="P242">options</text:p>
          </table:table-cell>
          <table:table-cell table:style-name="Table8.A2" office:value-type="string">
            <text:p text:style-name="P41">list</text:p>
          </table:table-cell>
          <table:table-cell table:style-name="Table8.C28" office:value-type="string">
            <text:p text:style-name="P48">A list of the options the server supports.</text:p>
          </table:table-cell>
        </table:table-row>
        <table:table-row table:style-name="Table8.1">
          <table:table-cell table:style-name="Table8.A2" office:value-type="string">
            <text:p text:style-name="P242">network</text:p>
          </table:table-cell>
          <table:table-cell table:style-name="Table8.A2" office:value-type="string">
            <text:p text:style-name="P41">string</text:p>
          </table:table-cell>
          <table:table-cell table:style-name="Table8.C27" office:value-type="string">
            <text:p text:style-name="P48">The network the server belongs to.</text:p>
          </table:table-cell>
        </table:table-row>
        <table:table-row table:style-name="Table8.1">
          <table:table-cell table:style-name="Table8.A2" office:value-type="string">
            <text:p text:style-name="P242">commands</text:p>
          </table:table-cell>
          <table:table-cell table:style-name="Table8.A2" office:value-type="string">
            <text:p text:style-name="P41">list</text:p>
          </table:table-cell>
          <table:table-cell table:style-name="Table8.C28" office:value-type="string">
            <text:p text:style-name="P48">A list of commands supported by the server.</text:p>
          </table:table-cell>
        </table:table-row>
        <table:table-row table:style-name="Table8.1">
          <table:table-cell table:style-name="Table8.A2" office:value-type="string">
            <text:p text:style-name="P242">maxchannels</text:p>
          </table:table-cell>
          <table:table-cell table:style-name="Table8.A2" office:value-type="string">
            <text:p text:style-name="P41">integer</text:p>
          </table:table-cell>
          <table:table-cell table:style-name="Table8.C15" office:value-type="string">
            <text:p text:style-name="P48">The maximum number of channels a client can join on the server.</text:p>
          </table:table-cell>
        </table:table-row>
        <table:table-row table:style-name="Table8.1">
          <table:table-cell table:style-name="Table8.A2" office:value-type="string">
            <text:p text:style-name="P242">maxnicklen</text:p>
          </table:table-cell>
          <table:table-cell table:style-name="Table8.A2" office:value-type="string">
            <text:p text:style-name="P41">integer</text:p>
          </table:table-cell>
          <table:table-cell table:style-name="Table8.C28" office:value-type="string">
            <text:p text:style-name="P48">The maximum number of characters allowed for a nickname on the server.</text:p>
          </table:table-cell>
        </table:table-row>
        <table:table-row table:style-name="Table8.1">
          <table:table-cell table:style-name="Table8.A2" office:value-type="string">
            <text:p text:style-name="P242">channellen</text:p>
          </table:table-cell>
          <table:table-cell table:style-name="Table8.A2" office:value-type="string">
            <text:p text:style-name="P41">integer</text:p>
          </table:table-cell>
          <table:table-cell table:style-name="Table8.C27" office:value-type="string">
            <text:p text:style-name="P48">The maximum number of characters allowed for a channel name on the server.</text:p>
          </table:table-cell>
        </table:table-row>
        <table:table-row table:style-name="Table8.1">
          <table:table-cell table:style-name="Table8.A2" office:value-type="string">
            <text:p text:style-name="P242">topiclen</text:p>
          </table:table-cell>
          <table:table-cell table:style-name="Table8.A2" office:value-type="string">
            <text:p text:style-name="P41">integer</text:p>
          </table:table-cell>
          <table:table-cell table:style-name="Table8.C28" office:value-type="string">
            <text:p text:style-name="P48">The maximum number of characters allowed for a channel topic on the server.</text:p>
          </table:table-cell>
        </table:table-row>
        <table:table-row table:style-name="Table8.1">
          <table:table-cell table:style-name="Table8.A2" office:value-type="string">
            <text:p text:style-name="P242">kicklen</text:p>
          </table:table-cell>
          <table:table-cell table:style-name="Table8.A2" office:value-type="string">
            <text:p text:style-name="P41">integer</text:p>
          </table:table-cell>
          <table:table-cell table:style-name="Table8.C27" office:value-type="string">
            <text:p text:style-name="P48">The maximum number of characters allowed for a kick message on the server.</text:p>
          </table:table-cell>
        </table:table-row>
        <table:table-row table:style-name="Table8.1">
          <table:table-cell table:style-name="Table8.A2" office:value-type="string">
            <text:p text:style-name="P242">awaylen</text:p>
          </table:table-cell>
          <table:table-cell table:style-name="Table8.A2" office:value-type="string">
            <text:p text:style-name="P41">integer</text:p>
          </table:table-cell>
          <table:table-cell table:style-name="Table8.C28" office:value-type="string">
            <text:p text:style-name="P48">The maximum number of characters allowed for an away message on the server.</text:p>
          </table:table-cell>
        </table:table-row>
        <table:table-row table:style-name="Table8.1">
          <table:table-cell table:style-name="Table8.A2" office:value-type="string">
            <text:p text:style-name="P242">maxtargets</text:p>
          </table:table-cell>
          <table:table-cell table:style-name="Table8.A2" office:value-type="string">
            <text:p text:style-name="P41">integer</text:p>
          </table:table-cell>
          <table:table-cell table:style-name="Table8.C27" office:value-type="string">
            <text:p text:style-name="P48">The maximum number of targets a message can be sent to on a server.</text:p>
          </table:table-cell>
        </table:table-row>
        <table:table-row table:style-name="Table8.1">
          <table:table-cell table:style-name="Table8.A2" office:value-type="string">
            <text:p text:style-name="P242">modes</text:p>
          </table:table-cell>
          <table:table-cell table:style-name="Table8.A2" office:value-type="string">
            <text:p text:style-name="P41">integer</text:p>
          </table:table-cell>
          <table:table-cell table:style-name="Table8.C28" office:value-type="string">
            <text:p text:style-name="P48">The maximum number of channel modes that can be set on the server.</text:p>
          </table:table-cell>
        </table:table-row>
        <text:soft-page-break/>
        <table:table-row table:style-name="Table8.1">
          <table:table-cell table:style-name="Table8.A2" office:value-type="string">
            <text:p text:style-name="P242">chantypes</text:p>
          </table:table-cell>
          <table:table-cell table:style-name="Table8.A2" office:value-type="string">
            <text:p text:style-name="P41">list</text:p>
          </table:table-cell>
          <table:table-cell table:style-name="Table8.C27" office:value-type="string">
            <text:p text:style-name="P48">What channel types the server uses.</text:p>
          </table:table-cell>
        </table:table-row>
        <table:table-row table:style-name="Table8.1">
          <table:table-cell table:style-name="Table8.A2" office:value-type="string">
            <text:p text:style-name="P242">prefix</text:p>
          </table:table-cell>
          <table:table-cell table:style-name="Table8.A2" office:value-type="string">
            <text:p text:style-name="P41">list of lists</text:p>
          </table:table-cell>
          <table:table-cell table:style-name="Table8.C28" office:value-type="string">
            <text:p text:style-name="P4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42">chanmodes</text:p>
          </table:table-cell>
          <table:table-cell table:style-name="Table8.A2" office:value-type="string">
            <text:p text:style-name="P41">list</text:p>
          </table:table-cell>
          <table:table-cell table:style-name="Table8.C27" office:value-type="string">
            <text:p text:style-name="P48">What channel modes the server uses.</text:p>
          </table:table-cell>
        </table:table-row>
        <table:table-row table:style-name="Table8.1">
          <table:table-cell table:style-name="Table8.A2" office:value-type="string">
            <text:p text:style-name="P242">casemapping</text:p>
          </table:table-cell>
          <table:table-cell table:style-name="Table8.A2" office:value-type="string">
            <text:p text:style-name="P41">string</text:p>
          </table:table-cell>
          <table:table-cell table:style-name="Table8.C28" office:value-type="string">
            <text:p text:style-name="P48">The casemapping the server uses.</text:p>
          </table:table-cell>
        </table:table-row>
        <table:table-row table:style-name="Table8.1">
          <table:table-cell table:style-name="Table8.A2" office:value-type="string">
            <text:p text:style-name="P242">spoofed</text:p>
          </table:table-cell>
          <table:table-cell table:style-name="Table8.A2" office:value-type="string">
            <text:p text:style-name="P41">string</text:p>
          </table:table-cell>
          <table:table-cell table:style-name="Table8.C27" office:value-type="string">
            <text:p text:style-name="P48">If the client's host is spoofed by the server, then the spoofed host name will be stored here.</text:p>
          </table:table-cell>
        </table:table-row>
        <table:table-row table:style-name="Table8.1">
          <table:table-cell table:style-name="Table8.A2" office:value-type="string">
            <text:p text:style-name="P257">users</text:p>
          </table:table-cell>
          <table:table-cell table:style-name="Table8.A2" office:value-type="string">
            <text:p text:style-name="P41">dictionary of lists</text:p>
          </table:table-cell>
          <table:table-cell table:style-name="Table8.C28" office:value-type="string">
            <text:p text:style-name="P90"><text:span text:style-name="T227">An</text:span> in-memory database of channel <text:reference-mark-start text:name="users attribute"/>users<text:reference-mark-end text:name="users attribute"/>. The dictionary uses channel names for keys, and each dictionary entry is a list of the named channel's users. <text:span text:style-name="T210">The list will only contain users in channels the </text:span><text:span text:style-name="T19">Erkle</text:span><text:span text:style-name="T86"> object has joined and is still present in. </text:span><text:span text:style-name="T92">Each list entry is a </text:span><text:span text:style-name="T22">User</text:span><text:span text:style-name="T28">Data</text:span><text:span text:style-name="T92"> class object (see </text:span><text:span text:style-name="T42"><text:bookmark-ref text:reference-format="text" text:ref-name="__RefHeading___Toc7503_2526305931">UserData class</text:bookmark-ref></text:span><text:span text:style-name="T92">).</text:span></text:p>
          </table:table-cell>
        </table:table-row>
        <table:table-row table:style-name="Table8.1">
          <table:table-cell table:style-name="Table8.A2" office:value-type="string">
            <text:p text:style-name="P242">topic</text:p>
          </table:table-cell>
          <table:table-cell table:style-name="Table8.A2" office:value-type="string">
            <text:p text:style-name="P41">dictionary</text:p>
          </table:table-cell>
          <table:table-cell table:style-name="Table8.C29" office:value-type="string">
            <text:p text:style-name="P48">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258">channels</text:p>
          </table:table-cell>
          <table:table-cell table:style-name="Table8.A2" office:value-type="string">
            <text:p text:style-name="P42">list of lists</text:p>
          </table:table-cell>
          <table:table-cell table:style-name="Table8.C30" office:value-type="string">
            <text:p text:style-name="P61">An in-memory database of all the <text:reference-mark-start text:name="channels attribute"/>channels<text:reference-mark-end text:name="channels attribute"/> on a server. This attribute starts empty by default; it will only be populated if the <text:span text:style-name="T8">Erkle </text:span><text:span text:style-name="T1">list()</text:span><text:span text:style-name="T57"> method is called. <text:s/></text:span><text:span text:style-name="T71">Each entry in</text:span><text:span text:style-name="T119"> </text:span><text:span text:style-name="T112">the</text:span><text:span text:style-name="T119"> </text:span><text:span text:style-name="T112">list</text:span><text:span text:style-name="T119"> </text:span><text:span text:style-name="T135">is a </text:span><text:span text:style-name="T40">ChannelData</text:span><text:span text:style-name="T135"> class object (see </text:span><text:span text:style-name="T50"><text:bookmark-ref text:reference-format="text" text:ref-name="__RefHeading___Toc9963_2526305931">ChannelData class</text:bookmark-ref></text:span><text:span text:style-name="T135">).</text:span></text:p>
          </table:table-cell>
        </table:table-row>
        <table:table-row table:style-name="Table8.1">
          <table:table-cell table:style-name="Table8.A2" office:value-type="string">
            <text:p text:style-name="P259">uptime</text:p>
          </table:table-cell>
          <table:table-cell table:style-name="Table8.A2" office:value-type="string">
            <text:p text:style-name="P44">integer</text:p>
          </table:table-cell>
          <table:table-cell table:style-name="Table8.C31" office:value-type="string">
            <text:p text:style-name="P75">Reflects how many seconds have elapsed since the <text:span text:style-name="T8">Erkle</text:span> object's <text:span text:style-name="T234">connect()</text:span>method <text:span text:style-name="T217">was</text:span> called.</text:p>
          </table:table-cell>
        </table:table-row>
        <table:table-row table:style-name="Table8.1">
          <table:table-cell table:style-name="Table8.A2" office:value-type="string">
            <text:p text:style-name="P260">tags</text:p>
          </table:table-cell>
          <table:table-cell table:style-name="Table8.A2" office:value-type="string">
            <text:p text:style-name="P45">list</text:p>
          </table:table-cell>
          <table:table-cell table:style-name="Table8.C32" office:value-type="string">
            <text:p text:style-name="P76">A list of tags that has been applied to the <text:span text:style-name="T8">Erkle</text:span><text:span text:style-name="T57"> object.</text:span></text:p>
          </table:table-cell>
        </table:table-row>
        <table:table-row table:style-name="Table8.1">
          <table:table-cell table:style-name="Table8.A2" office:value-type="string">
            <text:p text:style-name="P261">encoding</text:p>
          </table:table-cell>
          <table:table-cell table:style-name="Table8.A2" office:value-type="string">
            <text:p text:style-name="P46">string</text:p>
          </table:table-cell>
          <table:table-cell table:style-name="Table8.C33" office:value-type="string">
            <text:p text:style-name="P79">The string encoding <text:span text:style-name="T209">scheme</text:span> the <text:span text:style-name="T8">Erkle</text:span><text:span text:style-name="T57"> object is using.</text:span></text:p>
          </table:table-cell>
        </table:table-row>
        <table:table-row table:style-name="Table8.1">
          <table:table-cell table:style-name="Table8.A2" office:value-type="string">
            <text:p text:style-name="P262">multithreaded</text:p>
          </table:table-cell>
          <table:table-cell table:style-name="Table8.A2" office:value-type="string">
            <text:p text:style-name="P47">boolean</text:p>
          </table:table-cell>
          <table:table-cell table:style-name="Table8.C34" office:value-type="string">
            <text:p text:style-name="P82">If <text:span text:style-name="T53">Erkle</text:span><text:span text:style-name="T139"> is running in a separate thread, this is will be </text:span><text:span text:style-name="T53">True</text:span><text:span text:style-name="T139">; otherwise, this will be </text:span><text:span text:style-name="T53">False</text:span><text:span text:style-name="T13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98">The </text:span>"irc" decorator, <text:span text:style-name="T198">tags, and</text:span> events<text:bookmark-end text:name="__RefHeading___Toc2090_2906029521"/></text:h>
      <text:p text:style-name="P131">Included with the <text:span text:style-name="T8">Erkle</text:span><text:span text:style-name="T57"> object is the </text:span><text:span text:style-name="T30">irc</text:span><text:span text:style-name="T112"> </text:span><text:span text:style-name="T122">decorator</text:span><text:span text:style-name="T112">. <text:s/>The </text:span><text:span text:style-name="T30">irc</text:span><text:span text:style-name="T112"> </text:span><text:span text:style-name="T122">decorator</text:span><text:span text:style-name="T112"> is used to </text:span><text:a xlink:type="simple" xlink:href="https://www.python.org/dev/peps/pep-0318/" text:style-name="Internet_20_link" text:visited-style-name="Visited_20_Internet_20_Link"><text:span text:style-name="T112">decorate functions</text:span></text:a><text:span text:style-name="T112"> that should be executed when specific events occur; this is called "hooking" an event. </text:span><text:span text:style-name="T30">irc</text:span><text:span text:style-name="T112"> exposes one method: </text:span><text:span text:style-name="T1">event</text:span><text:span text:style-name="T112">. To hook an event, pass the name of the event (as a string) as the only argument to </text:span><text:span text:style-name="T123">the</text:span><text:span text:style-name="T112"> </text:span><text:span text:style-name="T1">event</text:span><text:span text:style-name="T112"> method. For example, to hook an event named "connect", the decorator required would look like:</text:span></text:p>
      <text:p text:style-name="P97"/>
      <table:table table:name="Table6" table:style-name="Table6">
        <table:table-column table:style-name="Table6.A"/>
        <table:table-row>
          <table:table-cell table:style-name="Table6.A1" office:value-type="string">
            <text:p text:style-name="P9"><text:span text:style-name="_5f_OOoComputerSpecial"><text:span text:style-name="T233">@</text:span></text:span><text:span text:style-name="_5f_OOoComputerIdent"><text:span text:style-name="T233">irc</text:span></text:span><text:span text:style-name="_5f_OOoComputerSpecial"><text:span text:style-name="T233">.</text:span></text:span><text:span text:style-name="_5f_OOoComputerIdent"><text:span text:style-name="T233">event</text:span></text:span><text:span text:style-name="_5f_OOoComputerSpecial"><text:span text:style-name="T233">(</text:span></text:span><text:span text:style-name="_5f_OOoComputerLiteral"><text:span text:style-name="T233">"connect"</text:span></text:span><text:span text:style-name="_5f_OOoComputerSpecial"><text:span text:style-name="T233">)</text:span></text:span></text:p>
          </table:table-cell>
        </table:table-row>
      </table:table>
      <text:p text:style-name="P97"/>
      <text:p text:style-name="P13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7">Hooked functions can also have <text:span text:style-name="T2">tags</text:span><text:span text:style-name="T142">,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8"/>
      <table:table table:name="Table11" table:style-name="Table11">
        <table:table-column table:style-name="Table11.A"/>
        <table:table-row>
          <table:table-cell table:style-name="Table11.A1" office:value-type="string">
            <text:p text:style-name="P10"><text:span text:style-name="_5f_OOoComputerSpecial"><text:span text:style-name="T233">@</text:span></text:span><text:span text:style-name="_5f_OOoComputerIdent"><text:span text:style-name="T233">irc</text:span></text:span><text:span text:style-name="_5f_OOoComputerSpecial"><text:span text:style-name="T233">.</text:span></text:span><text:span text:style-name="_5f_OOoComputerIdent"><text:span text:style-name="T233">event</text:span></text:span><text:span text:style-name="_5f_OOoComputerSpecial"><text:span text:style-name="T233">(</text:span></text:span><text:span text:style-name="_5f_OOoComputerLiteral"><text:span text:style-name="T233">"</text:span></text:span><text:span text:style-name="_5f_OOoComputerLiteral"><text:span text:style-name="T248">public</text:span></text:span><text:span text:style-name="_5f_OOoComputerLiteral"><text:span text:style-name="T233">"</text:span></text:span><text:span text:style-name="_5f_OOoComputerSpecial"><text:span text:style-name="T233">,</text:span></text:span><text:span text:style-name="_5f_OOoComputerLiteral"><text:span text:style-name="T233"> "</text:span></text:span><text:span text:style-name="_5f_OOoComputerLiteral"><text:span text:style-name="T248">myfunc"</text:span></text:span><text:span text:style-name="_5f_OOoComputerSpecial"><text:span text:style-name="T248">,</text:span></text:span><text:span text:style-name="_5f_OOoComputerLiteral"><text:span text:style-name="T248"> "chat"</text:span></text:span><text:span text:style-name="_5f_OOoComputerSpecial"><text:span text:style-name="T233">)</text:span></text:span></text:p>
          </table:table-cell>
        </table:table-row>
      </table:table>
      <text:p text:style-name="P98"/>
      <text:p text:style-name="P137"><text:span text:style-name="T112">Tags are used with </text:span><text:span text:style-name="T30">Erkle</text:span><text:span text:style-name="T112">'s</text:span><text:span text:style-name="T246"> </text:span><text:span text:style-name="T1">disable()</text:span><text:span text:style-name="T112"> and </text:span><text:span text:style-name="T1">enable()</text:span><text:span text:style-name="T157"> </text:span><text:span text:style-name="T126">methods</text:span><text:span text:style-name="T112"> (see </text:span><text:span text:style-name="T44"><text:bookmark-ref text:reference-format="text" text:ref-name="__RefHeading___Toc2807_2906029521">Methods</text:bookmark-ref></text:span><text:span text:style-name="T112">).</text:span></text:p>
      <text:p text:style-name="P125"/>
      <text:p text:style-name="P100">Hooked functions can have any number of tags, and tags do not have to be unique. <text:span text:style-name="T199">Hooked functions that do </text:span><text:span text:style-name="T14">not</text:span><text:span text:style-name="T199"> have any tags cannot be disabled with the </text:span><text:span text:style-name="T155">disable()</text:span><text:span text:style-name="T199"> method.</text:span></text:p>
      <text:p text:style-name="P100"/>
      <text:p text:style-name="P101">The <text:span text:style-name="T8">Erkle</text:span> object can be tagged as well by using <text:span text:style-name="T8">Erkle</text:span>'s <text:span text:style-name="T234">tag()</text:span> and <text:span text:style-name="T234">untag()</text:span> methods. When a tag is added to the <text:span text:style-name="T8">Erkle</text:span> object, only hooked functions with that tag will be called when an event is triggered. <text:span text:style-name="T8">Erkle</text:span> objects can have multiple tags. <text:span text:style-name="T201">By default, </text:span><text:span text:style-name="T17">Erkle</text:span><text:span text:style-name="T201"> objects have no tags and will call every hooked function triggered by an event.</text:span></text:p>
      <text:p text:style-name="P101"/>
      <text:p text:style-name="P102">Hooked functions with an asterisk (*) tag will be executed by every <text:span text:style-name="T8">Erkle</text:span> object, regardless of how the object is tagged. Since this is a special tag, <text:span text:style-name="T8">Erkle</text:span> objects cannot have this tag, and an error will be thrown if an asterisk is added or removed from <text:span text:style-name="T8">Erkle</text:span> object's tags.</text:p>
      <text:p text:style-name="P102"/>
      <text:p text:style-name="P103">To see an example of <text:span text:style-name="T8">Erkle</text:span> tag usage, see <text:span text:style-name="T41"><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38">There are <text:span text:style-name="T175">28</text:span> IRC events that can be hooked. The hooked function can take a number of different arguments, depending on the event. The first (and sometimes only) argument passed to every hooked function is <text:span text:style-name="T234">connection</text:span>, which is the <text:span text:style-name="T8">Erkle</text:span><text:span text:style-name="T9"> </text:span>object running the IRC connection.</text:p>
      <text:p text:style-name="P138"/>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4">Event</text:p>
            </table:table-cell>
            <table:table-cell table:style-name="Table5.A1" office:value-type="string">
              <text:p text:style-name="P24">Arguments</text:p>
            </table:table-cell>
            <table:table-cell table:style-name="Table5.C1" office:value-type="string">
              <text:p text:style-name="P24">Description</text:p>
            </table:table-cell>
          </table:table-row>
        </table:table-header-rows>
        <table:table-row table:style-name="Table5.1">
          <table:table-cell table:style-name="Table5.A2" office:value-type="string">
            <text:p text:style-name="P242">connect<text:span text:style-name="T207">ing</text:span></text:p>
          </table:table-cell>
          <table:table-cell table:style-name="Table5.A2" office:value-type="string">
            <text:list xml:id="list204137988520796" text:continue-numbering="true" text:style-name="List_20_1">
              <text:list-item>
                <text:p text:style-name="P201">Erkle object</text:p>
              </text:list-item>
            </text:list>
          </table:table-cell>
          <table:table-cell table:style-name="Table5.C28" office:value-type="string">
            <text:p text:style-name="P49">Triggered when the <text:span text:style-name="T8">Erkle</text:span><text:span text:style-name="T57"> object </text:span><text:span text:style-name="T84">starts the connection process.</text:span></text:p>
          </table:table-cell>
        </table:table-row>
        <table:table-row table:style-name="Table5.1">
          <table:table-cell table:style-name="Table5.A2" office:value-type="string">
            <text:p text:style-name="P242">connect</text:p>
          </table:table-cell>
          <table:table-cell table:style-name="Table5.A2" office:value-type="string">
            <text:list xml:id="list204137012593378" text:continue-numbering="true" text:style-name="List_20_1">
              <text:list-item>
                <text:p text:style-name="P201">Erkle object</text:p>
              </text:list-item>
            </text:list>
          </table:table-cell>
          <table:table-cell table:style-name="Table5.C28" office:value-type="string">
            <text:p text:style-name="P49">Triggered when the <text:span text:style-name="T8">Erkle</text:span><text:span text:style-name="T57"> object connects to IRC.</text:span></text:p>
          </table:table-cell>
        </table:table-row>
        <table:table-row table:style-name="Table5.1">
          <table:table-cell table:style-name="Table5.A2" office:value-type="string">
            <text:p text:style-name="P242">motd</text:p>
          </table:table-cell>
          <table:table-cell table:style-name="Table5.A2" office:value-type="string">
            <text:list xml:id="list204137684351856" text:continue-numbering="true" text:style-name="List_20_1">
              <text:list-item>
                <text:p text:style-name="P201">Erkle object</text:p>
              </text:list-item>
              <text:list-item>
                <text:p text:style-name="P191"><text:span text:style-name="T2">message</text:span> (string)</text:p>
              </text:list-item>
            </text:list>
          </table:table-cell>
          <table:table-cell table:style-name="Table5.C18" office:value-type="string">
            <text:p text:style-name="P49">Triggered when the server's message of the day (MOTD) is received.</text:p>
          </table:table-cell>
        </table:table-row>
        <table:table-row table:style-name="Table5.1">
          <table:table-cell table:style-name="Table5.A2" office:value-type="string">
            <text:p text:style-name="P263">registered</text:p>
          </table:table-cell>
          <table:table-cell table:style-name="Table5.A2" office:value-type="string">
            <text:list xml:id="list204137831493172" text:continue-numbering="true" text:style-name="List_20_1">
              <text:list-item>
                <text:p text:style-name="P201">Erkle object</text:p>
              </text:list-item>
            </text:list>
          </table:table-cell>
          <table:table-cell table:style-name="Table5.C28" office:value-type="string">
            <text:p text:style-name="P49">Triggered when registration with the IRC server is complete.</text:p>
          </table:table-cell>
        </table:table-row>
        <table:table-row table:style-name="Table5.1">
          <table:table-cell table:style-name="Table5.A2" office:value-type="string">
            <text:p text:style-name="P242">nick-taken</text:p>
          </table:table-cell>
          <table:table-cell table:style-name="Table5.A2" office:value-type="string">
            <text:list xml:id="list204136735742719" text:continue-numbering="true" text:style-name="List_20_1">
              <text:list-item>
                <text:p text:style-name="P201">Erkle object</text:p>
              </text:list-item>
              <text:list-item>
                <text:p text:style-name="P191"><text:span text:style-name="T2">nickname</text:span> (string)</text:p>
              </text:list-item>
            </text:list>
          </table:table-cell>
          <table:table-cell table:style-name="Table5.C18" office:value-type="string">
            <text:p text:style-name="P50">Triggered when <text:span text:style-name="T8">Erkle</text:span>'s nickname is already taken during registration; <text:span text:style-name="T2">nickname</text:span><text:span text:style-name="T142"> contains the new nickname.</text:span></text:p>
          </table:table-cell>
        </table:table-row>
        <text:soft-page-break/>
        <table:table-row table:style-name="Table5.1">
          <table:table-cell table:style-name="Table5.A2" office:value-type="string">
            <text:p text:style-name="P242">ping</text:p>
          </table:table-cell>
          <table:table-cell table:style-name="Table5.A2" office:value-type="string">
            <text:list xml:id="list204138255155546" text:continue-numbering="true" text:style-name="List_20_1">
              <text:list-item>
                <text:p text:style-name="P201">Erkle object</text:p>
              </text:list-item>
            </text:list>
          </table:table-cell>
          <table:table-cell table:style-name="Table5.C28" office:value-type="string">
            <text:p text:style-name="P51">Triggered when the <text:span text:style-name="T171">IRC </text:span>se<text:span text:style-name="T171">r</text:span>ver sends <text:span text:style-name="T8">Erkle</text:span> a PING command.</text:p>
          </table:table-cell>
        </table:table-row>
        <table:table-row table:style-name="Table5.1">
          <table:table-cell table:style-name="Table5.A2" office:value-type="string">
            <text:p text:style-name="P242">join</text:p>
          </table:table-cell>
          <table:table-cell table:style-name="Table5.A2" office:value-type="string">
            <text:list xml:id="list204137710206336"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channel</text:span> (string)</text:p>
              </text:list-item>
            </text:list>
          </table:table-cell>
          <table:table-cell table:style-name="Table5.C18" office:value-type="string">
            <text:p text:style-name="P50">Triggered whenever a user joins a channel <text:span text:style-name="T8">Erkle</text:span> is in. <text:span text:style-name="T2">nickname</text:span> contains the user's nickname, <text:span text:style-name="T2">host</text:span> contains the user's host, and <text:span text:style-name="T2">channel</text:span> contains the name of the channel joined. This event will trigger when the <text:span text:style-name="T8">Erkle</text:span><text:span text:style-name="T57"> object joins a channel as well.</text:span></text:p>
          </table:table-cell>
        </table:table-row>
        <table:table-row table:style-name="Table5.1">
          <table:table-cell table:style-name="Table5.A2" office:value-type="string">
            <text:p text:style-name="P264">joined</text:p>
          </table:table-cell>
          <table:table-cell table:style-name="Table5.A2" office:value-type="string">
            <text:list xml:id="list204136596529183" text:continue-numbering="true" text:style-name="List_20_1">
              <text:list-item>
                <text:p text:style-name="P202">Erkle object</text:p>
              </text:list-item>
              <text:list-item>
                <text:p text:style-name="P202">channel (string)</text:p>
              </text:list-item>
            </text:list>
          </table:table-cell>
          <table:table-cell table:style-name="Table5.C18" office:value-type="string">
            <text:p text:style-name="P80">Triggered whenever <text:span text:style-name="T8">Erkle</text:span><text:span text:style-name="T57"> joins a channel. </text:span><text:span text:style-name="T101">channel</text:span><text:span text:style-name="T57"> contains the name of the joined channel.</text:span></text:p>
          </table:table-cell>
        </table:table-row>
        <table:table-row table:style-name="Table5.1">
          <table:table-cell table:style-name="Table5.A2" office:value-type="string">
            <text:p text:style-name="P242">part</text:p>
          </table:table-cell>
          <table:table-cell table:style-name="Table5.A2" office:value-type="string">
            <text:list xml:id="list204137771141503"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channel</text:span> (string)</text:p>
              </text:list-item>
              <text:list-item>
                <text:p text:style-name="P191"><text:span text:style-name="T2">reason</text:span> (string)</text:p>
              </text:list-item>
            </text:list>
          </table:table-cell>
          <table:table-cell table:style-name="Table5.C28" office:value-type="string">
            <text:p text:style-name="P50">Triggered whenever a user leaves a channel <text:span text:style-name="T8">Erkle</text:span> is in. <text:span text:style-name="T2">nickname</text:span> contains the nickname of the user, <text:span text:style-name="T2">host</text:span> contains the user's host, <text:span text:style-name="T2">channel</text:span> contains the name of the channel, and <text:span text:style-name="T2">reason</text:span> contains the reason why the user quit. If no reason has been provided, <text:span text:style-name="T2">reason</text:span> will be set to <text:span text:style-name="T153">None</text:span>.</text:p>
          </table:table-cell>
        </table:table-row>
        <table:table-row table:style-name="Table5.1">
          <table:table-cell table:style-name="Table5.A2" office:value-type="string">
            <text:p text:style-name="P264">parted</text:p>
          </table:table-cell>
          <table:table-cell table:style-name="Table5.A2" office:value-type="string">
            <text:list xml:id="list204138040445136" text:continue-numbering="true" text:style-name="List_20_1">
              <text:list-item>
                <text:p text:style-name="P202">Erkle object</text:p>
              </text:list-item>
              <text:list-item>
                <text:p text:style-name="P202">channel (string)</text:p>
              </text:list-item>
            </text:list>
          </table:table-cell>
          <table:table-cell table:style-name="Table5.C28" office:value-type="string">
            <text:p text:style-name="P80">Triggered whenever <text:span text:style-name="T8">Erkle</text:span><text:span text:style-name="T57"> leaves a channel. </text:span><text:span text:style-name="T101">channel</text:span><text:span text:style-name="T57"> contains the name of the parted channel.</text:span></text:p>
          </table:table-cell>
        </table:table-row>
        <table:table-row table:style-name="Table5.1">
          <table:table-cell table:style-name="Table5.A2" office:value-type="string">
            <text:p text:style-name="P242">quit</text:p>
          </table:table-cell>
          <table:table-cell table:style-name="Table5.A2" office:value-type="string">
            <text:list xml:id="list204137646033193" text:continue-numbering="true" text:style-name="List_20_1">
              <text:list-item>
                <text:p text:style-name="P201">Erkle object</text:p>
              </text:list-item>
              <text:list-item>
                <text:p text:style-name="P192"><text:span text:style-name="T2">nickname</text:span> (string)</text:p>
              </text:list-item>
              <text:list-item>
                <text:p text:style-name="P192"><text:span text:style-name="T2">host</text:span> (string)</text:p>
              </text:list-item>
              <text:list-item>
                <text:p text:style-name="P191"><text:span text:style-name="T2">reason</text:span> <text:span text:style-name="T56">(string)</text:span></text:p>
              </text:list-item>
            </text:list>
          </table:table-cell>
          <table:table-cell table:style-name="Table5.C18" office:value-type="string">
            <text:p text:style-name="P49">Triggered when a user quits the IRC server. <text:span text:style-name="T2">nickname</text:span> contains the user's nickname, <text:span text:style-name="T2">host</text:span> contains the user's host, and <text:span text:style-name="T2">reason</text:span> contains the reason why the user quit. If no reason has been provided, <text:span text:style-name="T2">reason</text:span> will be set to <text:span text:style-name="T153">None</text:span>.</text:p>
          </table:table-cell>
        </table:table-row>
        <table:table-row table:style-name="Table5.1">
          <table:table-cell table:style-name="Table5.A2" office:value-type="string">
            <text:p text:style-name="P242">nick</text:p>
          </table:table-cell>
          <table:table-cell table:style-name="Table5.A2" office:value-type="string">
            <text:list xml:id="list204137986627603"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new_nickname</text:span> (string)</text:p>
              </text:list-item>
            </text:list>
          </table:table-cell>
          <table:table-cell table:style-name="Table5.C28" office:value-type="string">
            <text:p text:style-name="P53">Triggered when a user changes their nickname. <text:span text:style-name="T2">nickname</text:span> contains the user's original nickname, <text:span text:style-name="T2">host</text:span> contains the user's host, and <text:span text:style-name="T2">new_nickname</text:span> contains the user's new nickname.</text:p>
          </table:table-cell>
        </table:table-row>
        <table:table-row table:style-name="Table5.1">
          <table:table-cell table:style-name="Table5.A2" office:value-type="string">
            <text:p text:style-name="P242">names</text:p>
          </table:table-cell>
          <table:table-cell table:style-name="Table5.A2" office:value-type="string">
            <text:list xml:id="list204137723911410" text:continue-numbering="true" text:style-name="List_20_1">
              <text:list-item>
                <text:p text:style-name="P201">Erkle object</text:p>
              </text:list-item>
              <text:list-item>
                <text:p text:style-name="P191"><text:span text:style-name="T2">channel</text:span> (string)</text:p>
              </text:list-item>
              <text:list-item>
                <text:p text:style-name="P191"><text:span text:style-name="T2">users</text:span> (list)</text:p>
              </text:list-item>
            </text:list>
          </table:table-cell>
          <table:table-cell table:style-name="Table5.C18" office:value-type="string">
            <text:p text:style-name="P89"><text:span text:style-name="T173">Triggered when </text:span><text:span text:style-name="T10">Erkle</text:span><text:span text:style-name="T59"> generates a list of users in a specific channel. This list will be regenerated every time a user changes their nick, quits IRC, or leaves a channel. </text:span><text:span text:style-name="T104">channel</text:span><text:span text:style-name="T59"> contains the name of the channel, and </text:span><text:span text:style-name="T104">users</text:span><text:span text:style-name="T59"> contains a list of users in that channel. </text:span><text:span text:style-name="T114"><text:s/></text:span><text:span text:style-name="T131">Each entry in the list is a </text:span><text:span text:style-name="T36">User</text:span><text:span text:style-name="T39">Data</text:span><text:span text:style-name="T131"> class object (see </text:span><text:span text:style-name="T45"><text:bookmark-ref text:reference-format="text" text:ref-name="__RefHeading___Toc7503_2526305931">UserData class</text:bookmark-ref></text:span><text:span text:style-name="T131">).</text:span></text:p>
            <text:p text:style-name="P96"/>
            <text:p text:style-name="P54"><text:span text:style-name="T114">G</text:span><text:span text:style-name="T112">enerated user lists are stored in the </text:span><text:span text:style-name="T30">Erkle</text:span><text:span text:style-name="T112"> object, accessible in the </text:span><text:span text:style-name="T51"><text:reference-ref text:reference-format="text" text:ref-name="users attribute">users</text:reference-ref></text:span><text:span text:style-name="T51"><text:reference-ref text:reference-format="chapter" text:ref-name="users attribute"/></text:span><text:span text:style-name="T54"><text:s/></text:span><text:span text:style-name="T136">attribute</text:span><text:span text:style-name="T112">.</text:span></text:p>
          </table:table-cell>
        </table:table-row>
        <table:table-row table:style-name="Table5.1">
          <table:table-cell table:style-name="Table5.A2" office:value-type="string">
            <text:p text:style-name="P242">public</text:p>
          </table:table-cell>
          <table:table-cell table:style-name="Table5.A2" office:value-type="string">
            <text:list xml:id="list204138213470018"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channel</text:span> (string)</text:p>
              </text:list-item>
              <text:list-item>
                <text:p text:style-name="P191"><text:span text:style-name="T2">message</text:span> (string)</text:p>
              </text:list-item>
            </text:list>
          </table:table-cell>
          <table:table-cell table:style-name="Table5.C28" office:value-type="string">
            <text:p text:style-name="P55">Triggered when <text:span text:style-name="T8">Erkle</text:span><text:span text:style-name="T57"> </text:span><text:span text:style-name="T58">receives a public message. </text:span><text:span text:style-name="T102">nickname</text:span><text:span text:style-name="T58"> contains the sender's nickname, </text:span><text:span text:style-name="T102">host</text:span><text:span text:style-name="T58"> contains the sender's host, </text:span><text:span text:style-name="T102">channel</text:span><text:span text:style-name="T58"> contains the name of the channel the message was sent to, and </text:span><text:span text:style-name="T102">message</text:span><text:span text:style-name="T58"> contains the message contents.</text:span></text:p>
          </table:table-cell>
        </table:table-row>
        <table:table-row table:style-name="Table5.1">
          <table:table-cell table:style-name="Table5.A2" office:value-type="string">
            <text:p text:style-name="P242">private</text:p>
          </table:table-cell>
          <table:table-cell table:style-name="Table5.A2" office:value-type="string">
            <text:list xml:id="list204136778436747"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message</text:span> (string)</text:p>
              </text:list-item>
            </text:list>
          </table:table-cell>
          <table:table-cell table:style-name="Table5.C18" office:value-type="string">
            <text:p text:style-name="P55">Triggered when <text:span text:style-name="T8">Erkle</text:span><text:span text:style-name="T57"> </text:span><text:span text:style-name="T58">receives a private message. </text:span><text:span text:style-name="T102">nickname</text:span><text:span text:style-name="T58"> contains the sender's nickname, </text:span><text:span text:style-name="T102">host</text:span><text:span text:style-name="T58"> contains the sender's host, and </text:span><text:span text:style-name="T102">message</text:span><text:span text:style-name="T58"> contains the message contents.</text:span></text:p>
          </table:table-cell>
        </table:table-row>
        <table:table-row table:style-name="Table5.1">
          <table:table-cell table:style-name="Table5.A2" office:value-type="string">
            <text:p text:style-name="P242">notice</text:p>
          </table:table-cell>
          <table:table-cell table:style-name="Table5.A2" office:value-type="string">
            <text:list xml:id="list204137241388261" text:continue-numbering="true" text:style-name="List_20_1">
              <text:list-item>
                <text:p text:style-name="P201">Erkle object</text:p>
              </text:list-item>
              <text:list-item>
                <text:p text:style-name="P191"><text:span text:style-name="T2">sender</text:span> (string)</text:p>
              </text:list-item>
              <text:list-item>
                <text:p text:style-name="P191"><text:span text:style-name="T2">message</text:span> (string)</text:p>
              </text:list-item>
            </text:list>
          </table:table-cell>
          <table:table-cell table:style-name="Table5.C28" office:value-type="string">
            <text:p text:style-name="P55">Triggered when <text:span text:style-name="T8">Erkle</text:span><text:span text:style-name="T57"> </text:span><text:span text:style-name="T58">receives a notice message. </text:span><text:span text:style-name="T102">sender</text:span><text:span text:style-name="T58"> contains the nickname of the sender, and </text:span><text:span text:style-name="T102">message</text:span><text:span text:style-name="T58"> contains the message contents.</text:span></text:p>
          </table:table-cell>
        </table:table-row>
        <table:table-row table:style-name="Table5.1">
          <table:table-cell table:style-name="Table5.A2" office:value-type="string">
            <text:p text:style-name="P242">action</text:p>
          </table:table-cell>
          <table:table-cell table:style-name="Table5.A2" office:value-type="string">
            <text:list xml:id="list204138175194482"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target</text:span> (string)</text:p>
              </text:list-item>
              <text:list-item>
                <text:p text:style-name="P191"><text:span text:style-name="T2">message</text:span> (string)</text:p>
              </text:list-item>
            </text:list>
          </table:table-cell>
          <table:table-cell table:style-name="Table5.C18" office:value-type="string">
            <text:p text:style-name="P55">Triggered when <text:span text:style-name="T8">Erkle</text:span><text:span text:style-name="T57"> </text:span><text:span text:style-name="T58">receives a CTCP action message. </text:span><text:span text:style-name="T102">nickname</text:span><text:span text:style-name="T58"> contains the sender's nickname, </text:span><text:span text:style-name="T102">host</text:span><text:span text:style-name="T58"> contains the sender's host, </text:span><text:span text:style-name="T102">target</text:span><text:span text:style-name="T58"> contains the name of the channel or username the message was sent to, and </text:span><text:span text:style-name="T102">message</text:span><text:span text:style-name="T58"> contains the message contents.</text:span></text:p>
          </table:table-cell>
        </table:table-row>
        <text:soft-page-break/>
        <table:table-row table:style-name="Table5.1">
          <table:table-cell table:style-name="Table5.A2" office:value-type="string">
            <text:p text:style-name="P242">away</text:p>
          </table:table-cell>
          <table:table-cell table:style-name="Table5.A2" office:value-type="string">
            <text:list xml:id="list204136609277665" text:continue-numbering="true" text:style-name="List_20_1">
              <text:list-item>
                <text:p text:style-name="P201">Erkle object</text:p>
              </text:list-item>
              <text:list-item>
                <text:p text:style-name="P191"><text:span text:style-name="T2">nickname</text:span> (string)</text:p>
              </text:list-item>
              <text:list-item>
                <text:p text:style-name="P191"><text:span text:style-name="T2">reason</text:span> (string)</text:p>
              </text:list-item>
            </text:list>
          </table:table-cell>
          <table:table-cell table:style-name="Table5.C28" office:value-type="string">
            <text:p text:style-name="P57">Triggered when <text:span text:style-name="T10">Erkle</text:span><text:span text:style-name="T59"> </text:span><text:span text:style-name="T57">receives an "away" notification.</text:span></text:p>
          </table:table-cell>
        </table:table-row>
        <table:table-row table:style-name="Table5.1">
          <table:table-cell table:style-name="Table5.A2" office:value-type="string">
            <text:p text:style-name="P242">back</text:p>
          </table:table-cell>
          <table:table-cell table:style-name="Table5.A2" office:value-type="string">
            <text:list xml:id="list204136910308933" text:continue-numbering="true" text:style-name="List_20_1">
              <text:list-item>
                <text:p text:style-name="P201">Erkle object</text:p>
              </text:list-item>
            </text:list>
          </table:table-cell>
          <table:table-cell table:style-name="Table5.C28" office:value-type="string">
            <text:p text:style-name="P57">Triggered when <text:span text:style-name="T8">Erkle</text:span><text:span text:style-name="T57"> unsets itself as "away".</text:span></text:p>
          </table:table-cell>
        </table:table-row>
        <table:table-row table:style-name="Table5.1">
          <table:table-cell table:style-name="Table5.A2" office:value-type="string">
            <text:p text:style-name="P265">topic</text:p>
          </table:table-cell>
          <table:table-cell table:style-name="Table5.A2" office:value-type="string">
            <text:list xml:id="list204137470822674" text:continue-numbering="true" text:style-name="List_20_1">
              <text:list-item>
                <text:p text:style-name="P203">Erkle object</text:p>
              </text:list-item>
              <text:list-item>
                <text:p text:style-name="P212">nickname<text:span text:style-name="T142"> (string)</text:span></text:p>
              </text:list-item>
              <text:list-item>
                <text:p text:style-name="P212">host<text:span text:style-name="T142"> (string)</text:span></text:p>
              </text:list-item>
              <text:list-item>
                <text:p text:style-name="P212">channel<text:span text:style-name="T142"> (string)</text:span></text:p>
              </text:list-item>
              <text:list-item>
                <text:p text:style-name="P212">topic<text:span text:style-name="T142"> (string)</text:span></text:p>
              </text:list-item>
            </text:list>
          </table:table-cell>
          <table:table-cell table:style-name="Table5.C28" office:value-type="string">
            <text:p text:style-name="P55">Triggered when <text:span text:style-name="T8">Erkle</text:span><text:span text:style-name="T57"> </text:span><text:span text:style-name="T58">receives a </text:span><text:span text:style-name="T61">channel topic update</text:span><text:span text:style-name="T58">. </text:span><text:span text:style-name="T102">nickname</text:span><text:span text:style-name="T58"> contains the </text:span><text:span text:style-name="T61">topic setter</text:span><text:span text:style-name="T58">'s nickname, </text:span><text:span text:style-name="T102">host</text:span><text:span text:style-name="T58"> contains the </text:span><text:span text:style-name="T61">setter's</text:span><text:span text:style-name="T58"> host, </text:span><text:span text:style-name="T103">channel</text:span><text:span text:style-name="T58"> contains </text:span><text:span text:style-name="T61">channel name, and </text:span><text:span text:style-name="T103">topic</text:span><text:span text:style-name="T113"> contains the channel's topic. If the topic is set to an empty string, </text:span><text:span text:style-name="T103">topic</text:span><text:span text:style-name="T113"> is set to </text:span><text:span text:style-name="T31">None</text:span><text:span text:style-name="T113">.</text:span></text:p>
          </table:table-cell>
        </table:table-row>
        <table:table-row table:style-name="Table5.1">
          <table:table-cell table:style-name="Table5.A2" office:value-type="string">
            <text:p text:style-name="P266">mode</text:p>
          </table:table-cell>
          <table:table-cell table:style-name="Table5.A2" office:value-type="string">
            <text:list xml:id="list204137192728339" text:continue-numbering="true" text:style-name="List_20_1">
              <text:list-item>
                <text:p text:style-name="P204">Erkle object</text:p>
              </text:list-item>
              <text:list-item>
                <text:p text:style-name="P213">nickname<text:span text:style-name="T142"> (string)</text:span></text:p>
              </text:list-item>
              <text:list-item>
                <text:p text:style-name="P213">host<text:span text:style-name="T142"> (string)</text:span></text:p>
              </text:list-item>
              <text:list-item>
                <text:p text:style-name="P213"><text:span text:style-name="T174">target</text:span><text:span text:style-name="T142"> (string)</text:span></text:p>
              </text:list-item>
              <text:list-item>
                <text:p text:style-name="P213"><text:span text:style-name="T174">mode</text:span><text:span text:style-name="T142"> (string)</text:span></text:p>
              </text:list-item>
            </text:list>
          </table:table-cell>
          <table:table-cell table:style-name="Table5.C28" office:value-type="string">
            <text:p text:style-name="P56">Triggered when <text:span text:style-name="T8">Erkle</text:span><text:span text:style-name="T57"> </text:span><text:span text:style-name="T58">receives a </text:span><text:span text:style-name="T64">channel or user mode change notification. </text:span><text:span text:style-name="T102">nickname</text:span><text:span text:style-name="T58"> contains the </text:span><text:span text:style-name="T64">mode</text:span><text:span text:style-name="T61"> setter</text:span><text:span text:style-name="T58">'s nickname, </text:span><text:span text:style-name="T102">host</text:span><text:span text:style-name="T58"> contains the </text:span><text:span text:style-name="T61">setter's</text:span><text:span text:style-name="T58"> host, </text:span><text:span text:style-name="T105">target</text:span><text:span text:style-name="T115"> contains the user or channel the mode applies to, and </text:span><text:span text:style-name="T105">mode</text:span><text:span text:style-name="T115"> contains the modes (and mode parameters) being set. If the mode is being set by the server, </text:span><text:span text:style-name="T105">nickname</text:span><text:span text:style-name="T115"> and </text:span><text:span text:style-name="T105">host</text:span><text:span text:style-name="T115"> will be set to the server's hostname.</text:span></text:p>
          </table:table-cell>
        </table:table-row>
        <table:table-row table:style-name="Table5.1">
          <table:table-cell table:style-name="Table5.A2" office:value-type="string">
            <text:p text:style-name="P267">kick</text:p>
          </table:table-cell>
          <table:table-cell table:style-name="Table5.A2" office:value-type="string">
            <text:list xml:id="list204138361404709" text:continue-numbering="true" text:style-name="List_20_1">
              <text:list-item>
                <text:p text:style-name="P201">Erkle object</text:p>
              </text:list-item>
              <text:list-item>
                <text:p text:style-name="P214"><text:span text:style-name="T175">nickname</text:span><text:span text:style-name="T142"> (string)</text:span></text:p>
              </text:list-item>
              <text:list-item>
                <text:p text:style-name="P217">host<text:span text:style-name="T142"> (string)</text:span></text:p>
              </text:list-item>
              <text:list-item>
                <text:p text:style-name="P217">channel<text:span text:style-name="T142"> (string)</text:span></text:p>
              </text:list-item>
              <text:list-item>
                <text:p text:style-name="P217">target<text:span text:style-name="T142"> (string)</text:span></text:p>
              </text:list-item>
              <text:list-item>
                <text:p text:style-name="P217">reason<text:span text:style-name="T142"> (string)</text:span></text:p>
              </text:list-item>
            </text:list>
          </table:table-cell>
          <table:table-cell table:style-name="Table5.C28" office:value-type="string">
            <text:p text:style-name="P57">Triggered when<text:span text:style-name="T172">ever</text:span> <text:span text:style-name="T8">Erkle</text:span><text:span text:style-name="T57"> </text:span><text:span text:style-name="T60">receives a </text:span><text:span text:style-name="T65">kick notification. </text:span><text:span text:style-name="T106">nickname</text:span><text:span text:style-name="T116"> contains the kicker's nickname, </text:span><text:span text:style-name="T106">host</text:span><text:span text:style-name="T116"> contains the kicker's host, </text:span><text:span text:style-name="T106">channel</text:span><text:span text:style-name="T116"> contains the channel being kicked from, </text:span><text:span text:style-name="T106">target</text:span><text:span text:style-name="T116"> contains the nickname of the user being kicked, and </text:span><text:span text:style-name="T106">reason</text:span><text:span text:style-name="T116"> contains the reason given for the kick. If no reason is provided, </text:span><text:span text:style-name="T106">reason</text:span><text:span text:style-name="T116"> will be set to </text:span><text:span text:style-name="T32">None</text:span><text:span text:style-name="T116">.</text:span></text:p>
          </table:table-cell>
        </table:table-row>
        <table:table-row table:style-name="Table5.1">
          <table:table-cell table:style-name="Table5.A2" office:value-type="string">
            <text:p text:style-name="P268">kick<text:span text:style-name="T176">ed</text:span></text:p>
          </table:table-cell>
          <table:table-cell table:style-name="Table5.A2" office:value-type="string">
            <text:list xml:id="list204137519894922" text:continue-numbering="true" text:style-name="List_20_1">
              <text:list-item>
                <text:p text:style-name="P205">Erkle object</text:p>
              </text:list-item>
              <text:list-item>
                <text:p text:style-name="P215"><text:span text:style-name="T175">nickname</text:span><text:span text:style-name="T142"> (string)</text:span></text:p>
              </text:list-item>
              <text:list-item>
                <text:p text:style-name="P218">host<text:span text:style-name="T142"> (string)</text:span></text:p>
              </text:list-item>
              <text:list-item>
                <text:p text:style-name="P218">channel<text:span text:style-name="T142"> (string)</text:span></text:p>
              </text:list-item>
              <text:list-item>
                <text:p text:style-name="P218">reason<text:span text:style-name="T142"> (string)</text:span></text:p>
              </text:list-item>
            </text:list>
          </table:table-cell>
          <table:table-cell table:style-name="Table5.C28" office:value-type="string">
            <text:p text:style-name="P57">Triggered when<text:span text:style-name="T172">ever</text:span> <text:span text:style-name="T8">Erkle</text:span><text:span text:style-name="T57"> </text:span><text:span text:style-name="T66">is kicked from a channel</text:span><text:span text:style-name="T65">. </text:span><text:span text:style-name="T106">nickname</text:span><text:span text:style-name="T116"> contains the kicker's nickname, </text:span><text:span text:style-name="T106">host</text:span><text:span text:style-name="T116"> contains the kicker's host, </text:span><text:span text:style-name="T106">channel</text:span><text:span text:style-name="T116"> contains the channel being kicked from, and </text:span><text:span text:style-name="T106">reason</text:span><text:span text:style-name="T116"> contains the reason given for the kick. If no reason is provided, </text:span><text:span text:style-name="T106">reason</text:span><text:span text:style-name="T116"> will be set to </text:span><text:span text:style-name="T32">None</text:span><text:span text:style-name="T116">.</text:span></text:p>
          </table:table-cell>
        </table:table-row>
        <table:table-row table:style-name="Table5.1">
          <table:table-cell table:style-name="Table5.A2" office:value-type="string">
            <text:p text:style-name="P269">invite</text:p>
          </table:table-cell>
          <table:table-cell table:style-name="Table5.A2" office:value-type="string">
            <text:list xml:id="list204136783742621" text:continue-numbering="true" text:style-name="List_20_1">
              <text:list-item>
                <text:p text:style-name="P206">Erkle object</text:p>
              </text:list-item>
              <text:list-item>
                <text:p text:style-name="P216"><text:span text:style-name="T175">nickname</text:span><text:span text:style-name="T142"> (string)</text:span></text:p>
              </text:list-item>
              <text:list-item>
                <text:p text:style-name="P219">host<text:span text:style-name="T142"> (string)</text:span></text:p>
              </text:list-item>
              <text:list-item>
                <text:p text:style-name="P219">channel<text:span text:style-name="T142"> (string)</text:span></text:p>
              </text:list-item>
            </text:list>
          </table:table-cell>
          <table:table-cell table:style-name="Table5.C28" office:value-type="string">
            <text:p text:style-name="P58">Triggered when<text:span text:style-name="T172">ever</text:span> <text:span text:style-name="T8">Erkle</text:span><text:span text:style-name="T57"> </text:span><text:span text:style-name="T69">receives a channel invitation</text:span><text:span text:style-name="T65">. </text:span><text:span text:style-name="T106">nickname</text:span><text:span text:style-name="T116"> contains the </text:span><text:span text:style-name="T118">inviter's</text:span><text:span text:style-name="T116"> nickname, </text:span><text:span text:style-name="T106">host</text:span><text:span text:style-name="T116"> contains the </text:span><text:span text:style-name="T118">inviter's</text:span><text:span text:style-name="T116"> host, </text:span><text:span text:style-name="T118">and</text:span><text:span text:style-name="T116"> </text:span><text:span text:style-name="T106">channel</text:span><text:span text:style-name="T116"> contains the channel </text:span><text:span text:style-name="T33">Erkle</text:span><text:span text:style-name="T118"> is being invited to.</text:span></text:p>
          </table:table-cell>
        </table:table-row>
        <table:table-row table:style-name="Table5.1">
          <table:table-cell table:style-name="Table5.A2" office:value-type="string">
            <text:p text:style-name="P270">whois</text:p>
          </table:table-cell>
          <table:table-cell table:style-name="Table5.A2" office:value-type="string">
            <text:list xml:id="list204137384316699" text:continue-numbering="true" text:style-name="List_20_1">
              <text:list-item>
                <text:p text:style-name="P207">Erkle object</text:p>
              </text:list-item>
              <text:list-item>
                <text:p text:style-name="P220"><text:span text:style-name="T222">whois</text:span><text:span text:style-name="T142"> (string)</text:span></text:p>
              </text:list-item>
            </text:list>
          </table:table-cell>
          <table:table-cell table:style-name="Table5.C28" office:value-type="string">
            <text:p text:style-name="P60">Triggered when<text:span text:style-name="T172">ever</text:span> <text:span text:style-name="T8">Erkle</text:span><text:span text:style-name="T57"> </text:span><text:span text:style-name="T69">receives </text:span><text:span text:style-name="T70">WHOIS data from the server. </text:span><text:span text:style-name="T110">whois</text:span><text:span text:style-name="T132"> contains a </text:span><text:span text:style-name="T37">Whois</text:span><text:span text:style-name="T39">Data</text:span><text:span text:style-name="T132"> class object (see </text:span><text:span text:style-name="T46"><text:bookmark-ref text:reference-format="text" text:ref-name="__RefHeading___Toc7643_2526305931">WhoisData class</text:bookmark-ref></text:span><text:span text:style-name="T132">).</text:span></text:p>
          </table:table-cell>
        </table:table-row>
        <table:table-row table:style-name="Table5.1">
          <table:table-cell table:style-name="Table5.A2" office:value-type="string">
            <text:p text:style-name="P271">list</text:p>
          </table:table-cell>
          <table:table-cell table:style-name="Table5.A2" office:value-type="string">
            <text:list xml:id="list204136523586267" text:continue-numbering="true" text:style-name="List_20_1">
              <text:list-item>
                <text:p text:style-name="P208">Erkle object</text:p>
              </text:list-item>
              <text:list-item>
                <text:p text:style-name="P221">channels<text:span text:style-name="T142"> (list of lists)</text:span></text:p>
              </text:list-item>
            </text:list>
          </table:table-cell>
          <table:table-cell table:style-name="Table5.C28" office:value-type="string">
            <text:p text:style-name="P60">Triggered when<text:span text:style-name="T172">ever</text:span> <text:span text:style-name="T8">Erkle</text:span><text:span text:style-name="T57"> </text:span><text:span text:style-name="T69">receives </text:span><text:span text:style-name="T71">a channel list from the server. Each entry in </text:span><text:span text:style-name="T107">channels</text:span><text:span text:style-name="T119"> is a </text:span><text:span text:style-name="T38">Channel</text:span><text:span text:style-name="T39">Data</text:span><text:span text:style-name="T134"> class object (see </text:span><text:span text:style-name="T49"><text:bookmark-ref text:reference-format="text" text:ref-name="__RefHeading___Toc9963_2526305931">ChannelData class</text:bookmark-ref></text:span><text:span text:style-name="T134">).</text:span></text:p>
            <text:p text:style-name="P60"><text:span text:style-name="T134"/></text:p>
            <text:p text:style-name="P194"><text:span text:style-name="T114">G</text:span><text:span text:style-name="T134">enerated </text:span><text:span text:style-name="T137">channel</text:span><text:span text:style-name="T134"> lists are stored in the </text:span><text:span text:style-name="T38">Erkle</text:span><text:span text:style-name="T134"> object, accessible in the </text:span><text:span text:style-name="T52"><text:reference-ref text:reference-format="text" text:ref-name="channels attribute">channels</text:reference-ref></text:span><text:span text:style-name="T141"><text:s/></text:span><text:span text:style-name="T136">attribute</text:span><text:span text:style-name="T134">.</text:span></text:p>
          </table:table-cell>
        </table:table-row>
        <table:table-row table:style-name="Table5.1">
          <table:table-cell table:style-name="Table5.A2" office:value-type="string">
            <text:p text:style-name="P272">oper</text:p>
          </table:table-cell>
          <table:table-cell table:style-name="Table5.A2" office:value-type="string">
            <text:list xml:id="list204136702304235" text:continue-numbering="true" text:style-name="List_20_1">
              <text:list-item>
                <text:p text:style-name="P209">Erkle object</text:p>
              </text:list-item>
            </text:list>
          </table:table-cell>
          <table:table-cell table:style-name="Table5.C28" office:value-type="string">
            <text:p text:style-name="P87">Triggered when <text:span text:style-name="T8">Erkle</text:span><text:span text:style-name="T57"> is granted IRC operator status (usually the result of the </text:span><text:span text:style-name="T157">oper()</text:span><text:span text:style-name="T57"> method being called on the </text:span><text:span text:style-name="T8">Erkle</text:span><text:span text:style-name="T57"> object).</text:span></text:p>
          </table:table-cell>
        </table:table-row>
        <table:table-row table:style-name="Table5.1">
          <table:table-cell table:style-name="Table5.A2" office:value-type="string">
            <text:p text:style-name="P273">line</text:p>
          </table:table-cell>
          <table:table-cell table:style-name="Table5.A2" office:value-type="string">
            <text:list xml:id="list204136752389076" text:continue-numbering="true" text:style-name="List_20_1">
              <text:list-item>
                <text:p text:style-name="P201">Erkle object</text:p>
              </text:list-item>
              <text:list-item>
                <text:p text:style-name="P214">line<text:span text:style-name="T142"> (string)</text:span></text:p>
              </text:list-item>
            </text:list>
          </table:table-cell>
          <table:table-cell table:style-name="Table5.C29" office:value-type="string">
            <text:p text:style-name="P57">Triggered when<text:span text:style-name="T172">ever</text:span> <text:span text:style-name="T8">Erkle</text:span><text:span text:style-name="T57"> </text:span><text:span text:style-name="T60">receives a line of data from the server.</text:span></text:p>
          </table:table-cell>
        </table:table-row>
        <table:table-row table:style-name="Table5.1">
          <table:table-cell table:style-name="Table5.A2" office:value-type="string">
            <text:p text:style-name="P274">error</text:p>
          </table:table-cell>
          <table:table-cell table:style-name="Table5.A2" office:value-type="string">
            <text:list xml:id="list204137271507478" text:continue-numbering="true" text:style-name="List_20_1">
              <text:list-item>
                <text:p text:style-name="P210">Erkle object</text:p>
              </text:list-item>
              <text:list-item>
                <text:p text:style-name="P222">code<text:span text:style-name="T142"> (string)</text:span></text:p>
              </text:list-item>
              <text:list-item>
                <text:p text:style-name="P222"><text:span text:style-name="T180">subject</text:span> <text:span text:style-name="T142">(string)</text:span></text:p>
              </text:list-item>
              <text:list-item>
                <text:p text:style-name="P222">reason<text:span text:style-name="T142"> (string)</text:span></text:p>
              </text:list-item>
            </text:list>
          </table:table-cell>
          <table:table-cell table:style-name="Table5.C30" office:value-type="string">
            <text:p text:style-name="P59">Triggered when<text:span text:style-name="T172">ever</text:span> <text:span text:style-name="T8">Erkle</text:span><text:span text:style-name="T57"> </text:span><text:span text:style-name="T60">receives a</text:span><text:span text:style-name="T72">n error message from the server. </text:span><text:span text:style-name="T108">code</text:span><text:span text:style-name="T120"> is the error's code (from the IRC RFC documents), </text:span><text:span text:style-name="T109">subject</text:span><text:span text:style-name="T120"> is the "</text:span><text:span text:style-name="T121">subject</text:span><text:span text:style-name="T120">" of the error (if there is no "target", </text:span><text:span text:style-name="T109">subject</text:span><text:span text:style-name="T120"> will be set to </text:span><text:span text:style-name="T34">None</text:span><text:span text:style-name="T120">), and </text:span><text:span text:style-name="T108">reason</text:span><text:span text:style-name="T120"> contains a short description of the error.</text:span></text:p>
          </table:table-cell>
        </table:table-row>
        <table:table-row table:style-name="Table5.1">
          <table:table-cell table:style-name="Table5.A2" office:value-type="string">
            <text:p text:style-name="P275">tick</text:p>
          </table:table-cell>
          <table:table-cell table:style-name="Table5.A2" office:value-type="string">
            <text:list xml:id="list204137227336677" text:continue-numbering="true" text:style-name="List_20_1">
              <text:list-item>
                <text:p text:style-name="P211">Erkle object</text:p>
              </text:list-item>
            </text:list>
          </table:table-cell>
          <table:table-cell table:style-name="Table5.C31" office:value-type="string">
            <text:p text:style-name="P81">Trigger<text:span text:style-name="T211">ed</text:span> once per second by default. <text:span text:style-name="T212">The interval can be changed with the </text:span><text:span text:style-name="T6">clock-frequency</text:span><text:span text:style-name="T146"> option (see </text:span><text:span text:style-name="T47"><text:bookmark-ref text:reference-format="text" text:ref-name="__RefHeading___Toc2088_2906029521">The Erkle Object</text:bookmark-ref></text:span><text:span text:style-name="T146">).</text:span></text:p>
          </table:table-cell>
        </table:table-row>
      </table:table>
      <text:p text:style-name="P123"/>
      <text:p text:style-name="P142"><text:soft-page-break/><text:span text:style-name="T8">Erkle</text:span><text:span text:style-name="T57">'s </text:span><text:span text:style-name="T1">connect()</text:span><text:span text:style-name="T57"> is a blocking function </text:span><text:span text:style-name="T90">(if not ran in </text:span><text:span text:style-name="T243">multithreaded</text:span><text:span text:style-name="T90"> mode)</text:span><text:span text:style-name="T57">, so hooked functions should be declared </text:span><text:span text:style-name="T8">before</text:span><text:span text:style-name="T57"> </text:span><text:span text:style-name="T157">connect()</text:span><text:span text:style-name="T57"> is called.</text:span></text:p>
      <text:p text:style-name="P104"/>
      <text:p text:style-name="P143"><text:span text:style-name="T57">For programs with multiple IRC connections (and, thus, multiple </text:span><text:span text:style-name="T8">Erkle</text:span><text:span text:style-name="T57"> objects), understand that hooked events apply to </text:span><text:span text:style-name="T8">every</text:span><text:span text:style-name="T57"> connection. So, if you hook the "public" event to a function, that function will be called when </text:span><text:span text:style-name="T8">every connection triggers a "public" event</text:span><text:span text:style-name="T57">. </text:span><text:span text:style-name="T80">To restrict some hooked functions to a specific </text:span><text:span text:style-name="T16">Erkle</text:span><text:span text:style-name="T80"> object, add a tag to the object with the </text:span><text:span text:style-name="T244">tag()</text:span><text:span text:style-name="T80"> method, and add that tag to any hooked functions you'd like the object to call. </text:span><text:span text:style-name="T93">To make sure a hooked function executes on </text:span><text:span text:style-name="T23">all</text:span><text:span text:style-name="T93"> connections, apply the </text:span><text:span text:style-name="T245">*</text:span><text:span text:style-name="T93"> tag to it.</text:span></text:p>
      <text:h text:style-name="Heading_20_2" text:outline-level="2"><text:bookmark-start text:name="__RefHeading___Toc2092_2906029521"/>Event sets<text:bookmark-end text:name="__RefHeading___Toc2092_2906029521"/></text:h>
      <text:p text:style-name="P124"><text:span text:style-name="T142">Erkle</text:span><text:span text:style-name="T112"> contains a few sets of </text:span><text:span text:style-name="T117">pre-written event handlers; they reside in the </text:span><text:span text:style-name="T67">erkle.events</text:span><text:span text:style-name="T117"> package. To use an event set, simply import it. </text:span><text:span text:style-name="T133">This type of module is called </text:span><text:span text:style-name="T151">event modules</text:span><text:span text:style-name="T133"> (see</text:span><text:span text:style-name="T140"> </text:span><text:span text:style-name="T218"><text:bookmark-ref text:reference-format="text" text:ref-name="__RefHeading___Toc9461_2526305931">Using event modules with Erkle</text:bookmark-ref></text:span><text:span text:style-name="T133">). </text:span></text:p>
      <text:p text:style-name="P99"/>
      <table:table table:name="Table9" table:style-name="Table9">
        <table:table-column table:style-name="Table9.A"/>
        <table:table-column table:style-name="Table9.B"/>
        <table:table-row>
          <table:table-cell table:style-name="Table9.A1" office:value-type="string">
            <text:p text:style-name="P32">Package</text:p>
          </table:table-cell>
          <table:table-cell table:style-name="Table9.B1" office:value-type="string">
            <text:p text:style-name="P27"><text:toc-mark-start text:id="IMark1651440928584" text:outline-level="3"/>erkle.events.dump<text:toc-mark-end text:id="IMark1651440928584"/></text:p>
          </table:table-cell>
        </table:table-row>
        <table:table-row>
          <table:table-cell table:style-name="Table9.A2" office:value-type="string">
            <text:p text:style-name="P32">Hooks</text:p>
          </table:table-cell>
          <table:table-cell table:style-name="Table9.B2" office:value-type="string">
            <text:p text:style-name="P126"><text:span text:style-name="T2">action</text:span>, <text:span text:style-name="T2">away</text:span>, <text:span text:style-name="T2">back</text:span>, <text:span text:style-name="T2">connect</text:span>, <text:span text:style-name="T2">join</text:span>, <text:span text:style-name="T2">kick</text:span>, <text:span text:style-name="T2">kicked</text:span>, <text:span text:style-name="T2">mode</text:span>, <text:span text:style-name="T2">motd</text:span>, <text:span text:style-name="T2">names</text:span>, <text:span text:style-name="T2">nick</text:span>, <text:span text:style-name="T2">nick-taken</text:span>, <text:span text:style-name="T2">notice</text:span>, <text:span text:style-name="T2">part</text:span>, <text:span text:style-name="T2">ping</text:span>, <text:span text:style-name="T2">private</text:span>, <text:span text:style-name="T2">public</text:span>, <text:span text:style-name="T2">quit</text:span>, <text:span text:style-name="T2">topic</text:span>, <text:span text:style-name="T2">welcome</text:span></text:p>
          </table:table-cell>
        </table:table-row>
        <table:table-row>
          <table:table-cell table:style-name="Table9.A3" office:value-type="string">
            <text:p text:style-name="P29">Description</text:p>
          </table:table-cell>
          <table:table-cell table:style-name="Table9.B3" office:value-type="string">
            <text:p text:style-name="P128">Prints event-specific data from every <text:span text:style-name="T30">Erkle</text:span><text:span text:style-name="T142"> event </text:span><text:span text:style-name="T143">to the console.</text:span></text:p>
          </table:table-cell>
        </table:table-row>
      </table:table>
      <text:p text:style-name="P99"/>
      <table:table table:name="Table10" table:style-name="Table10">
        <table:table-column table:style-name="Table10.A"/>
        <table:table-column table:style-name="Table10.B"/>
        <table:table-row>
          <table:table-cell table:style-name="Table10.A1" office:value-type="string">
            <text:p text:style-name="P33">Package</text:p>
          </table:table-cell>
          <table:table-cell table:style-name="Table10.B1" office:value-type="string">
            <text:p text:style-name="P27"><text:toc-mark-start text:id="IMark1651440927144" text:outline-level="3"/>erkle.events.messages<text:toc-mark-end text:id="IMark1651440927144"/></text:p>
          </table:table-cell>
        </table:table-row>
        <table:table-row>
          <table:table-cell table:style-name="Table10.A2" office:value-type="string">
            <text:p text:style-name="P33">Hooks</text:p>
          </table:table-cell>
          <table:table-cell table:style-name="Table10.B2" office:value-type="string">
            <text:p text:style-name="P127"><text:span text:style-name="T5">action, </text:span><text:span text:style-name="T2">notice</text:span>, <text:span text:style-name="T2">private</text:span>, <text:span text:style-name="T2">public</text:span></text:p>
          </table:table-cell>
        </table:table-row>
        <table:table-row>
          <table:table-cell table:style-name="Table10.A3" office:value-type="string">
            <text:p text:style-name="P30">Description</text:p>
          </table:table-cell>
          <table:table-cell table:style-name="Table10.B3" office:value-type="string">
            <text:p text:style-name="P13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6"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26">Channel</text:span><text:span text:style-name="T27">Data</text:span><text:span text:style-name="T95"> class</text:span><text:bookmark-end text:name="__RefHeading___Toc9963_2526305931"/></text:h>
      <text:p text:style-name="P150">The <text:span text:style-name="T8">Channel</text:span><text:span text:style-name="T28">Data</text:span><text:span text:style-name="T57"> class is used by the </text:span><text:span text:style-name="T8">Erkle</text:span><text:span text:style-name="T57"> client to present results from the LIST command. </text:span><text:span text:style-name="T8">Channel</text:span><text:span text:style-name="T28">Data</text:span><text:span text:style-name="T57"> has no methods, only attributes.</text:span></text:p>
      <text:p text:style-name="P224"/>
      <table:table table:name="Table19" table:style-name="Table19">
        <table:table-column table:style-name="Table19.A"/>
        <table:table-column table:style-name="Table19.B"/>
        <table:table-column table:style-name="Table19.C"/>
        <table:table-row>
          <table:table-cell table:style-name="Table19.A1" office:value-type="string">
            <text:p text:style-name="P26">Attribute</text:p>
          </table:table-cell>
          <table:table-cell table:style-name="Table19.A1" office:value-type="string">
            <text:p text:style-name="P26">Type</text:p>
          </table:table-cell>
          <table:table-cell table:style-name="Table19.C1" office:value-type="string">
            <text:p text:style-name="P26">Description</text:p>
          </table:table-cell>
        </table:table-row>
        <table:table-row>
          <table:table-cell table:style-name="Table19.A2" office:value-type="string">
            <text:p text:style-name="P278">name</text:p>
          </table:table-cell>
          <table:table-cell table:style-name="Table19.A2" office:value-type="string">
            <text:p text:style-name="P31">string</text:p>
          </table:table-cell>
          <table:table-cell table:style-name="Table19.C2" office:value-type="string">
            <text:p text:style-name="P95">The channel's name.</text:p>
          </table:table-cell>
        </table:table-row>
        <table:table-row>
          <table:table-cell table:style-name="Table19.A2" office:value-type="string">
            <text:p text:style-name="P278">users</text:p>
          </table:table-cell>
          <table:table-cell table:style-name="Table19.A2" office:value-type="string">
            <text:p text:style-name="P40">integer</text:p>
          </table:table-cell>
          <table:table-cell table:style-name="Table19.C2" office:value-type="string">
            <text:p text:style-name="P95">How many users are in the channel.</text:p>
          </table:table-cell>
        </table:table-row>
        <table:table-row>
          <table:table-cell table:style-name="Table19.A2" office:value-type="string">
            <text:p text:style-name="P278">topic</text:p>
          </table:table-cell>
          <table:table-cell table:style-name="Table19.A2" office:value-type="string">
            <text:p text:style-name="P31">string</text:p>
          </table:table-cell>
          <table:table-cell table:style-name="Table19.C2" office:value-type="string">
            <text:p text:style-name="P94">The <text:span text:style-name="T226">channel's topic; if there is no topic, this will be set to </text:span><text:span text:style-name="T26">None</text:span><text:span text:style-name="T95">.</text:span></text:p>
          </table:table-cell>
        </table:table-row>
      </table:table>
      <text:h text:style-name="Heading_20_2" text:outline-level="2"><text:bookmark-start text:name="__RefHeading___Toc7503_2526305931"/><text:span text:style-name="T8">User</text:span><text:span text:style-name="T27">Data</text:span> class<text:bookmark-end text:name="__RefHeading___Toc7503_2526305931"/></text:h>
      <text:p text:style-name="P145">The <text:span text:style-name="T8">User</text:span><text:span text:style-name="T28">Data</text:span><text:span text:style-name="T57"> class is used by the </text:span><text:span text:style-name="T8">Erkle</text:span><text:span text:style-name="T57"> client to store user information. </text:span><text:span text:style-name="T8">User</text:span><text:span text:style-name="T28">Data</text:span><text:span text:style-name="T57"> has no methods, only attributes.</text:span></text:p>
      <text:p text:style-name="P225"/>
      <table:table table:name="Table15" table:style-name="Table15">
        <table:table-column table:style-name="Table15.A"/>
        <table:table-column table:style-name="Table15.B"/>
        <table:table-column table:style-name="Table15.C"/>
        <table:table-row>
          <table:table-cell table:style-name="Table15.A1" office:value-type="string">
            <text:p text:style-name="P24">Attribute</text:p>
          </table:table-cell>
          <table:table-cell table:style-name="Table15.A1" office:value-type="string">
            <text:p text:style-name="P24">Type</text:p>
          </table:table-cell>
          <table:table-cell table:style-name="Table15.C1" office:value-type="string">
            <text:p text:style-name="P24">Description</text:p>
          </table:table-cell>
        </table:table-row>
        <table:table-row>
          <table:table-cell table:style-name="Table15.A2" office:value-type="string">
            <text:p text:style-name="P279">nickname</text:p>
          </table:table-cell>
          <table:table-cell table:style-name="Table15.A2" office:value-type="string">
            <text:p text:style-name="P28">string</text:p>
          </table:table-cell>
          <table:table-cell table:style-name="Table15.C2" office:value-type="string">
            <text:p text:style-name="P93">The user's nickname.</text:p>
          </table:table-cell>
        </table:table-row>
        <table:table-row>
          <table:table-cell table:style-name="Table15.A2" office:value-type="string">
            <text:p text:style-name="P279">username</text:p>
          </table:table-cell>
          <table:table-cell table:style-name="Table15.A2" office:value-type="string">
            <text:p text:style-name="P28">string</text:p>
          </table:table-cell>
          <table:table-cell table:style-name="Table15.C2" office:value-type="string">
            <text:p text:style-name="P93">The user's username.</text:p>
          </table:table-cell>
        </table:table-row>
        <table:table-row>
          <table:table-cell table:style-name="Table15.A2" office:value-type="string">
            <text:p text:style-name="P279">host</text:p>
          </table:table-cell>
          <table:table-cell table:style-name="Table15.A2" office:value-type="string">
            <text:p text:style-name="P28">string</text:p>
          </table:table-cell>
          <table:table-cell table:style-name="Table15.C2" office:value-type="string">
            <text:p text:style-name="P93">The user's host.</text:p>
          </table:table-cell>
        </table:table-row>
        <table:table-row>
          <table:table-cell table:style-name="Table15.A2" office:value-type="string">
            <text:p text:style-name="P279">op</text:p>
          </table:table-cell>
          <table:table-cell table:style-name="Table15.A2" office:value-type="string">
            <text:p text:style-name="P28">boolean</text:p>
          </table:table-cell>
          <table:table-cell table:style-name="Table15.C2" office:value-type="string">
            <text:p text:style-name="P39">True<text:span text:style-name="T57"> if the user is a channel operator, </text:span><text:span text:style-name="T219">False</text:span><text:span text:style-name="T139"> if not.</text:span></text:p>
          </table:table-cell>
        </table:table-row>
        <table:table-row>
          <table:table-cell table:style-name="Table15.A2" office:value-type="string">
            <text:p text:style-name="P279">voiced</text:p>
          </table:table-cell>
          <table:table-cell table:style-name="Table15.A2" office:value-type="string">
            <text:p text:style-name="P28">boolean</text:p>
          </table:table-cell>
          <table:table-cell table:style-name="Table15.C2" office:value-type="string">
            <text:p text:style-name="P39">True<text:span text:style-name="T57"> if the user is voiced, </text:span><text:span text:style-name="T219">False</text:span><text:span text:style-name="T139"> if not.</text:span></text:p>
          </table:table-cell>
        </table:table-row>
        <table:table-row>
          <table:table-cell table:style-name="Table15.A2" office:value-type="string">
            <text:p text:style-name="P279">owner</text:p>
          </table:table-cell>
          <table:table-cell table:style-name="Table15.A2" office:value-type="string">
            <text:p text:style-name="P28">boolean</text:p>
          </table:table-cell>
          <table:table-cell table:style-name="Table15.C2" office:value-type="string">
            <text:p text:style-name="P39">True<text:span text:style-name="T57"> if the user is a channel owner, </text:span><text:span text:style-name="T219">False</text:span><text:span text:style-name="T139"> if not.</text:span></text:p>
          </table:table-cell>
        </table:table-row>
        <table:table-row>
          <table:table-cell table:style-name="Table15.A2" office:value-type="string">
            <text:p text:style-name="P279">admin</text:p>
          </table:table-cell>
          <table:table-cell table:style-name="Table15.A2" office:value-type="string">
            <text:p text:style-name="P28">boolean</text:p>
          </table:table-cell>
          <table:table-cell table:style-name="Table15.C2" office:value-type="string">
            <text:p text:style-name="P39">True<text:span text:style-name="T57"> if the user is an admin, </text:span><text:span text:style-name="T219">False</text:span><text:span text:style-name="T139"> if not.</text:span></text:p>
          </table:table-cell>
        </table:table-row>
        <table:table-row>
          <table:table-cell table:style-name="Table15.A2" office:value-type="string">
            <text:p text:style-name="P279">halfop</text:p>
          </table:table-cell>
          <table:table-cell table:style-name="Table15.A2" office:value-type="string">
            <text:p text:style-name="P28">boolean</text:p>
          </table:table-cell>
          <table:table-cell table:style-name="Table15.C2" office:value-type="string">
            <text:p text:style-name="P39">True<text:span text:style-name="T57"> if the user is a channel half-op, </text:span><text:span text:style-name="T219">False</text:span><text:span text:style-name="T139"> if not.</text:span></text:p>
          </table:table-cell>
        </table:table-row>
      </table:table>
      <text:h text:style-name="Heading_20_2" text:outline-level="2"><text:bookmark-start text:name="__RefHeading___Toc7643_2526305931"/><text:span text:style-name="T8">Whois</text:span><text:span text:style-name="T27">Data</text:span> class<text:bookmark-end text:name="__RefHeading___Toc7643_2526305931"/></text:h>
      <text:p text:style-name="P146"><text:span text:style-name="T57">The </text:span><text:span text:style-name="T8">Whois</text:span><text:span text:style-name="T28">Data</text:span><text:span text:style-name="T57"> class is used by </text:span><text:span text:style-name="T8">Erkle</text:span><text:span text:style-name="T57"> to present results from the WHOIS command. </text:span><text:span text:style-name="T8">Whois</text:span><text:span text:style-name="T28">Data</text:span><text:span text:style-name="T57"> has no methods, only attributes.</text:span></text:p>
      <text:p text:style-name="P226"/>
      <table:table table:name="Table16" table:style-name="Table16">
        <table:table-column table:style-name="Table16.A"/>
        <table:table-column table:style-name="Table16.B"/>
        <table:table-column table:style-name="Table16.C"/>
        <table:table-row>
          <table:table-cell table:style-name="Table16.A1" office:value-type="string">
            <text:p text:style-name="P24">Attribute</text:p>
          </table:table-cell>
          <table:table-cell table:style-name="Table16.A1" office:value-type="string">
            <text:p text:style-name="P24">Type</text:p>
          </table:table-cell>
          <table:table-cell table:style-name="Table16.C1" office:value-type="string">
            <text:p text:style-name="P24">Description</text:p>
          </table:table-cell>
        </table:table-row>
        <table:table-row>
          <table:table-cell table:style-name="Table16.A2" office:value-type="string">
            <text:p text:style-name="P279">nickame</text:p>
          </table:table-cell>
          <table:table-cell table:style-name="Table16.A2" office:value-type="string">
            <text:p text:style-name="P28">string</text:p>
          </table:table-cell>
          <table:table-cell table:style-name="Table16.C2" office:value-type="string">
            <text:p text:style-name="P91">The user's nickname.</text:p>
          </table:table-cell>
        </table:table-row>
        <table:table-row>
          <table:table-cell table:style-name="Table16.A2" office:value-type="string">
            <text:p text:style-name="P279">username</text:p>
          </table:table-cell>
          <table:table-cell table:style-name="Table16.A2" office:value-type="string">
            <text:p text:style-name="P28">string</text:p>
          </table:table-cell>
          <table:table-cell table:style-name="Table16.C2" office:value-type="string">
            <text:p text:style-name="P91">The user's username.</text:p>
          </table:table-cell>
        </table:table-row>
        <table:table-row>
          <table:table-cell table:style-name="Table16.A2" office:value-type="string">
            <text:p text:style-name="P279">host</text:p>
          </table:table-cell>
          <table:table-cell table:style-name="Table16.A2" office:value-type="string">
            <text:p text:style-name="P28">string</text:p>
          </table:table-cell>
          <table:table-cell table:style-name="Table16.C2" office:value-type="string">
            <text:p text:style-name="P91">The user's host.</text:p>
          </table:table-cell>
        </table:table-row>
        <table:table-row>
          <table:table-cell table:style-name="Table16.A2" office:value-type="string">
            <text:p text:style-name="P279">realname</text:p>
          </table:table-cell>
          <table:table-cell table:style-name="Table16.A2" office:value-type="string">
            <text:p text:style-name="P28">string</text:p>
          </table:table-cell>
          <table:table-cell table:style-name="Table16.C2" office:value-type="string">
            <text:p text:style-name="P91">The user's real name.</text:p>
          </table:table-cell>
        </table:table-row>
        <table:table-row>
          <table:table-cell table:style-name="Table16.A2" office:value-type="string">
            <text:p text:style-name="P279">privs</text:p>
          </table:table-cell>
          <table:table-cell table:style-name="Table16.A2" office:value-type="string">
            <text:p text:style-name="P28">string</text:p>
          </table:table-cell>
          <table:table-cell table:style-name="Table16.C2" office:value-type="string">
            <text:p text:style-name="P91">The user's privileges; if the user has none, this will be set to <text:span text:style-name="T8">None</text:span><text:span text:style-name="T57">.</text:span></text:p>
          </table:table-cell>
        </table:table-row>
        <table:table-row>
          <table:table-cell table:style-name="Table16.A2" office:value-type="string">
            <text:p text:style-name="P279">idle</text:p>
          </table:table-cell>
          <table:table-cell table:style-name="Table16.A2" office:value-type="string">
            <text:p text:style-name="P28">integer</text:p>
          </table:table-cell>
          <table:table-cell table:style-name="Table16.C2" office:value-type="string">
            <text:p text:style-name="P92">How long the user has been idle, in seconds.</text:p>
          </table:table-cell>
        </table:table-row>
        <table:table-row>
          <table:table-cell table:style-name="Table16.A2" office:value-type="string">
            <text:p text:style-name="P279">signon</text:p>
          </table:table-cell>
          <table:table-cell table:style-name="Table16.A2" office:value-type="string">
            <text:p text:style-name="P28">integer</text:p>
          </table:table-cell>
          <table:table-cell table:style-name="Table16.C2" office:value-type="string">
            <text:p text:style-name="P92">When the user connected to IRC as a UNIX epoch timestamp.</text:p>
          </table:table-cell>
        </table:table-row>
        <table:table-row>
          <table:table-cell table:style-name="Table16.A2" office:value-type="string">
            <text:p text:style-name="P279">channels</text:p>
          </table:table-cell>
          <table:table-cell table:style-name="Table16.A2" office:value-type="string">
            <text:p text:style-name="P28">list</text:p>
          </table:table-cell>
          <table:table-cell table:style-name="Table16.C2" office:value-type="string">
            <text:p text:style-name="P92">What channels the user is in.</text:p>
          </table:table-cell>
        </table:table-row>
        <table:table-row>
          <table:table-cell table:style-name="Table16.A2" office:value-type="string">
            <text:p text:style-name="P279">server</text:p>
          </table:table-cell>
          <table:table-cell table:style-name="Table16.A2" office:value-type="string">
            <text:p text:style-name="P28">string</text:p>
          </table:table-cell>
          <table:table-cell table:style-name="Table16.C2" office:value-type="string">
            <text:p text:style-name="P92">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4">Here's an example bot that connect to an IRC server, join a channel, and greet<text:span text:style-name="T194">s</text:span> everyone who joins that channel by name:</text:p>
      <text:p text:style-name="P104"/>
      <table:table table:name="Table7" table:style-name="Table7">
        <table:table-column table:style-name="Table7.A"/>
        <table:table-row>
          <table:table-cell table:style-name="Table7.A1" office:value-type="string">
            <text:p text:style-name="P11"><text:span text:style-name="_5f_OOoComputerKeyWord"><text:span text:style-name="T249">from</text:span></text:span><text:span text:style-name="T249"> </text:span><text:span text:style-name="_5f_OOoComputerIdent"><text:span text:style-name="T249">erkle</text:span></text:span><text:span text:style-name="T249"> </text:span><text:span text:style-name="_5f_OOoComputerKeyWord"><text:span text:style-name="T249">import</text:span></text:span><text:span text:style-name="T249"> </text:span><text:span text:style-name="_5f_OOoComputerSpecial"><text:span text:style-name="T249">*</text:span></text:span></text:p>
            <text:p text:style-name="P11"><text:span text:style-name="_5f_OOoComputerLiteral"><text:span text:style-name="T249"/></text:span></text:p>
            <text:p text:style-name="P11"><text:span text:style-name="_5f_OOoComputerIdent"><text:span text:style-name="T249">CHANNEL</text:span></text:span><text:span text:style-name="T249"> </text:span><text:span text:style-name="_5f_OOoComputerSpecial"><text:span text:style-name="T249">=</text:span></text:span><text:span text:style-name="T249"> </text:span><text:span text:style-name="_5f_OOoComputerLiteral"><text:span text:style-name="T249">"#erklebot"</text:span></text:span></text:p>
            <text:p text:style-name="P319"/>
            <text:p text:style-name="P14"><text:span text:style-name="_5f_OOoComputerComment"><text:span text:style-name="T250"># Join #erklebot as soon as we connect</text:span></text:span></text:p>
            <text:p text:style-name="P11"><text:span text:style-name="_5f_OOoComputerSpecial"><text:span text:style-name="T249">@</text:span></text:span><text:span text:style-name="_5f_OOoComputerIdent"><text:span text:style-name="T249">irc</text:span></text:span><text:span text:style-name="_5f_OOoComputerSpecial"><text:span text:style-name="T249">.</text:span></text:span><text:span text:style-name="_5f_OOoComputerIdent"><text:span text:style-name="T249">event</text:span></text:span><text:span text:style-name="_5f_OOoComputerSpecial"><text:span text:style-name="T249">(</text:span></text:span><text:span text:style-name="_5f_OOoComputerLiteral"><text:span text:style-name="T249">"</text:span></text:span><text:span text:style-name="_5f_OOoComputerLiteral"><text:span text:style-name="T251">registered</text:span></text:span><text:span text:style-name="_5f_OOoComputerLiteral"><text:span text:style-name="T249">"</text:span></text:span><text:span text:style-name="_5f_OOoComputerSpecial"><text:span text:style-name="T249">)</text:span></text:span></text:p>
            <text:p text:style-name="P11"><text:span text:style-name="_5f_OOoComputerKeyWord"><text:span text:style-name="T249">def</text:span></text:span><text:span text:style-name="T249"> </text:span><text:span text:style-name="_5f_OOoComputerIdent"><text:span text:style-name="T249">welcomed</text:span></text:span><text:span text:style-name="_5f_OOoComputerSpecial"><text:span text:style-name="T249">(</text:span></text:span><text:span text:style-name="_5f_OOoComputerIdent"><text:span text:style-name="T249">connection</text:span></text:span><text:span text:style-name="_5f_OOoComputerSpecial"><text:span text:style-name="T249">):</text:span></text:span></text:p>
            <text:p text:style-name="P11"><text:span text:style-name="T249"><text:s text:c="5"/></text:span><text:span text:style-name="_5f_OOoComputerIdent"><text:span text:style-name="T249">connection</text:span></text:span><text:span text:style-name="_5f_OOoComputerSpecial"><text:span text:style-name="T249">.</text:span></text:span><text:span text:style-name="_5f_OOoComputerIdent"><text:span text:style-name="T249">join</text:span></text:span><text:span text:style-name="_5f_OOoComputerSpecial"><text:span text:style-name="T249">(</text:span></text:span><text:span text:style-name="_5f_OOoComputerIdent"><text:span text:style-name="T249">CHANNEL</text:span></text:span><text:span text:style-name="_5f_OOoComputerSpecial"><text:span text:style-name="T249">)</text:span></text:span></text:p>
            <text:p text:style-name="P319"/>
            <text:p text:style-name="P14"><text:span text:style-name="_5f_OOoComputerComment"><text:span text:style-name="T250"># Greet everyone who joins #erklebot</text:span></text:span></text:p>
            <text:p text:style-name="P11"><text:span text:style-name="_5f_OOoComputerSpecial"><text:span text:style-name="T249">@</text:span></text:span><text:span text:style-name="_5f_OOoComputerIdent"><text:span text:style-name="T249">irc</text:span></text:span><text:span text:style-name="_5f_OOoComputerSpecial"><text:span text:style-name="T249">.</text:span></text:span><text:span text:style-name="_5f_OOoComputerIdent"><text:span text:style-name="T249">event</text:span></text:span><text:span text:style-name="_5f_OOoComputerSpecial"><text:span text:style-name="T249">(</text:span></text:span><text:span text:style-name="_5f_OOoComputerLiteral"><text:span text:style-name="T249">"join"</text:span></text:span><text:span text:style-name="_5f_OOoComputerSpecial"><text:span text:style-name="T249">)</text:span></text:span></text:p>
            <text:p text:style-name="P11"><text:span text:style-name="_5f_OOoComputerKeyWord"><text:span text:style-name="T249">def</text:span></text:span><text:span text:style-name="T249"> </text:span><text:span text:style-name="_5f_OOoComputerIdent"><text:span text:style-name="T249">joined</text:span></text:span><text:span text:style-name="_5f_OOoComputerSpecial"><text:span text:style-name="T249">(</text:span></text:span><text:span text:style-name="_5f_OOoComputerIdent"><text:span text:style-name="T249">connection</text:span></text:span><text:span text:style-name="_5f_OOoComputerSpecial"><text:span text:style-name="T249">,</text:span></text:span><text:span text:style-name="_5f_OOoComputerIdent"><text:span text:style-name="T249">nickname</text:span></text:span><text:span text:style-name="_5f_OOoComputerSpecial"><text:span text:style-name="T249">,</text:span></text:span><text:span text:style-name="_5f_OOoComputerIdent"><text:span text:style-name="T249">host</text:span></text:span><text:span text:style-name="_5f_OOoComputerSpecial"><text:span text:style-name="T249">,</text:span></text:span><text:span text:style-name="_5f_OOoComputerIdent"><text:span text:style-name="T249">channel</text:span></text:span><text:span text:style-name="_5f_OOoComputerSpecial"><text:span text:style-name="T249">):</text:span></text:span></text:p>
            <text:p text:style-name="P11"><text:span text:style-name="T249"><text:s text:c="5"/></text:span><text:span text:style-name="_5f_OOoComputerIdent"><text:span text:style-name="T249">connection</text:span></text:span><text:span text:style-name="_5f_OOoComputerSpecial"><text:span text:style-name="T249">.</text:span></text:span><text:span text:style-name="_5f_OOoComputerIdent"><text:span text:style-name="T249">msg</text:span></text:span><text:span text:style-name="_5f_OOoComputerSpecial"><text:span text:style-name="T249">(</text:span></text:span><text:span text:style-name="_5f_OOoComputerLiteral"><text:span text:style-name="T249">"Welcome to "</text:span></text:span><text:span text:style-name="_5f_OOoComputerSpecial"><text:span text:style-name="T249">+</text:span></text:span><text:span text:style-name="_5f_OOoComputerIdent"><text:span text:style-name="T249">CHANNEL</text:span></text:span><text:span text:style-name="_5f_OOoComputerSpecial"><text:span text:style-name="T249">+</text:span></text:span><text:span text:style-name="_5f_OOoComputerLiteral"><text:span text:style-name="T249">", "</text:span></text:span><text:span text:style-name="_5f_OOoComputerSpecial"><text:span text:style-name="T249">+</text:span></text:span><text:span text:style-name="_5f_OOoComputerIdent"><text:span text:style-name="T249">nickname</text:span></text:span><text:span text:style-name="_5f_OOoComputerSpecial"><text:span text:style-name="T249">+</text:span></text:span><text:span text:style-name="_5f_OOoComputerLiteral"><text:span text:style-name="T249">"!"</text:span></text:span><text:span text:style-name="_5f_OOoComputerSpecial"><text:span text:style-name="T249">)</text:span></text:span></text:p>
            <text:p text:style-name="P319"/>
            <text:p text:style-name="P14"><text:span text:style-name="_5f_OOoComputerComment"><text:span text:style-name="T250"># C</text:span></text:span><text:span text:style-name="_5f_OOoComputerComment"><text:span text:style-name="T252">reate </text:span></text:span><text:span text:style-name="_5f_OOoComputerComment"><text:span text:style-name="T250">the IRC client</text:span></text:span></text:p>
            <text:p text:style-name="P290"><text:span text:style-name="_5f_OOoComputerIdent"><text:span text:style-name="T254">bot</text:span></text:span><text:span text:style-name="_5f_OOoComputerSpecial"><text:span text:style-name="T254"> = </text:span></text:span><text:span text:style-name="_5f_OOoComputerIdent"><text:span text:style-name="T254">Erkle</text:span></text:span><text:span text:style-name="_5f_OOoComputerSpecial"><text:span text:style-name="T254">(</text:span></text:span><text:span text:style-name="_5f_OOoComputerLiteral"><text:span text:style-name="T253">'greetbot'</text:span></text:span><text:span text:style-name="_5f_OOoComputerSpecial"><text:span text:style-name="T253">,</text:span></text:span><text:span text:style-name="_5f_OOoComputerLiteral"><text:span text:style-name="T253">'irc.efnet.org'</text:span></text:span><text:span text:style-name="_5f_OOoComputerSpecial"><text:span text:style-name="T254">)</text:span></text:span></text:p>
            <text:p text:style-name="P3"><text:span text:style-name="_5f_OOoComputerSpecial"><text:span text:style-name="T254"/></text:span></text:p>
            <text:p text:style-name="P5"><text:span text:style-name="_5f_OOoComputerComment"><text:span text:style-name="T250"># Connect to IRC</text:span></text:span></text:p>
            <text:p text:style-name="P1"><text:span text:style-name="_5f_OOoComputerIdent"><text:span text:style-name="T254">bot</text:span></text:span><text:span text:style-name="_5f_OOoComputerSpecial"><text:span text:style-name="T254">.</text:span></text:span><text:span text:style-name="_5f_OOoComputerIdent"><text:span text:style-name="T254">connect</text:span></text:span><text:span text:style-name="_5f_OOoComputerSpecial"><text:span text:style-name="T254">()</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9">This bot will automatically grant channel operator status to any user in a list of nicknames contained in the script. The bot will have to be granted channel operator status by another channel operator, however.</text:p>
      <text:p text:style-name="P109"/>
      <table:table table:name="Table13" table:style-name="Table13">
        <table:table-column table:style-name="Table13.A"/>
        <table:table-row>
          <table:table-cell table:style-name="Table13.A1" office:value-type="string">
            <text:p text:style-name="P12"><text:span text:style-name="_5f_OOoComputerKeyWord"><text:span text:style-name="T249">from</text:span></text:span><text:span text:style-name="T249"> </text:span><text:span text:style-name="_5f_OOoComputerIdent"><text:span text:style-name="T249">erkle</text:span></text:span><text:span text:style-name="T249"> </text:span><text:span text:style-name="_5f_OOoComputerKeyWord"><text:span text:style-name="T249">import</text:span></text:span><text:span text:style-name="T249"> </text:span><text:span text:style-name="_5f_OOoComputerSpecial"><text:span text:style-name="T249">*</text:span></text:span></text:p>
            <text:p text:style-name="P12"><text:span text:style-name="_5f_OOoComputerLiteral"><text:span text:style-name="T249"/></text:span></text:p>
            <text:p text:style-name="P12"><text:span text:style-name="_5f_OOoComputerIdent"><text:span text:style-name="T249">CHANNEL</text:span></text:span><text:span text:style-name="_5f_OOoComputerIdent"><text:span text:style-name="T255">S</text:span></text:span><text:span text:style-name="T249"> </text:span><text:span text:style-name="_5f_OOoComputerSpecial"><text:span text:style-name="T249">=</text:span></text:span><text:span text:style-name="T249"> <text:s/></text:span><text:span text:style-name="_5f_OOoComputerSpecial"><text:span text:style-name="T255">[</text:span></text:span><text:span text:style-name="T255"> </text:span><text:span text:style-name="_5f_OOoComputerLiteral"><text:span text:style-name="T249">"#erklebot"</text:span></text:span><text:span text:style-name="_5f_OOoComputerSpecial"><text:span text:style-name="T249">,</text:span></text:span><text:span text:style-name="_5f_OOoComputerLiteral"><text:span text:style-name="T249"> "</text:span></text:span><text:span text:style-name="_5f_OOoComputerLiteral"><text:span text:style-name="T255">#erklesupport"</text:span></text:span><text:span text:style-name="_5f_OOoComputerSpecial"><text:span text:style-name="T255">,</text:span></text:span><text:span text:style-name="_5f_OOoComputerLiteral"><text:span text:style-name="T255"> "#pythonfans" </text:span></text:span><text:span text:style-name="_5f_OOoComputerSpecial"><text:span text:style-name="T255">]</text:span></text:span></text:p>
            <text:p text:style-name="P12"><text:span text:style-name="_5f_OOoComputerIdent"><text:span text:style-name="T255">OPERATORS</text:span></text:span><text:span text:style-name="_5f_OOoComputerLiteral"><text:span text:style-name="T255"> </text:span></text:span><text:span text:style-name="_5f_OOoComputerSpecial"><text:span text:style-name="T255">=</text:span></text:span><text:span text:style-name="_5f_OOoComputerLiteral"><text:span text:style-name="T255"> </text:span></text:span><text:span text:style-name="_5f_OOoComputerSpecial"><text:span text:style-name="T255">[</text:span></text:span><text:span text:style-name="_5f_OOoComputerLiteral"><text:span text:style-name="T255"> "alice"</text:span></text:span><text:span text:style-name="_5f_OOoComputerSpecial"><text:span text:style-name="T255">,</text:span></text:span><text:span text:style-name="_5f_OOoComputerLiteral"><text:span text:style-name="T255"> "bob"</text:span></text:span><text:span text:style-name="_5f_OOoComputerSpecial"><text:span text:style-name="T255">,</text:span></text:span><text:span text:style-name="_5f_OOoComputerLiteral"><text:span text:style-name="T255"> "carol"</text:span></text:span><text:span text:style-name="_5f_OOoComputerSpecial"><text:span text:style-name="T255">,</text:span></text:span><text:span text:style-name="_5f_OOoComputerLiteral"><text:span text:style-name="T255"> "dave" </text:span></text:span><text:span text:style-name="_5f_OOoComputerSpecial"><text:span text:style-name="T255">]</text:span></text:span></text:p>
            <text:p text:style-name="P12"><text:span text:style-name="_5f_OOoComputerSpecial"><text:span text:style-name="T255"/></text:span></text:p>
            <text:p text:style-name="P15"><text:span text:style-name="_5f_OOoComputerComment"><text:span text:style-name="T256"># Join all channels in the CHANNEL list as soon</text:span></text:span></text:p>
            <text:p text:style-name="P15"><text:span text:style-name="_5f_OOoComputerComment"><text:span text:style-name="T256"># as we connect</text:span></text:span></text:p>
            <text:p text:style-name="P12"><text:span text:style-name="_5f_OOoComputerSpecial"><text:span text:style-name="T249">@</text:span></text:span><text:span text:style-name="_5f_OOoComputerIdent"><text:span text:style-name="T249">irc</text:span></text:span><text:span text:style-name="_5f_OOoComputerSpecial"><text:span text:style-name="T249">.</text:span></text:span><text:span text:style-name="_5f_OOoComputerIdent"><text:span text:style-name="T249">event</text:span></text:span><text:span text:style-name="_5f_OOoComputerSpecial"><text:span text:style-name="T249">(</text:span></text:span><text:span text:style-name="_5f_OOoComputerLiteral"><text:span text:style-name="T249">"</text:span></text:span><text:span text:style-name="_5f_OOoComputerLiteral"><text:span text:style-name="T251">registered</text:span></text:span><text:span text:style-name="_5f_OOoComputerLiteral"><text:span text:style-name="T249">"</text:span></text:span><text:span text:style-name="_5f_OOoComputerSpecial"><text:span text:style-name="T249">)</text:span></text:span></text:p>
            <text:p text:style-name="P12"><text:span text:style-name="_5f_OOoComputerKeyWord"><text:span text:style-name="T249">def</text:span></text:span><text:span text:style-name="T249"> </text:span><text:span text:style-name="_5f_OOoComputerIdent"><text:span text:style-name="T249">welcomed</text:span></text:span><text:span text:style-name="_5f_OOoComputerSpecial"><text:span text:style-name="T249">(</text:span></text:span><text:span text:style-name="_5f_OOoComputerIdent"><text:span text:style-name="T249">connection</text:span></text:span><text:span text:style-name="_5f_OOoComputerSpecial"><text:span text:style-name="T249">):</text:span></text:span></text:p>
            <text:p text:style-name="P12"><text:span text:style-name="_5f_OOoComputerLiteral"><text:span text:style-name="T195"><text:s text:c="5"/></text:span></text:span><text:span text:style-name="_5f_OOoComputerKeyWord"><text:span text:style-name="T255">for</text:span></text:span><text:span text:style-name="_5f_OOoComputerLiteral"><text:span text:style-name="T196"> </text:span></text:span><text:span text:style-name="_5f_OOoComputerIdent"><text:span text:style-name="T255">channel</text:span></text:span><text:span text:style-name="_5f_OOoComputerLiteral"><text:span text:style-name="T196"> </text:span></text:span><text:span text:style-name="_5f_OOoComputerKeyWord"><text:span text:style-name="T255">in</text:span></text:span><text:span text:style-name="_5f_OOoComputerLiteral"><text:span text:style-name="T196"> </text:span></text:span><text:span text:style-name="_5f_OOoComputerIdent"><text:span text:style-name="T255">CHANNELS</text:span></text:span><text:span text:style-name="_5f_OOoComputerSpecial"><text:span text:style-name="T255">:</text:span></text:span></text:p>
            <text:p text:style-name="P12"><text:span text:style-name="_5f_OOoComputerLiteral"><text:span text:style-name="T195"><text:s text:c="10"/></text:span></text:span><text:span text:style-name="_5f_OOoComputerIdent"><text:span text:style-name="T255">connection</text:span></text:span><text:span text:style-name="_5f_OOoComputerSpecial"><text:span text:style-name="T255">.</text:span></text:span><text:span text:style-name="_5f_OOoComputerIdent"><text:span text:style-name="T255">join</text:span></text:span><text:span text:style-name="_5f_OOoComputerSpecial"><text:span text:style-name="T255">(</text:span></text:span><text:span text:style-name="_5f_OOoComputerIdent"><text:span text:style-name="T255">channel</text:span></text:span><text:span text:style-name="_5f_OOoComputerSpecial"><text:span text:style-name="T255">)</text:span></text:span></text:p>
            <text:p text:style-name="P12"><text:span text:style-name="_5f_OOoComputerSpecial"><text:span text:style-name="T249"/></text:span></text:p>
            <text:p text:style-name="P15"><text:span text:style-name="_5f_OOoComputerComment"><text:span text:style-name="T256"># If anyone with a nickname in the OPERATORS list</text:span></text:span></text:p>
            <text:p text:style-name="P15"><text:span text:style-name="_5f_OOoComputerComment"><text:span text:style-name="T256"># joins a channel the client is in, send a mode</text:span></text:span></text:p>
            <text:p text:style-name="P15"><text:span text:style-name="_5f_OOoComputerComment"><text:span text:style-name="T256"># message to the server to grant channel operator status</text:span></text:span></text:p>
            <text:p text:style-name="P12"><text:span text:style-name="_5f_OOoComputerSpecial"><text:span text:style-name="T249">@</text:span></text:span><text:span text:style-name="_5f_OOoComputerIdent"><text:span text:style-name="T249">irc</text:span></text:span><text:span text:style-name="_5f_OOoComputerSpecial"><text:span text:style-name="T249">.</text:span></text:span><text:span text:style-name="_5f_OOoComputerIdent"><text:span text:style-name="T249">event</text:span></text:span><text:span text:style-name="_5f_OOoComputerSpecial"><text:span text:style-name="T249">(</text:span></text:span><text:span text:style-name="_5f_OOoComputerLiteral"><text:span text:style-name="T249">"join"</text:span></text:span><text:span text:style-name="_5f_OOoComputerSpecial"><text:span text:style-name="T249">)</text:span></text:span></text:p>
            <text:p text:style-name="P12"><text:span text:style-name="_5f_OOoComputerKeyWord"><text:span text:style-name="T249">def</text:span></text:span><text:span text:style-name="_5f_OOoComputerSpecial"><text:span text:style-name="T195"> </text:span></text:span><text:span text:style-name="_5f_OOoComputerIdent"><text:span text:style-name="T249">joined</text:span></text:span><text:span text:style-name="_5f_OOoComputerSpecial"><text:span text:style-name="T249">(</text:span></text:span><text:span text:style-name="_5f_OOoComputerIdent"><text:span text:style-name="T249">connection</text:span></text:span><text:span text:style-name="_5f_OOoComputerSpecial"><text:span text:style-name="T249">,</text:span></text:span><text:span text:style-name="_5f_OOoComputerIdent"><text:span text:style-name="T249">nickname</text:span></text:span><text:span text:style-name="_5f_OOoComputerSpecial"><text:span text:style-name="T249">,</text:span></text:span><text:span text:style-name="_5f_OOoComputerIdent"><text:span text:style-name="T249">host</text:span></text:span><text:span text:style-name="_5f_OOoComputerSpecial"><text:span text:style-name="T249">,</text:span></text:span><text:span text:style-name="_5f_OOoComputerIdent"><text:span text:style-name="T249">channel</text:span></text:span><text:span text:style-name="_5f_OOoComputerSpecial"><text:span text:style-name="T249">):</text:span></text:span></text:p>
            <text:p text:style-name="P12"><text:span text:style-name="_5f_OOoComputerLiteral"><text:span text:style-name="T195"><text:s text:c="5"/></text:span></text:span><text:span text:style-name="_5f_OOoComputerKeyWord"><text:span text:style-name="T255">if</text:span></text:span><text:span text:style-name="_5f_OOoComputerLiteral"><text:span text:style-name="T196"> </text:span></text:span><text:span text:style-name="_5f_OOoComputerIdent"><text:span text:style-name="T255">nickname</text:span></text:span><text:span text:style-name="_5f_OOoComputerLiteral"><text:span text:style-name="T196"> </text:span></text:span><text:span text:style-name="_5f_OOoComputerKeyWord"><text:span text:style-name="T255">in</text:span></text:span><text:span text:style-name="_5f_OOoComputerLiteral"><text:span text:style-name="T196"> </text:span></text:span><text:span text:style-name="_5f_OOoComputerIdent"><text:span text:style-name="T255">OPERATORS</text:span></text:span><text:span text:style-name="_5f_OOoComputerSpecial"><text:span text:style-name="T255">:</text:span></text:span></text:p>
            <text:p text:style-name="P12"><text:span text:style-name="_5f_OOoComputerLiteral"><text:span text:style-name="T195"><text:s text:c="10"/></text:span></text:span><text:span text:style-name="_5f_OOoComputerIdent"><text:span text:style-name="T255">connection</text:span></text:span><text:span text:style-name="_5f_OOoComputerSpecial"><text:span text:style-name="T255">.</text:span></text:span><text:span text:style-name="_5f_OOoComputerIdent"><text:span text:style-name="T255">mode</text:span></text:span><text:span text:style-name="_5f_OOoComputerSpecial"><text:span text:style-name="T255">(</text:span></text:span><text:span text:style-name="_5f_OOoComputerIdent"><text:span text:style-name="T255">channel</text:span></text:span><text:span text:style-name="_5f_OOoComputerSpecial"><text:span text:style-name="T255">,</text:span></text:span><text:span text:style-name="_5f_OOoComputerLiteral"><text:span text:style-name="T255">"+o "</text:span></text:span><text:span text:style-name="_5f_OOoComputerSpecial"><text:span text:style-name="T255">+</text:span></text:span><text:span text:style-name="_5f_OOoComputerIdent"><text:span text:style-name="T255">nickname</text:span></text:span><text:span text:style-name="_5f_OOoComputerSpecial"><text:span text:style-name="T255">)</text:span></text:span></text:p>
            <text:p text:style-name="P12"><text:span text:style-name="_5f_OOoComputerLiteral"><text:span text:style-name="T195"><text:s text:c="10"/></text:span></text:span><text:span text:style-name="_5f_OOoComputerIdent"><text:span text:style-name="T255">connection</text:span></text:span><text:span text:style-name="_5f_OOoComputerSpecial"><text:span text:style-name="T255">.</text:span></text:span><text:span text:style-name="_5f_OOoComputerIdent"><text:span text:style-name="T255">privmsg</text:span></text:span><text:span text:style-name="_5f_OOoComputerSpecial"><text:span text:style-name="T255">(</text:span></text:span><text:span text:style-name="_5f_OOoComputerIdent"><text:span text:style-name="T255">nickname</text:span></text:span><text:span text:style-name="_5f_OOoComputerSpecial"><text:span text:style-name="T255">,</text:span></text:span><text:span text:style-name="_5f_OOoComputerLiteral"><text:span text:style-name="T255">"Welcome back, "</text:span></text:span><text:span text:style-name="_5f_OOoComputerSpecial"><text:span text:style-name="T255">+</text:span></text:span><text:span text:style-name="_5f_OOoComputerIdent"><text:span text:style-name="T255">nickname</text:span></text:span><text:span text:style-name="_5f_OOoComputerSpecial"><text:span text:style-name="T255">)</text:span></text:span></text:p>
            <text:p text:style-name="P12"><text:span text:style-name="_5f_OOoComputerLiteral"><text:span text:style-name="T196"/></text:span></text:p>
            <text:p text:style-name="P15"><text:span text:style-name="_5f_OOoComputerComment"><text:span text:style-name="T256"># Create the client</text:span></text:span></text:p>
            <text:p text:style-name="P290"><text:span text:style-name="_5f_OOoComputerIdent"><text:span text:style-name="T254">bot</text:span></text:span><text:span text:style-name="_5f_OOoComputerSpecial"><text:span text:style-name="T254"> = </text:span></text:span><text:span text:style-name="_5f_OOoComputerIdent"><text:span text:style-name="T254">Erkle</text:span></text:span><text:span text:style-name="_5f_OOoComputerSpecial"><text:span text:style-name="T254">(</text:span></text:span><text:span text:style-name="_5f_OOoComputerLiteral"><text:span text:style-name="T253">'greetbot'</text:span></text:span><text:span text:style-name="_5f_OOoComputerSpecial"><text:span text:style-name="T253">,</text:span></text:span><text:span text:style-name="_5f_OOoComputerLiteral"><text:span text:style-name="T253">'irc.efnet.org'</text:span></text:span><text:span text:style-name="_5f_OOoComputerSpecial"><text:span text:style-name="T253">,</text:span></text:span><text:span text:style-name="_5f_OOoComputerIdent"><text:span text:style-name="T260">port</text:span></text:span><text:span text:style-name="_5f_OOoComputerSpecial"><text:span text:style-name="T260">=</text:span></text:span><text:span text:style-name="_5f_OOoComputerLiteral"><text:span text:style-name="T260">6667</text:span></text:span><text:span text:style-name="_5f_OOoComputerSpecial"><text:span text:style-name="T254">)</text:span></text:span></text:p>
            <text:p text:style-name="P3"><text:span text:style-name="_5f_OOoComputerSpecial"><text:span text:style-name="T254"/></text:span></text:p>
            <text:p text:style-name="P7"><text:span text:style-name="_5f_OOoComputerComment"><text:span text:style-name="T256"># Connect the client to the IRC server</text:span></text:span></text:p>
            <text:p text:style-name="P2"><text:span text:style-name="_5f_OOoComputerIdent"><text:span text:style-name="T254">bot</text:span></text:span><text:span text:style-name="_5f_OOoComputerSpecial"><text:span text:style-name="T254">.</text:span></text:span><text:span text:style-name="_5f_OOoComputerIdent"><text:span text:style-name="T254">connect</text:span></text:span><text:span text:style-name="_5f_OOoComputerSpecial"><text:span text:style-name="T254">()</text:span></text:span></text:p>
          </table:table-cell>
        </table:table-row>
      </table:table>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2" text:outline-level="2"><text:bookmark-start text:name="__RefHeading___Toc10316_2805472371"/><text:soft-page-break/>Using configure()<text:bookmark-end text:name="__RefHeading___Toc10316_2805472371"/></text:h>
      <text:p text:style-name="P230">This bot will connect to an IRC server and join a channel. If passed no command line arguments, it will connect to <text:span text:style-name="T280">the Freenode</text:span> <text:span text:style-name="T280">IRC network </text:span>via TCP/IP; if passed "ssl" as a command line argument, it will use SSL/TLS to connect to <text:span text:style-name="T280">Freenode</text:span>.</text:p>
      <text:p text:style-name="P229"/>
      <table:table table:name="Table21" table:style-name="Table21">
        <table:table-column table:style-name="Table21.A"/>
        <table:table-row>
          <table:table-cell table:style-name="Table21.A1" office:value-type="string">
            <text:p text:style-name="P294"><text:span text:style-name="_5f_OOoComputerKeyWord"><text:span text:style-name="T167">import</text:span></text:span><text:span text:style-name="_5f_OOoComputerKeyWord"><text:span text:style-name="T265"> </text:span></text:span><text:span text:style-name="_5f_OOoComputerIdent"><text:span text:style-name="T167">sys</text:span></text:span></text:p>
            <text:p text:style-name="P293"><text:span text:style-name="_5f_OOoComputerKeyWord"><text:span text:style-name="T159">from</text:span></text:span><text:span text:style-name="T249"> </text:span><text:span text:style-name="_5f_OOoComputerIdent"><text:span text:style-name="T159">erkle</text:span></text:span><text:span text:style-name="T249"> </text:span><text:span text:style-name="_5f_OOoComputerKeyWord"><text:span text:style-name="T159">import</text:span></text:span><text:span text:style-name="T249"> </text:span><text:span text:style-name="_5f_OOoComputerSpecial"><text:span text:style-name="T159">*</text:span></text:span></text:p>
            <text:p text:style-name="P293"><text:span text:style-name="_5f_OOoComputerSpecial"><text:span text:style-name="T255"/></text:span></text:p>
            <text:p text:style-name="P293"><text:span text:style-name="_5f_OOoComputerComment"><text:span text:style-name="T166"># Join all channels in the CHANNEL list as soon</text:span></text:span></text:p>
            <text:p text:style-name="P293"><text:span text:style-name="_5f_OOoComputerComment"><text:span text:style-name="T166"># as we connect</text:span></text:span></text:p>
            <text:p text:style-name="P293"><text:span text:style-name="_5f_OOoComputerSpecial"><text:span text:style-name="T159">@</text:span></text:span><text:span text:style-name="_5f_OOoComputerIdent"><text:span text:style-name="T159">irc</text:span></text:span><text:span text:style-name="_5f_OOoComputerSpecial"><text:span text:style-name="T159">.</text:span></text:span><text:span text:style-name="_5f_OOoComputerIdent"><text:span text:style-name="T159">event</text:span></text:span><text:span text:style-name="_5f_OOoComputerSpecial"><text:span text:style-name="T159">(</text:span></text:span><text:span text:style-name="_5f_OOoComputerLiteral"><text:span text:style-name="T159">"</text:span></text:span><text:span text:style-name="_5f_OOoComputerLiteral"><text:span text:style-name="T165">registered</text:span></text:span><text:span text:style-name="_5f_OOoComputerLiteral"><text:span text:style-name="T159">"</text:span></text:span><text:span text:style-name="_5f_OOoComputerSpecial"><text:span text:style-name="T159">)</text:span></text:span></text:p>
            <text:p text:style-name="P293"><text:span text:style-name="_5f_OOoComputerKeyWord"><text:span text:style-name="T159">def</text:span></text:span><text:span text:style-name="T249"> </text:span><text:span text:style-name="_5f_OOoComputerIdent"><text:span text:style-name="T159">welcomed</text:span></text:span><text:span text:style-name="_5f_OOoComputerSpecial"><text:span text:style-name="T159">(</text:span></text:span><text:span text:style-name="_5f_OOoComputerIdent"><text:span text:style-name="T159">connection</text:span></text:span><text:span text:style-name="_5f_OOoComputerSpecial"><text:span text:style-name="T159">):</text:span></text:span></text:p>
            <text:p text:style-name="P293"><text:span text:style-name="_5f_OOoComputerLiteral"><text:span text:style-name="T195"><text:s text:c="5"/></text:span></text:span><text:span text:style-name="_5f_OOoComputerIdent"><text:span text:style-name="T161">connection</text:span></text:span><text:span text:style-name="_5f_OOoComputerSpecial"><text:span text:style-name="T161">.</text:span></text:span><text:span text:style-name="_5f_OOoComputerIdent"><text:span text:style-name="T161">join</text:span></text:span><text:span text:style-name="_5f_OOoComputerSpecial"><text:span text:style-name="T161">(</text:span></text:span><text:span text:style-name="_5f_OOoComputerLiteral"><text:span text:style-name="T161">"</text:span></text:span><text:span text:style-name="_5f_OOoComputerLiteral"><text:span text:style-name="T167">#erklelib"</text:span></text:span><text:span text:style-name="_5f_OOoComputerSpecial"><text:span text:style-name="T161">)</text:span></text:span></text:p>
            <text:p text:style-name="P293"><text:span text:style-name="_5f_OOoComputerLiteral"><text:span text:style-name="T196"/></text:span></text:p>
            <text:p text:style-name="P293"><text:span text:style-name="_5f_OOoComputerComment"><text:span text:style-name="T166"># Create the client</text:span></text:span></text:p>
            <text:p text:style-name="P291"><text:span text:style-name="_5f_OOoComputerIdent"><text:span text:style-name="T160">bot</text:span></text:span><text:span text:style-name="_5f_OOoComputerSpecial"><text:span text:style-name="T254"> </text:span></text:span><text:span text:style-name="_5f_OOoComputerSpecial"><text:span text:style-name="T160">=</text:span></text:span><text:span text:style-name="_5f_OOoComputerSpecial"><text:span text:style-name="T254"> </text:span></text:span><text:span text:style-name="_5f_OOoComputerIdent"><text:span text:style-name="T160">Erkle</text:span></text:span><text:span text:style-name="_5f_OOoComputerSpecial"><text:span text:style-name="T160">(</text:span></text:span><text:span text:style-name="_5f_OOoComputerLiteral"><text:span text:style-name="T164">'greetbot'</text:span></text:span><text:span text:style-name="_5f_OOoComputerSpecial"><text:span text:style-name="T164">,</text:span></text:span><text:span text:style-name="_5f_OOoComputerLiteral"><text:span text:style-name="T164">'</text:span></text:span><text:span text:style-name="_5f_OOoComputerLiteral"><text:span text:style-name="T167">chat.freenode.net</text:span></text:span><text:span text:style-name="_5f_OOoComputerLiteral"><text:span text:style-name="T164">'</text:span></text:span><text:span text:style-name="_5f_OOoComputerSpecial"><text:span text:style-name="T160">)</text:span></text:span></text:p>
            <text:p text:style-name="P291"><text:span text:style-name="_5f_OOoComputerSpecial"><text:span text:style-name="T254"/></text:span></text:p>
            <text:p text:style-name="P292"><text:span text:style-name="_5f_OOoComputerIdent"><text:span text:style-name="T167">connect_via_ssl</text:span></text:span><text:span text:style-name="_5f_OOoComputerSpecial"><text:span text:style-name="T265"> </text:span></text:span><text:span text:style-name="_5f_OOoComputerSpecial"><text:span text:style-name="T167">=</text:span></text:span><text:span text:style-name="_5f_OOoComputerSpecial"><text:span text:style-name="T265"> </text:span></text:span><text:span text:style-name="_5f_OOoComputerIdent"><text:span text:style-name="T167">False</text:span></text:span></text:p>
            <text:p text:style-name="P292"><text:span text:style-name="_5f_OOoComputerKeyWord"><text:span text:style-name="T167">if</text:span></text:span><text:span text:style-name="_5f_OOoComputerSpecial"><text:span text:style-name="T265"> </text:span></text:span><text:span text:style-name="_5f_OOoComputerIdent"><text:span text:style-name="T167">len</text:span></text:span><text:span text:style-name="_5f_OOoComputerSpecial"><text:span text:style-name="T167">(</text:span></text:span><text:span text:style-name="_5f_OOoComputerIdent"><text:span text:style-name="T167">sys</text:span></text:span><text:span text:style-name="_5f_OOoComputerSpecial"><text:span text:style-name="T167">.</text:span></text:span><text:span text:style-name="_5f_OOoComputerIdent"><text:span text:style-name="T167">argv</text:span></text:span><text:span text:style-name="_5f_OOoComputerSpecial"><text:span text:style-name="T167">)&gt;</text:span></text:span><text:span text:style-name="_5f_OOoComputerLiteral"><text:span text:style-name="T167">1</text:span></text:span><text:span text:style-name="_5f_OOoComputerSpecial"><text:span text:style-name="T167">:</text:span></text:span></text:p>
            <text:p text:style-name="P292"><text:span text:style-name="_5f_OOoComputerSpecial"><text:span text:style-name="T265"><text:s text:c="5"/></text:span></text:span><text:span text:style-name="_5f_OOoComputerKeyWord"><text:span text:style-name="T167">if</text:span></text:span><text:span text:style-name="_5f_OOoComputerSpecial"><text:span text:style-name="T265"> </text:span></text:span><text:span text:style-name="_5f_OOoComputerIdent"><text:span text:style-name="T167">sys</text:span></text:span><text:span text:style-name="_5f_OOoComputerSpecial"><text:span text:style-name="T167">.</text:span></text:span><text:span text:style-name="_5f_OOoComputerIdent"><text:span text:style-name="T167">argv</text:span></text:span><text:span text:style-name="_5f_OOoComputerSpecial"><text:span text:style-name="T167">[</text:span></text:span><text:span text:style-name="_5f_OOoComputerLiteral"><text:span text:style-name="T167">1</text:span></text:span><text:span text:style-name="_5f_OOoComputerSpecial"><text:span text:style-name="T167">].</text:span></text:span><text:span text:style-name="_5f_OOoComputerIdent"><text:span text:style-name="T167">lower</text:span></text:span><text:span text:style-name="_5f_OOoComputerSpecial"><text:span text:style-name="T167">()==</text:span></text:span><text:span text:style-name="_5f_OOoComputerLiteral"><text:span text:style-name="T167">"ssl"</text:span></text:span><text:span text:style-name="_5f_OOoComputerSpecial"><text:span text:style-name="T167">:</text:span></text:span></text:p>
            <text:p text:style-name="P292"><text:span text:style-name="_5f_OOoComputerSpecial"><text:span text:style-name="T265"><text:s text:c="10"/></text:span></text:span><text:span text:style-name="_5f_OOoComputerIdent"><text:span text:style-name="T167">connect_via_ssl</text:span></text:span><text:span text:style-name="_5f_OOoComputerSpecial"><text:span text:style-name="T265"> </text:span></text:span><text:span text:style-name="_5f_OOoComputerSpecial"><text:span text:style-name="T167">=</text:span></text:span><text:span text:style-name="_5f_OOoComputerSpecial"><text:span text:style-name="T265"> </text:span></text:span><text:span text:style-name="_5f_OOoComputerIdent"><text:span text:style-name="T167">True</text:span></text:span></text:p>
            <text:p text:style-name="P292"><text:span text:style-name="_5f_OOoComputerSpecial"><text:span text:style-name="T265"/></text:span></text:p>
            <text:p text:style-name="P292"><text:span text:style-name="_5f_OOoComputerKeyWord"><text:span text:style-name="T167">if</text:span></text:span><text:span text:style-name="_5f_OOoComputerSpecial"><text:span text:style-name="T265"> </text:span></text:span><text:span text:style-name="_5f_OOoComputerIdent"><text:span text:style-name="T167">connect_via_ssl</text:span></text:span><text:span text:style-name="_5f_OOoComputerSpecial"><text:span text:style-name="T167">:</text:span></text:span></text:p>
            <text:p text:style-name="P292"><text:span text:style-name="_5f_OOoComputerSpecial"><text:span text:style-name="T265"><text:s text:c="5"/></text:span></text:span><text:span text:style-name="_5f_OOoComputerIdent"><text:span text:style-name="T167">bot</text:span></text:span><text:span text:style-name="_5f_OOoComputerSpecial"><text:span text:style-name="T167">.</text:span></text:span><text:span text:style-name="_5f_OOoComputerIdent"><text:span text:style-name="T167">configure</text:span></text:span><text:span text:style-name="_5f_OOoComputerSpecial"><text:span text:style-name="T167">(</text:span></text:span><text:span text:style-name="_5f_OOoComputerIdent"><text:span text:style-name="T167">ssl</text:span></text:span><text:span text:style-name="_5f_OOoComputerSpecial"><text:span text:style-name="T167">=</text:span></text:span><text:span text:style-name="_5f_OOoComputerIdent"><text:span text:style-name="T167">True</text:span></text:span><text:span text:style-name="_5f_OOoComputerSpecial"><text:span text:style-name="T167">,</text:span></text:span><text:span text:style-name="_5f_OOoComputerIdent"><text:span text:style-name="T167">port</text:span></text:span><text:span text:style-name="_5f_OOoComputerSpecial"><text:span text:style-name="T167">=</text:span></text:span><text:span text:style-name="_5f_OOoComputerLiteral"><text:span text:style-name="T167">6697</text:span></text:span><text:span text:style-name="_5f_OOoComputerSpecial"><text:span text:style-name="T167">)</text:span></text:span></text:p>
            <text:p text:style-name="P292"><text:span text:style-name="_5f_OOoComputerKeyWord"><text:span text:style-name="T167">else</text:span></text:span><text:span text:style-name="_5f_OOoComputerSpecial"><text:span text:style-name="T167">:</text:span></text:span></text:p>
            <text:p text:style-name="P292"><text:span text:style-name="_5f_OOoComputerSpecial"><text:span text:style-name="T265"><text:s text:c="5"/></text:span></text:span><text:span text:style-name="_5f_OOoComputerIdent"><text:span text:style-name="T167">bot</text:span></text:span><text:span text:style-name="_5f_OOoComputerSpecial"><text:span text:style-name="T167">.</text:span></text:span><text:span text:style-name="_5f_OOoComputerIdent"><text:span text:style-name="T167">configure</text:span></text:span><text:span text:style-name="_5f_OOoComputerSpecial"><text:span text:style-name="T167">(</text:span></text:span><text:span text:style-name="_5f_OOoComputerIdent"><text:span text:style-name="T167">port</text:span></text:span><text:span text:style-name="_5f_OOoComputerSpecial"><text:span text:style-name="T167">=</text:span></text:span><text:span text:style-name="_5f_OOoComputerLiteral"><text:span text:style-name="T167">6667</text:span></text:span><text:span text:style-name="_5f_OOoComputerSpecial"><text:span text:style-name="T167">)</text:span></text:span></text:p>
            <text:p text:style-name="P291"><text:span text:style-name="_5f_OOoComputerSpecial"><text:span text:style-name="T254"/></text:span></text:p>
            <text:p text:style-name="P291"><text:span text:style-name="_5f_OOoComputerComment"><text:span text:style-name="T166"># Connect the client to the IRC server</text:span></text:span></text:p>
            <text:p text:style-name="P291"><text:span text:style-name="_5f_OOoComputerIdent"><text:span text:style-name="T160">bot</text:span></text:span><text:span text:style-name="_5f_OOoComputerSpecial"><text:span text:style-name="T160">.</text:span></text:span><text:span text:style-name="_5f_OOoComputerIdent"><text:span text:style-name="T160">connect</text:span></text:span><text:span text:style-name="_5f_OOoComputerSpecial"><text:span text:style-name="T160">()</text:span></text:span></text:p>
          </table:table-cell>
        </table:table-row>
      </table:table>
      <text:p text:style-name="P229"/>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2" text:outline-level="2"><text:bookmark-start text:name="__RefHeading___Toc5758_2526305931"/><text:soft-page-break/>Using client <text:span text:style-name="T215">and event </text:span>tags<text:bookmark-end text:name="__RefHeading___Toc5758_2526305931"/></text:h>
      <text:p text:style-name="P117">This bot will connect to the same channel on two different IRC networks and display any public chat. Each client will use a tagged "public" event that only that client will execute.</text:p>
      <text:p text:style-name="P110"/>
      <table:table table:name="Table14" table:style-name="Table14">
        <table:table-column table:style-name="Table14.A"/>
        <table:table-row>
          <table:table-cell table:style-name="Table14.A1" office:value-type="string">
            <text:p text:style-name="P13"><text:span text:style-name="_5f_OOoComputerKeyWord"><text:span text:style-name="T249">from</text:span></text:span><text:span text:style-name="T249"> </text:span><text:span text:style-name="_5f_OOoComputerIdent"><text:span text:style-name="T249">erkle</text:span></text:span><text:span text:style-name="T249"> </text:span><text:span text:style-name="_5f_OOoComputerKeyWord"><text:span text:style-name="T249">import</text:span></text:span><text:span text:style-name="T249"> </text:span><text:span text:style-name="_5f_OOoComputerSpecial"><text:span text:style-name="T249">*</text:span></text:span></text:p>
            <text:p text:style-name="P13"><text:span text:style-name="_5f_OOoComputerLiteral"><text:span text:style-name="T249"/></text:span></text:p>
            <text:p text:style-name="P13"><text:span text:style-name="_5f_OOoComputerIdent"><text:span text:style-name="T249">CHANNEL</text:span></text:span><text:span text:style-name="T249"> </text:span><text:span text:style-name="_5f_OOoComputerSpecial"><text:span text:style-name="T249">=</text:span></text:span><text:span text:style-name="T249"> <text:s/></text:span><text:span text:style-name="_5f_OOoComputerLiteral"><text:span text:style-name="T249">"#erklebot"</text:span></text:span></text:p>
            <text:p text:style-name="P13"><text:span text:style-name="_5f_OOoComputerSpecial"><text:span text:style-name="T255"/></text:span></text:p>
            <text:p text:style-name="P14"><text:span text:style-name="_5f_OOoComputerComment"><text:span text:style-name="T250"># This event will only be triggered when the client</text:span></text:span></text:p>
            <text:p text:style-name="P14"><text:span text:style-name="_5f_OOoComputerComment"><text:span text:style-name="T250"># connected to EFnet gets a "public" event</text:span></text:span></text:p>
            <text:p text:style-name="P13"><text:span text:style-name="_5f_OOoComputerSpecial"><text:span text:style-name="T255">@</text:span></text:span><text:span text:style-name="_5f_OOoComputerIdent"><text:span text:style-name="T255">irc</text:span></text:span><text:span text:style-name="_5f_OOoComputerSpecial"><text:span text:style-name="T255">.</text:span></text:span><text:span text:style-name="_5f_OOoComputerIdent"><text:span text:style-name="T255">event</text:span></text:span><text:span text:style-name="_5f_OOoComputerSpecial"><text:span text:style-name="T255">(</text:span></text:span><text:span text:style-name="_5f_OOoComputerLiteral"><text:span text:style-name="T255">"public"</text:span></text:span><text:span text:style-name="_5f_OOoComputerSpecial"><text:span text:style-name="T255">, </text:span></text:span><text:span text:style-name="_5f_OOoComputerLiteral"><text:span text:style-name="T255">"</text:span></text:span><text:span text:style-name="_5f_OOoComputerLiteral"><text:span text:style-name="T251">EFnet</text:span></text:span><text:span text:style-name="_5f_OOoComputerLiteral"><text:span text:style-name="T255">"</text:span></text:span><text:span text:style-name="_5f_OOoComputerSpecial"><text:span text:style-name="T255">)</text:span></text:span></text:p>
            <text:p text:style-name="P13"><text:span text:style-name="_5f_OOoComputerKeyWord"><text:span text:style-name="T255">def</text:span></text:span><text:span text:style-name="_5f_OOoComputerSpecial"><text:span text:style-name="T255"> </text:span></text:span><text:span text:style-name="_5f_OOoComputerIdent"><text:span text:style-name="T251">public</text:span></text:span><text:span text:style-name="_5f_OOoComputerSpecial"><text:span text:style-name="T255">(</text:span></text:span><text:span text:style-name="_5f_OOoComputerIdent"><text:span text:style-name="T255">connection</text:span></text:span><text:span text:style-name="_5f_OOoComputerSpecial"><text:span text:style-name="T255">,</text:span></text:span><text:span text:style-name="_5f_OOoComputerIdent"><text:span text:style-name="T255">nickname</text:span></text:span><text:span text:style-name="_5f_OOoComputerSpecial"><text:span text:style-name="T255">,</text:span></text:span><text:span text:style-name="_5f_OOoComputerIdent"><text:span text:style-name="T255">host</text:span></text:span><text:span text:style-name="_5f_OOoComputerSpecial"><text:span text:style-name="T255">,</text:span></text:span><text:span text:style-name="_5f_OOoComputerIdent"><text:span text:style-name="T255">channel</text:span></text:span><text:span text:style-name="_5f_OOoComputerSpecial"><text:span text:style-name="T255">,</text:span></text:span><text:span text:style-name="_5f_OOoComputerIdent"><text:span text:style-name="T255">message</text:span></text:span><text:span text:style-name="_5f_OOoComputerSpecial"><text:span text:style-name="T255">):</text:span></text:span></text:p>
            <text:p text:style-name="P13"><text:span text:style-name="_5f_OOoComputerLiteral"><text:span text:style-name="T253"><text:s text:c="5"/></text:span></text:span><text:span text:style-name="_5f_OOoComputerKeyWord"><text:span text:style-name="T251">print</text:span></text:span><text:span text:style-name="_5f_OOoComputerSpecial"><text:span text:style-name="T251">(</text:span></text:span><text:span text:style-name="_5f_OOoComputerLiteral"><text:span text:style-name="T251">"EFnet-&gt;"</text:span></text:span><text:span text:style-name="_5f_OOoComputerSpecial"><text:span text:style-name="T251">+</text:span></text:span><text:span text:style-name="_5f_OOoComputerIdent"><text:span text:style-name="T251">nickname</text:span></text:span><text:span text:style-name="_5f_OOoComputerSpecial"><text:span text:style-name="T251">+</text:span></text:span><text:span text:style-name="_5f_OOoComputerLiteral"><text:span text:style-name="T251">": "</text:span></text:span><text:span text:style-name="_5f_OOoComputerSpecial"><text:span text:style-name="T251">+</text:span></text:span><text:span text:style-name="_5f_OOoComputerIdent"><text:span text:style-name="T251">message</text:span></text:span><text:span text:style-name="_5f_OOoComputerSpecial"><text:span text:style-name="T251">)</text:span></text:span></text:p>
            <text:p text:style-name="P13"><text:span text:style-name="_5f_OOoComputerLiteral"><text:span text:style-name="T251"/></text:span></text:p>
            <text:p text:style-name="P14"><text:span text:style-name="_5f_OOoComputerComment"><text:span text:style-name="T250"># This event will only be triggered when the client</text:span></text:span></text:p>
            <text:p text:style-name="P14"><text:span text:style-name="_5f_OOoComputerComment"><text:span text:style-name="T250"># connected to Rizon gets a "public" event</text:span></text:span></text:p>
            <text:p text:style-name="P13"><text:span text:style-name="_5f_OOoComputerSpecial"><text:span text:style-name="T255">@</text:span></text:span><text:span text:style-name="_5f_OOoComputerIdent"><text:span text:style-name="T255">irc</text:span></text:span><text:span text:style-name="_5f_OOoComputerSpecial"><text:span text:style-name="T255">.</text:span></text:span><text:span text:style-name="_5f_OOoComputerIdent"><text:span text:style-name="T255">event</text:span></text:span><text:span text:style-name="_5f_OOoComputerSpecial"><text:span text:style-name="T255">(</text:span></text:span><text:span text:style-name="_5f_OOoComputerLiteral"><text:span text:style-name="T255">"public"</text:span></text:span><text:span text:style-name="_5f_OOoComputerSpecial"><text:span text:style-name="T255">, </text:span></text:span><text:span text:style-name="_5f_OOoComputerLiteral"><text:span text:style-name="T255">"</text:span></text:span><text:span text:style-name="_5f_OOoComputerLiteral"><text:span text:style-name="T251">Rizon</text:span></text:span><text:span text:style-name="_5f_OOoComputerLiteral"><text:span text:style-name="T255">"</text:span></text:span><text:span text:style-name="_5f_OOoComputerSpecial"><text:span text:style-name="T255">)</text:span></text:span></text:p>
            <text:p text:style-name="P13"><text:span text:style-name="_5f_OOoComputerKeyWord"><text:span text:style-name="T255">def</text:span></text:span><text:span text:style-name="_5f_OOoComputerSpecial"><text:span text:style-name="T255"> </text:span></text:span><text:span text:style-name="_5f_OOoComputerIdent"><text:span text:style-name="T251">public</text:span></text:span><text:span text:style-name="_5f_OOoComputerSpecial"><text:span text:style-name="T255">(</text:span></text:span><text:span text:style-name="_5f_OOoComputerIdent"><text:span text:style-name="T255">connection</text:span></text:span><text:span text:style-name="_5f_OOoComputerSpecial"><text:span text:style-name="T255">,</text:span></text:span><text:span text:style-name="_5f_OOoComputerIdent"><text:span text:style-name="T255">nickname</text:span></text:span><text:span text:style-name="_5f_OOoComputerSpecial"><text:span text:style-name="T255">,</text:span></text:span><text:span text:style-name="_5f_OOoComputerIdent"><text:span text:style-name="T255">host</text:span></text:span><text:span text:style-name="_5f_OOoComputerSpecial"><text:span text:style-name="T255">,</text:span></text:span><text:span text:style-name="_5f_OOoComputerIdent"><text:span text:style-name="T255">channel</text:span></text:span><text:span text:style-name="_5f_OOoComputerSpecial"><text:span text:style-name="T255">,</text:span></text:span><text:span text:style-name="_5f_OOoComputerIdent"><text:span text:style-name="T255">message</text:span></text:span><text:span text:style-name="_5f_OOoComputerSpecial"><text:span text:style-name="T255">):</text:span></text:span></text:p>
            <text:p text:style-name="P13"><text:span text:style-name="_5f_OOoComputerLiteral"><text:span text:style-name="T253"><text:s text:c="5"/></text:span></text:span><text:span text:style-name="_5f_OOoComputerKeyWord"><text:span text:style-name="T251">print</text:span></text:span><text:span text:style-name="_5f_OOoComputerSpecial"><text:span text:style-name="T251">(</text:span></text:span><text:span text:style-name="_5f_OOoComputerLiteral"><text:span text:style-name="T251">"Rizon-&gt;"</text:span></text:span><text:span text:style-name="_5f_OOoComputerSpecial"><text:span text:style-name="T251">+</text:span></text:span><text:span text:style-name="_5f_OOoComputerIdent"><text:span text:style-name="T251">nickname</text:span></text:span><text:span text:style-name="_5f_OOoComputerSpecial"><text:span text:style-name="T251">+</text:span></text:span><text:span text:style-name="_5f_OOoComputerLiteral"><text:span text:style-name="T251">": "</text:span></text:span><text:span text:style-name="_5f_OOoComputerSpecial"><text:span text:style-name="T251">+</text:span></text:span><text:span text:style-name="_5f_OOoComputerIdent"><text:span text:style-name="T251">message</text:span></text:span><text:span text:style-name="_5f_OOoComputerSpecial"><text:span text:style-name="T251">)</text:span></text:span></text:p>
            <text:p text:style-name="P13"><text:span text:style-name="_5f_OOoComputerLiteral"><text:span text:style-name="T251"/></text:span></text:p>
            <text:p text:style-name="P14"><text:span text:style-name="_5f_OOoComputerComment"><text:span text:style-name="T250"># This event will be triggered by both clients</text:span></text:span></text:p>
            <text:p text:style-name="P16"><text:span text:style-name="_5f_OOoComputerSpecial"><text:span text:style-name="T249">@</text:span></text:span><text:span text:style-name="_5f_OOoComputerIdent"><text:span text:style-name="T249">irc</text:span></text:span><text:span text:style-name="_5f_OOoComputerSpecial"><text:span text:style-name="T249">.</text:span></text:span><text:span text:style-name="_5f_OOoComputerIdent"><text:span text:style-name="T249">event</text:span></text:span><text:span text:style-name="_5f_OOoComputerSpecial"><text:span text:style-name="T249">(</text:span></text:span><text:span text:style-name="_5f_OOoComputerLiteral"><text:span text:style-name="T249">"</text:span></text:span><text:span text:style-name="_5f_OOoComputerLiteral"><text:span text:style-name="T251">registered</text:span></text:span><text:span text:style-name="_5f_OOoComputerLiteral"><text:span text:style-name="T249">"</text:span></text:span><text:span text:style-name="_5f_OOoComputerSpecial"><text:span text:style-name="T255">, </text:span></text:span><text:span text:style-name="_5f_OOoComputerLiteral"><text:span text:style-name="T255">"</text:span></text:span><text:span text:style-name="_5f_OOoComputerLiteral"><text:span text:style-name="T251">*</text:span></text:span><text:span text:style-name="_5f_OOoComputerLiteral"><text:span text:style-name="T255">"</text:span></text:span><text:span text:style-name="_5f_OOoComputerSpecial"><text:span text:style-name="T249">)</text:span></text:span></text:p>
            <text:p text:style-name="P13"><text:span text:style-name="_5f_OOoComputerKeyWord"><text:span text:style-name="T249">def</text:span></text:span><text:span text:style-name="T249"> </text:span><text:span text:style-name="_5f_OOoComputerIdent"><text:span text:style-name="T249">welcomed</text:span></text:span><text:span text:style-name="_5f_OOoComputerSpecial"><text:span text:style-name="T249">(</text:span></text:span><text:span text:style-name="_5f_OOoComputerIdent"><text:span text:style-name="T249">connection</text:span></text:span><text:span text:style-name="_5f_OOoComputerSpecial"><text:span text:style-name="T249">):</text:span></text:span></text:p>
            <text:p text:style-name="P13"><text:span text:style-name="_5f_OOoComputerLiteral"><text:span text:style-name="T195"><text:s text:c="5"/></text:span></text:span><text:span text:style-name="_5f_OOoComputerIdent"><text:span text:style-name="T255">connection</text:span></text:span><text:span text:style-name="_5f_OOoComputerSpecial"><text:span text:style-name="T255">.</text:span></text:span><text:span text:style-name="_5f_OOoComputerIdent"><text:span text:style-name="T255">join</text:span></text:span><text:span text:style-name="_5f_OOoComputerSpecial"><text:span text:style-name="T255">(</text:span></text:span><text:span text:style-name="_5f_OOoComputerIdent"><text:span text:style-name="T249">CHANNEL</text:span></text:span><text:span text:style-name="_5f_OOoComputerSpecial"><text:span text:style-name="T255">)</text:span></text:span></text:p>
            <text:p text:style-name="P13"><text:span text:style-name="_5f_OOoComputerSpecial"><text:span text:style-name="T255"/></text:span></text:p>
            <text:p text:style-name="P14"><text:span text:style-name="_5f_OOoComputerComment"><text:span text:style-name="T250"># C</text:span></text:span><text:span text:style-name="_5f_OOoComputerComment"><text:span text:style-name="T252">reate </text:span></text:span><text:span text:style-name="_5f_OOoComputerComment"><text:span text:style-name="T250">the EFnet client</text:span></text:span></text:p>
            <text:p text:style-name="P290"><text:span text:style-name="_5f_OOoComputerIdent"><text:span text:style-name="T251">ef</text:span></text:span><text:span text:style-name="_5f_OOoComputerIdent"><text:span text:style-name="T254">n</text:span></text:span><text:span text:style-name="_5f_OOoComputerIdent"><text:span text:style-name="T251">et_bot</text:span></text:span><text:span text:style-name="_5f_OOoComputerSpecial"><text:span text:style-name="T254"> = </text:span></text:span><text:span text:style-name="_5f_OOoComputerIdent"><text:span text:style-name="T254">Erkle</text:span></text:span><text:span text:style-name="_5f_OOoComputerSpecial"><text:span text:style-name="T254">(</text:span></text:span><text:span text:style-name="_5f_OOoComputerLiteral"><text:span text:style-name="T253">'</text:span></text:span><text:span text:style-name="_5f_OOoComputerLiteral"><text:span text:style-name="T257">multibot</text:span></text:span><text:span text:style-name="_5f_OOoComputerLiteral"><text:span text:style-name="T253">'</text:span></text:span><text:span text:style-name="_5f_OOoComputerSpecial"><text:span text:style-name="T253">,</text:span></text:span><text:span text:style-name="_5f_OOoComputerLiteral"><text:span text:style-name="T253">'irc.efnet.org'</text:span></text:span><text:span text:style-name="_5f_OOoComputerSpecial"><text:span text:style-name="T253">,</text:span></text:span><text:span text:style-name="_5f_OOoComputerIdent"><text:span text:style-name="T260">multithread</text:span></text:span><text:span text:style-name="_5f_OOoComputerIdent"><text:span text:style-name="T262">ed</text:span></text:span><text:span text:style-name="_5f_OOoComputerSpecial"><text:span text:style-name="T260">=</text:span></text:span><text:span text:style-name="_5f_OOoComputerIdent"><text:span text:style-name="T260">True</text:span></text:span><text:span text:style-name="_5f_OOoComputerSpecial"><text:span text:style-name="T254">)</text:span></text:span></text:p>
            <text:p text:style-name="P4"><text:span text:style-name="_5f_OOoComputerSpecial"><text:span text:style-name="T254"/></text:span></text:p>
            <text:p text:style-name="P6"><text:span text:style-name="_5f_OOoComputerComment"><text:span text:style-name="T252"># Add the "EFnet" tag to the EFnet client</text:span></text:span></text:p>
            <text:p text:style-name="P4"><text:span text:style-name="_5f_OOoComputerIdent"><text:span text:style-name="T251">ef</text:span></text:span><text:span text:style-name="_5f_OOoComputerIdent"><text:span text:style-name="T254">n</text:span></text:span><text:span text:style-name="_5f_OOoComputerIdent"><text:span text:style-name="T251">et_bot</text:span></text:span><text:span text:style-name="_5f_OOoComputerSpecial"><text:span text:style-name="T251">.</text:span></text:span><text:span text:style-name="_5f_OOoComputerIdent"><text:span text:style-name="T251">tag</text:span></text:span><text:span text:style-name="_5f_OOoComputerSpecial"><text:span text:style-name="T251">(</text:span></text:span><text:span text:style-name="_5f_OOoComputerLiteral"><text:span text:style-name="T251">"E</text:span></text:span><text:span text:style-name="_5f_OOoComputerLiteral"><text:span text:style-name="T257">F</text:span></text:span><text:span text:style-name="_5f_OOoComputerLiteral"><text:span text:style-name="T251">net"</text:span></text:span><text:span text:style-name="_5f_OOoComputerSpecial"><text:span text:style-name="T251">)</text:span></text:span></text:p>
            <text:p text:style-name="P4"><text:span text:style-name="_5f_OOoComputerSpecial"><text:span text:style-name="T251"/></text:span></text:p>
            <text:p text:style-name="P14"><text:span text:style-name="_5f_OOoComputerComment"><text:span text:style-name="T250"># C</text:span></text:span><text:span text:style-name="_5f_OOoComputerComment"><text:span text:style-name="T252">reate</text:span></text:span><text:span text:style-name="_5f_OOoComputerComment"><text:span text:style-name="T250"> the Rizon client</text:span></text:span></text:p>
            <text:p text:style-name="P290"><text:span text:style-name="_5f_OOoComputerIdent"><text:span text:style-name="T251">rizon_bot</text:span></text:span><text:span text:style-name="_5f_OOoComputerSpecial"><text:span text:style-name="T254"> = </text:span></text:span><text:span text:style-name="_5f_OOoComputerIdent"><text:span text:style-name="T254">Erkle</text:span></text:span><text:span text:style-name="_5f_OOoComputerSpecial"><text:span text:style-name="T254">(</text:span></text:span><text:span text:style-name="_5f_OOoComputerLiteral"><text:span text:style-name="T253">'</text:span></text:span><text:span text:style-name="_5f_OOoComputerLiteral"><text:span text:style-name="T257">multibot</text:span></text:span><text:span text:style-name="_5f_OOoComputerLiteral"><text:span text:style-name="T253">'</text:span></text:span><text:span text:style-name="_5f_OOoComputerSpecial"><text:span text:style-name="T253">,</text:span></text:span><text:span text:style-name="_5f_OOoComputerLiteral"><text:span text:style-name="T253">'irc.</text:span></text:span><text:span text:style-name="_5f_OOoComputerLiteral"><text:span text:style-name="T257">rizon</text:span></text:span><text:span text:style-name="_5f_OOoComputerLiteral"><text:span text:style-name="T253">.org'</text:span></text:span><text:span text:style-name="_5f_OOoComputerSpecial"><text:span text:style-name="T253">,</text:span></text:span><text:span text:style-name="_5f_OOoComputerIdent"><text:span text:style-name="T260">multithread</text:span></text:span><text:span text:style-name="_5f_OOoComputerIdent"><text:span text:style-name="T262">ed</text:span></text:span><text:span text:style-name="_5f_OOoComputerSpecial"><text:span text:style-name="T260">=</text:span></text:span><text:span text:style-name="_5f_OOoComputerIdent"><text:span text:style-name="T260">True</text:span></text:span><text:span text:style-name="_5f_OOoComputerSpecial"><text:span text:style-name="T254">)</text:span></text:span></text:p>
            <text:p text:style-name="P4"><text:span text:style-name="_5f_OOoComputerSpecial"><text:span text:style-name="T254"/></text:span></text:p>
            <text:p text:style-name="P6"><text:span text:style-name="_5f_OOoComputerComment"><text:span text:style-name="T252"># Add the "Rizon" tag to the Rizon client</text:span></text:span></text:p>
            <text:p text:style-name="P4"><text:span text:style-name="_5f_OOoComputerIdent"><text:span text:style-name="T251">rizon_bot</text:span></text:span><text:span text:style-name="_5f_OOoComputerSpecial"><text:span text:style-name="T251">.</text:span></text:span><text:span text:style-name="_5f_OOoComputerIdent"><text:span text:style-name="T251">tag</text:span></text:span><text:span text:style-name="_5f_OOoComputerSpecial"><text:span text:style-name="T251">(</text:span></text:span><text:span text:style-name="_5f_OOoComputerLiteral"><text:span text:style-name="T251">"Rizon"</text:span></text:span><text:span text:style-name="_5f_OOoComputerSpecial"><text:span text:style-name="T251">)</text:span></text:span></text:p>
            <text:p text:style-name="P4"><text:span text:style-name="_5f_OOoComputerIdent"><text:span text:style-name="T251"/></text:span></text:p>
            <text:p text:style-name="P5"><text:span text:style-name="_5f_OOoComputerComment"><text:span text:style-name="T250"># Connect both clients to IRC, each on</text:span></text:span></text:p>
            <text:p text:style-name="P5"><text:span text:style-name="_5f_OOoComputerComment"><text:span text:style-name="T250"># their own thread</text:span></text:span></text:p>
            <text:p text:style-name="P4"><text:span text:style-name="_5f_OOoComputerIdent"><text:span text:style-name="T251">ef</text:span></text:span><text:span text:style-name="_5f_OOoComputerIdent"><text:span text:style-name="T254">n</text:span></text:span><text:span text:style-name="_5f_OOoComputerIdent"><text:span text:style-name="T251">et_bot</text:span></text:span><text:span text:style-name="_5f_OOoComputerSpecial"><text:span text:style-name="T254">.</text:span></text:span><text:span text:style-name="_5f_OOoComputerIdent"><text:span text:style-name="T258">connect</text:span></text:span><text:span text:style-name="_5f_OOoComputerSpecial"><text:span text:style-name="T254">()</text:span></text:span></text:p>
            <text:p text:style-name="P4"><text:span text:style-name="_5f_OOoComputerIdent"><text:span text:style-name="T251">rizon_bot</text:span></text:span><text:span text:style-name="_5f_OOoComputerSpecial"><text:span text:style-name="T254">.</text:span></text:span><text:span text:style-name="_5f_OOoComputerIdent"><text:span text:style-name="T258">connect</text:span></text:span><text:span text:style-name="_5f_OOoComputerSpecial"><text:span text:style-name="T254">()</text:span></text:span></text:p>
          </table:table-cell>
        </table:table-row>
      </table:table>
      <text:p text:style-name="P110"/>
      <text:p text:style-name="P110"/>
      <text:p text:style-name="P110"/>
      <text:p text:style-name="P110"/>
      <text:p text:style-name="P110"/>
      <text:p text:style-name="P110"/>
      <text:p text:style-name="P110"/>
      <text:p text:style-name="P110"/>
      <text:p text:style-name="P109"/>
      <text:h text:style-name="Heading_20_2" text:outline-level="2"><text:bookmark-start text:name="__RefHeading___Toc9461_2526305931"/><text:soft-page-break/>Using <text:span text:style-name="T225">event </text:span>modules with <text:span text:style-name="T8">Erkle</text:span><text:bookmark-end text:name="__RefHeading___Toc9461_2526305931"/></text:h>
      <text:p text:style-name="P119">Hooked event functions can be written in Python modules and included in <text:span text:style-name="T8">Erkle</text:span> programs by only using <text:span text:style-name="T153">import</text:span>. This is not a function of <text:span text:style-name="T8">Erkle</text:span>, this is just how Python works when it loads modules. <text:span text:style-name="T225">A module containing </text:span><text:span text:style-name="T25">Erkle</text:span><text:span text:style-name="T225"> hooked event functions is called an </text:span><text:span text:style-name="T25">event module</text:span><text:span text:style-name="T225">.</text:span></text:p>
      <text:p text:style-name="P119"/>
      <text:p text:style-name="P119">As an example of this, we're going to write a module that automatically joins a specific channel when <text:span text:style-name="T8">Erkle</text:span> connects to an IRC server.</text:p>
      <text:p text:style-name="P118"/>
      <text:p text:style-name="P118">Open a file named <text:span text:style-name="T29">joiner.py</text:span>, and write the following to it and save the file:</text:p>
      <text:p text:style-name="P106"/>
      <table:table table:name="Table1" table:style-name="Table1">
        <table:table-column table:style-name="Table1.A"/>
        <table:table-row>
          <table:table-cell table:style-name="Table1.A1" office:value-type="string">
            <text:p text:style-name="P18"><text:span text:style-name="_5f_OOoComputerComment"><text:span text:style-name="T259"># Import Erkle, so we can use the "irc" function decorator</text:span></text:span></text:p>
            <text:p text:style-name="P17"><text:span text:style-name="_5f_OOoComputerKeyWord"><text:span text:style-name="T249">from</text:span></text:span><text:span text:style-name="T249"> </text:span><text:span text:style-name="_5f_OOoComputerIdent"><text:span text:style-name="T249">erkle</text:span></text:span><text:span text:style-name="T249"> </text:span><text:span text:style-name="_5f_OOoComputerKeyWord"><text:span text:style-name="T249">import</text:span></text:span><text:span text:style-name="T249"> </text:span><text:span text:style-name="_5f_OOoComputerSpecial"><text:span text:style-name="T249">*</text:span></text:span></text:p>
            <text:p text:style-name="P17"><text:span text:style-name="_5f_OOoComputerLiteral"><text:span text:style-name="T249"/></text:span></text:p>
            <text:p text:style-name="P17"><text:span text:style-name="_5f_OOoComputerComment"><text:span text:style-name="T250"># Join #erklebot as soon as we connect</text:span></text:span></text:p>
            <text:p text:style-name="P17"><text:span text:style-name="_5f_OOoComputerSpecial"><text:span text:style-name="T249">@</text:span></text:span><text:span text:style-name="_5f_OOoComputerIdent"><text:span text:style-name="T249">irc</text:span></text:span><text:span text:style-name="_5f_OOoComputerSpecial"><text:span text:style-name="T249">.</text:span></text:span><text:span text:style-name="_5f_OOoComputerIdent"><text:span text:style-name="T249">event</text:span></text:span><text:span text:style-name="_5f_OOoComputerSpecial"><text:span text:style-name="T249">(</text:span></text:span><text:span text:style-name="_5f_OOoComputerLiteral"><text:span text:style-name="T249">"</text:span></text:span><text:span text:style-name="_5f_OOoComputerLiteral"><text:span text:style-name="T251">registered</text:span></text:span><text:span text:style-name="_5f_OOoComputerLiteral"><text:span text:style-name="T249">"</text:span></text:span><text:span text:style-name="_5f_OOoComputerSpecial"><text:span text:style-name="T249">)</text:span></text:span></text:p>
            <text:p text:style-name="P17"><text:span text:style-name="_5f_OOoComputerKeyWord"><text:span text:style-name="T249">def</text:span></text:span><text:span text:style-name="T249"> </text:span><text:span text:style-name="_5f_OOoComputerIdent"><text:span text:style-name="T249">welcomed</text:span></text:span><text:span text:style-name="_5f_OOoComputerSpecial"><text:span text:style-name="T249">(</text:span></text:span><text:span text:style-name="_5f_OOoComputerIdent"><text:span text:style-name="T249">connection</text:span></text:span><text:span text:style-name="_5f_OOoComputerSpecial"><text:span text:style-name="T249">):</text:span></text:span></text:p>
            <text:p text:style-name="P18"><text:span text:style-name="T249"><text:s text:c="5"/></text:span><text:span text:style-name="_5f_OOoComputerIdent"><text:span text:style-name="T249">connection</text:span></text:span><text:span text:style-name="_5f_OOoComputerSpecial"><text:span text:style-name="T249">.</text:span></text:span><text:span text:style-name="_5f_OOoComputerIdent"><text:span text:style-name="T249">join</text:span></text:span><text:span text:style-name="_5f_OOoComputerSpecial"><text:span text:style-name="T249">(</text:span></text:span><text:span text:style-name="_5f_OOoComputerLiteral"><text:span text:style-name="T249">"#erklebot"</text:span></text:span><text:span text:style-name="_5f_OOoComputerSpecial"><text:span text:style-name="T249">)</text:span></text:span></text:p>
          </table:table-cell>
        </table:table-row>
      </table:table>
      <text:p text:style-name="P118"/>
      <text:p text:style-name="P120">Now, in the same directory that you saved <text:span text:style-name="T29">joiner.py</text:span><text:span text:style-name="T142">, open a file named </text:span><text:span text:style-name="T29">modexample.py</text:span><text:span text:style-name="T142"> (or whatever else you'd like to name it), and write the following to it and save:</text:span></text:p>
      <text:p text:style-name="P107"/>
      <table:table table:name="Table18" table:style-name="Table18">
        <table:table-column table:style-name="Table18.A"/>
        <table:table-row>
          <table:table-cell table:style-name="Table18.A1" office:value-type="string">
            <text:p text:style-name="P18"><text:span text:style-name="_5f_OOoComputerKeyWord"><text:span text:style-name="T249">from</text:span></text:span><text:span text:style-name="T249"> </text:span><text:span text:style-name="_5f_OOoComputerIdent"><text:span text:style-name="T249">erkle</text:span></text:span><text:span text:style-name="T249"> </text:span><text:span text:style-name="_5f_OOoComputerKeyWord"><text:span text:style-name="T249">import</text:span></text:span><text:span text:style-name="T249"> </text:span><text:span text:style-name="_5f_OOoComputerSpecial"><text:span text:style-name="T249">*</text:span></text:span></text:p>
            <text:p text:style-name="P18"><text:span text:style-name="_5f_OOoComputerSpecial"><text:span text:style-name="T249"/></text:span></text:p>
            <text:p text:style-name="P18"><text:span text:style-name="_5f_OOoComputerComment"><text:span text:style-name="T259"># Import our "joiner.py" module</text:span></text:span></text:p>
            <text:p text:style-name="P18"><text:span text:style-name="_5f_OOoComputerKeyWord"><text:span text:style-name="T259">import</text:span></text:span><text:span text:style-name="_5f_OOoComputerSpecial"><text:span text:style-name="T259"> </text:span></text:span><text:span text:style-name="_5f_OOoComputerIdent"><text:span text:style-name="T259">joiner</text:span></text:span></text:p>
            <text:p text:style-name="P18"><text:span text:style-name="_5f_OOoComputerLiteral"><text:span text:style-name="T249"/></text:span></text:p>
            <text:p text:style-name="P18"><text:span text:style-name="_5f_OOoComputerComment"><text:span text:style-name="T250"># </text:span></text:span><text:span text:style-name="_5f_OOoComputerComment"><text:span text:style-name="T260">Create</text:span></text:span><text:span text:style-name="_5f_OOoComputerComment"><text:span text:style-name="T250"> </text:span></text:span><text:span text:style-name="_5f_OOoComputerComment"><text:span text:style-name="T259">our Erkle object</text:span></text:span></text:p>
            <text:p text:style-name="P290"><text:span text:style-name="_5f_OOoComputerIdent"><text:span text:style-name="T259">joi</text:span></text:span><text:span text:style-name="_5f_OOoComputerIdent"><text:span text:style-name="T251">n</text:span></text:span><text:span text:style-name="_5f_OOoComputerIdent"><text:span text:style-name="T259">bot</text:span></text:span><text:span text:style-name="_5f_OOoComputerSpecial"><text:span text:style-name="T254"> = </text:span></text:span><text:span text:style-name="_5f_OOoComputerIdent"><text:span text:style-name="T254">Erkle</text:span></text:span><text:span text:style-name="_5f_OOoComputerSpecial"><text:span text:style-name="T254">(</text:span></text:span><text:span text:style-name="_5f_OOoComputerLiteral"><text:span text:style-name="T253">'</text:span></text:span><text:span text:style-name="_5f_OOoComputerLiteral"><text:span text:style-name="T259">erklemod</text:span></text:span><text:span text:style-name="_5f_OOoComputerLiteral"><text:span text:style-name="T253">'</text:span></text:span><text:span text:style-name="_5f_OOoComputerSpecial"><text:span text:style-name="T253">,</text:span></text:span><text:span text:style-name="_5f_OOoComputerLiteral"><text:span text:style-name="T253">'irc.efnet.org'</text:span></text:span><text:span text:style-name="_5f_OOoComputerSpecial"><text:span text:style-name="T253">,</text:span></text:span><text:span text:style-name="_5f_OOoComputerIdent"><text:span text:style-name="T260">alternate</text:span></text:span><text:span text:style-name="_5f_OOoComputerSpecial"><text:span text:style-name="T260">=</text:span></text:span><text:span text:style-name="_5f_OOoComputerLiteral"><text:span text:style-name="T260">'erk1em0d'</text:span></text:span><text:span text:style-name="_5f_OOoComputerSpecial"><text:span text:style-name="T254">)</text:span></text:span></text:p>
            <text:p text:style-name="P8"><text:span text:style-name="_5f_OOoComputerIdent"><text:span text:style-name="T251"/></text:span></text:p>
            <text:p text:style-name="P8"><text:span text:style-name="_5f_OOoComputerComment"><text:span text:style-name="T250"># </text:span></text:span><text:span text:style-name="_5f_OOoComputerComment"><text:span text:style-name="T259">Connect to IRC</text:span></text:span></text:p>
            <text:p text:style-name="P8"><text:span text:style-name="_5f_OOoComputerIdent"><text:span text:style-name="T251">j</text:span></text:span><text:span text:style-name="_5f_OOoComputerIdent"><text:span text:style-name="T259">oi</text:span></text:span><text:span text:style-name="_5f_OOoComputerIdent"><text:span text:style-name="T251">n</text:span></text:span><text:span text:style-name="_5f_OOoComputerIdent"><text:span text:style-name="T259">bot</text:span></text:span><text:span text:style-name="_5f_OOoComputerSpecial"><text:span text:style-name="T254">.</text:span></text:span><text:span text:style-name="_5f_OOoComputerIdent"><text:span text:style-name="T258">connect</text:span></text:span><text:span text:style-name="_5f_OOoComputerSpecial"><text:span text:style-name="T254">()</text:span></text:span></text:p>
          </table:table-cell>
        </table:table-row>
      </table:table>
      <text:p text:style-name="P119"/>
      <text:p text:style-name="P120">Now, when we run <text:span text:style-name="T29">modexample.py</text:span><text:span text:style-name="T142">, our </text:span><text:span text:style-name="T30">Erkle</text:span><text:span text:style-name="T142"> bot will join "#erklebot" as soon as it connects to the IRC server.</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08"/>
      <text:p text:style-name="P108">Copyright (c) 2019 Dan Hetrick</text:p>
      <text:p text:style-name="P108"/>
      <text:p text:style-name="P108">Permission is hereby granted, free of charge, to any person obtaining a copy</text:p>
      <text:p text:style-name="P108">of this software and associated documentation files (the "Software"), to deal</text:p>
      <text:p text:style-name="P108">in the Software without restriction, including without limitation the rights</text:p>
      <text:p text:style-name="P108">to use, copy, modify, merge, publish, distribute, sublicense, and/or sell</text:p>
      <text:p text:style-name="P108">copies of the Software, and to permit persons to whom the Software is</text:p>
      <text:p text:style-name="P108">furnished to do so, subject to the following conditions:</text:p>
      <text:p text:style-name="P108"/>
      <text:p text:style-name="P108">The above copyright notice and this permission notice shall be included in all</text:p>
      <text:p text:style-name="P108">copies or substantial portions of the Software.</text:p>
      <text:p text:style-name="P108"/>
      <text:p text:style-name="P10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1T20:41:36.058000000</dc:date>
    <meta:editing-duration>P12DT11H41M39S</meta:editing-duration>
    <meta:editing-cycles>352</meta:editing-cycles>
    <meta:generator>LibreOffice/6.2.0.3$Windows_X86_64 LibreOffice_project/98c6a8a1c6c7b144ce3cc729e34964b47ce25d62</meta:generator>
    <meta:document-statistic meta:table-count="21" meta:image-count="3" meta:object-count="0" meta:page-count="20" meta:paragraph-count="774" meta:word-count="5471" meta:character-count="32904" meta:non-whitespace-character-count="28237"/>
  </office:meta>
</office:document-meta>
</file>